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2945in"/>
    </style:style>
    <style:style style:name="co4" style:family="table-column">
      <style:table-column-properties fo:break-before="auto" style:column-width="0.7098in"/>
    </style:style>
    <style:style style:name="co5" style:family="table-column">
      <style:table-column-properties fo:break-before="auto" style:column-width="0.9917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5756in"/>
    </style:style>
    <style:style style:name="co9" style:family="table-column">
      <style:table-column-properties fo:break-before="auto" style:column-width="0.6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121">
      <style:table-cell-properties fo:background-color="#729fcf"/>
    </style:style>
    <style:style style:name="ce10" style:family="table-cell" style:parent-style-name="Default" style:data-style-name="N121">
      <style:table-cell-properties fo:background-color="#650953"/>
    </style:style>
    <style:style style:name="ce4" style:family="table-cell" style:parent-style-name="Default" style:data-style-name="N121"/>
    <style:style style:name="ce12" style:family="table-cell" style:parent-style-name="Default" style:data-style-name="N121">
      <style:table-cell-properties fo:background-color="#ffa6a6"/>
    </style:style>
    <style:style style:name="ce13" style:family="table-cell" style:parent-style-name="Default" style:data-style-name="N121">
      <style:table-cell-properties fo:background-color="#bf0041"/>
    </style:style>
    <style:style style:name="ce33" style:family="table-cell" style:parent-style-name="Default" style:data-style-name="N121">
      <style:table-cell-properties fo:background-color="#77bc65"/>
    </style:style>
    <style:style style:name="ce34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21">
      <style:table-cell-properties fo:background-color="#00a933"/>
    </style:style>
    <style:style style:name="ce16" style:family="table-cell" style:parent-style-name="Default" style:data-style-name="N121">
      <style:table-cell-properties fo:background-color="transparent"/>
    </style:style>
    <style:style style:name="ce17" style:family="table-cell" style:parent-style-name="Default" style:data-style-name="N121">
      <style:table-cell-properties fo:background-color="#ffbf00"/>
    </style:style>
    <style:style style:name="ce18" style:family="table-cell" style:parent-style-name="Default" style:data-style-name="N121">
      <style:table-cell-properties fo:background-color="#ffb66c"/>
    </style:style>
    <style:style style:name="ce19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3">
      <style:table-cell-properties fo:background-color="#ff3838"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21">
      <style:table-cell-properties fo:background-color="#ff6d6d"/>
    </style:style>
    <style:style style:name="ce22" style:family="table-cell" style:parent-style-name="Default" style:data-style-name="N121">
      <style:table-cell-properties fo:background-color="#ffff00"/>
    </style:style>
    <style:style style:name="ce44" style:family="table-cell" style:parent-style-name="Default" style:data-style-name="N121">
      <style:table-cell-properties fo:background-color="#5eb91e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9" style:family="table-cell" style:parent-style-name="Default">
      <style:table-cell-properties fo:background-color="#5eb91e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ackground-color="#ff3838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fa6a6"/>
    </style:style>
    <style:style style:name="ce30" style:family="table-cell" style:parent-style-name="Default">
      <style:table-cell-properties fo:background-color="#ff6d6d"/>
    </style:style>
    <style:style style:name="ce55" style:family="table-cell" style:parent-style-name="Default">
      <style:table-cell-properties fo:background-color="#77bc65"/>
    </style:style>
  </office:automatic-styles>
  <office:body>
    <office:spreadsheet>
      <table:calculation-settings table:automatic-find-labels="false" table:use-regular-expressions="false" table:use-wildcards="true"/>
      <table:table table:name="Site_01_path_with_intercept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8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19"/>
        <table:table-column table:style-name="co5" table:number-columns-repeated="2" table:default-cell-style-name="ce4"/>
        <table:table-column table:style-name="co6" table:default-cell-style-name="ce4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2" table:default-cell-style-name="ce1"/>
        <table:table-column table:style-name="co9" table:default-cell-style-name="ce1"/>
        <table:table-column table:style-name="co7" table:number-columns-repeated="7" table:default-cell-style-name="Default"/>
        <table:table-row table:style-name="ro1">
          <table:table-cell/>
          <table:table-cell table:style-name="ce8" office:value-type="string" calcext:value-type="string" table:number-columns-spanned="4" table:number-rows-spanned="1">
            <text:p>Line Segment</text:p>
          </table:table-cell>
          <table:covered-table-cell table:number-columns-repeated="3" table:style-name="ce11"/>
          <table:table-cell table:style-name="ce34" office:value-type="string" calcext:value-type="string" table:number-columns-spanned="2" table:number-rows-spanned="1">
            <text:p>upper_intercept</text:p>
          </table:table-cell>
          <table:covered-table-cell/>
          <table:table-cell table:style-name="ce34" office:value-type="string" calcext:value-type="string" table:number-columns-spanned="2" table:number-rows-spanned="1">
            <text:p>lower_intercept</text:p>
          </table:table-cell>
          <table:covered-table-cell/>
          <table:table-cell/>
          <table:table-cell office:value-type="string" calcext:value-type="string">
            <text:p>bottom_y</text:p>
          </table:table-cell>
          <table:table-cell office:value-type="string" calcext:value-type="string">
            <text:p>top_y</text:p>
          </table:table-cell>
          <table:table-cell office:value-type="string" calcext:value-type="string">
            <text:p>Point</text:p>
          </table:table-cell>
          <table:table-cell table:style-name="ce11" office:value-type="string" calcext:value-type="string">
            <text:p>start_x</text:p>
          </table:table-cell>
          <table:table-cell table:style-name="ce11" office:value-type="string" calcext:value-type="string">
            <text:p>start_y</text:p>
          </table:table-cell>
          <table:table-cell table:style-name="ce11" office:value-type="string" calcext:value-type="string">
            <text:p>angle</text:p>
          </table:table-cell>
          <table:table-cell table:number-columns-repeated="13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bottom</text:p>
          </table:table-cell>
          <table:covered-table-cell table:style-name="ce11"/>
          <table:table-cell table:style-name="ce8" office:value-type="string" calcext:value-type="string" table:number-columns-spanned="2" table:number-rows-spanned="1">
            <text:p>top</text:p>
          </table:table-cell>
          <table:covered-table-cell table:style-name="ce11"/>
          <table:table-cell table:style-name="ce34"/>
          <table:table-cell/>
          <table:table-cell table:style-name="ce34"/>
          <table:table-cell table:number-columns-repeated="21"/>
        </table:table-row>
        <table:table-row table:style-name="ro2">
          <table:table-cell office:value-type="string" calcext:value-type="string">
            <text:p>Stripe </text:p>
          </table:table-cell>
          <table:table-cell table:style-name="ce11" office:value-type="string" calcext:value-type="string">
            <text:p>x1</text:p>
          </table:table-cell>
          <table:table-cell table:style-name="ce11" office:value-type="string" calcext:value-type="string">
            <text:p>y1</text:p>
          </table:table-cell>
          <table:table-cell table:style-name="ce11" office:value-type="string" calcext:value-type="string">
            <text:p>x2</text:p>
          </table:table-cell>
          <table:table-cell table:style-name="ce11" office:value-type="string" calcext:value-type="string">
            <text:p>y2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 table:style-name="ce11" table:number-columns-repeated="3"/>
          <table:table-cell/>
          <table:table-cell table:style-name="Default" table:number-columns-repeated="3"/>
          <table:table-cell/>
          <table:table-cell table:style-name="ce6" office:value-type="string" calcext:value-type="string">
            <text:p>top or bottom of line segment</text:p>
          </table:table-cell>
          <table:table-cell table:style-name="ce6" office:value-type="string" calcext:value-type="string">
            <text:p>orig or intercept</text:p>
          </table:table-cell>
          <table:table-cell/>
          <table:table-cell table:style-name="ce7" office:value-type="string" calcext:value-type="string">
            <text:p>Source line segment</text:p>
          </table:table-cell>
          <table:table-cell office:value-type="string" calcext:value-type="string">
            <text:p>x col</text:p>
          </table:table-cell>
          <table:table-cell table:style-name="ce1" office:value-type="string" calcext:value-type="string">
            <text:p>y col</text:p>
          </table:table-cell>
          <table:table-cell table:style-name="ce1" office:value-type="string" calcext:value-type="string">
            <text:p>row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float" office:value="-4.09108554039878" calcext:value-type="float">
            <text:p>-4.091</text:p>
          </table:table-cell>
          <table:table-cell table:style-name="ce9" office:value-type="float" office:value="-4.65893915330702" calcext:value-type="float">
            <text:p>-4.659</text:p>
          </table:table-cell>
          <table:table-cell table:style-name="ce13" office:value-type="float" office:value="-10.1390974533494" calcext:value-type="float">
            <text:p>-10.139</text:p>
          </table:table-cell>
          <table:table-cell table:style-name="ce13" office:value-type="float" office:value="12.9057628325972" calcext:value-type="float">
            <text:p>12.906</text:p>
          </table:table-cell>
          <table:table-cell table:style-name="ce15" office:value-type="float" office:value="-9.37832863194148" calcext:value-type="float">
            <text:p>-9.378</text:p>
          </table:table-cell>
          <table:table-cell table:style-name="ce15" office:value-type="float" office:value="13.1677165451378" calcext:value-type="float">
            <text:p>13.168</text:p>
          </table:table-cell>
          <table:table-cell office:value-type="float" office:value="-3.33031671899085" calcext:value-type="float">
            <text:p>-3.330</text:p>
          </table:table-cell>
          <table:table-cell office:value-type="float" office:value="-4.39698544076643" calcext:value-type="float">
            <text:p>-4.39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.000</text:p>
          </table:table-cell>
          <table:table-cell office:value-type="float" office:value="-12" calcext:value-type="float">
            <text:p>-12.000</text:p>
          </table:table-cell>
          <table:table-cell table:style-name="ce22" office:value-type="float" office:value="5.92" calcext:value-type="float">
            <text:p>5.920</text:p>
          </table:table-cell>
          <table:table-cell office:value-type="string" calcext:value-type="string">
            <text:p>starting point</text:p>
          </table:table-cell>
          <table:table-cell table:number-columns-repeated="3"/>
          <table:table-cell table:style-name="ce7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float" office:value="-2.94665722530601" calcext:value-type="float">
            <text:p>-2.947</text:p>
          </table:table-cell>
          <table:table-cell table:style-name="ce10" office:value-type="float" office:value="-5.51121351564955" calcext:value-type="float">
            <text:p>-5.511</text:p>
          </table:table-cell>
          <table:table-cell office:value-type="float" office:value="-9.80917638331344" calcext:value-type="float">
            <text:p>-9.809</text:p>
          </table:table-cell>
          <table:table-cell office:value-type="float" office:value="14.4189892712944" calcext:value-type="float">
            <text:p>14.419</text:p>
          </table:table-cell>
          <table:table-cell office:value-type="float" office:value="-9.04840756190553" calcext:value-type="float">
            <text:p>-9.048</text:p>
          </table:table-cell>
          <table:table-cell office:value-type="float" office:value="14.680942983835" calcext:value-type="float">
            <text:p>14.681</text:p>
          </table:table-cell>
          <table:table-cell table:style-name="ce17" office:value-type="float" office:value="-2.1858884038981" calcext:value-type="float">
            <text:p>-2.186</text:p>
          </table:table-cell>
          <table:table-cell table:style-name="ce17" office:value-type="float" office:value="-5.24925980310898" calcext:value-type="float">
            <text:p>-5.249</text:p>
          </table:table-cell>
          <table:table-cell/>
          <table:table-cell table:formula="of:=[.C5]&gt;[.C4]" office:value-type="float" office:value="0" calcext:value-type="float">
            <text:p>0.000</text:p>
          </table:table-cell>
          <table:table-cell table:formula="of:=[.E5]&lt;[.E4]" office:value-type="float" office:value="0" calcext:value-type="float">
            <text:p>0.000</text:p>
          </table:table-cell>
          <table:table-cell office:value-type="float" office:value="2" calcext:value-type="float">
            <text:p>2</text:p>
          </table:table-cell>
          <table:table-cell table:style-name="ce9" table:formula="of:=INDIRECT([.V5] &amp; [.X5])" office:value-type="float" office:value="-4.09108554039878" calcext:value-type="float">
            <text:p>-4.091</text:p>
          </table:table-cell>
          <table:table-cell table:style-name="ce9" table:formula="of:=INDIRECT([.W5] &amp; [.X5])" office:value-type="float" office:value="-4.65893915330702" calcext:value-type="float">
            <text:p>-4.659</text:p>
          </table:table-cell>
          <table:table-cell table:style-name="ce22" office:value-type="float" office:value="1.902" calcext:value-type="float">
            <text:p>1.902</text:p>
          </table:table-cell>
          <table:table-cell office:value-type="string" calcext:value-type="string">
            <text:p>start of strip 1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origin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string" calcext:value-type="string">
            <text:p>C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78959302686965" calcext:value-type="float">
            <text:p>-1.790</text:p>
          </table:table-cell>
          <table:table-cell office:value-type="float" office:value="-6.40018514784763" calcext:value-type="float">
            <text:p>-6.400</text:p>
          </table:table-cell>
          <table:table-cell table:style-name="ce13" office:value-type="float" office:value="-9.55597913363563" calcext:value-type="float">
            <text:p>-9.556</text:p>
          </table:table-cell>
          <table:table-cell table:style-name="ce13" office:value-type="float" office:value="16.1550378636525" calcext:value-type="float">
            <text:p>16.155</text:p>
          </table:table-cell>
          <table:table-cell table:style-name="ce15" office:value-type="float" office:value="-8.79521031222771" calcext:value-type="float">
            <text:p>-8.795</text:p>
          </table:table-cell>
          <table:table-cell table:style-name="ce15" office:value-type="float" office:value="16.4169915761931" calcext:value-type="float">
            <text:p>16.417</text:p>
          </table:table-cell>
          <table:table-cell office:value-type="float" office:value="-1.02882420546173" calcext:value-type="float">
            <text:p>-1.029</text:p>
          </table:table-cell>
          <table:table-cell office:value-type="float" office:value="-6.13823143530705" calcext:value-type="float">
            <text:p>-6.138</text:p>
          </table:table-cell>
          <table:table-cell/>
          <table:table-cell table:formula="of:=[.C6]&gt;[.C5]" office:value-type="float" office:value="0" calcext:value-type="float">
            <text:p>0.000</text:p>
          </table:table-cell>
          <table:table-cell table:formula="of:=[.E6]&lt;[.E5]" office:value-type="float" office:value="0" calcext:value-type="float">
            <text:p>0.000</text:p>
          </table:table-cell>
          <table:table-cell office:value-type="float" office:value="3" calcext:value-type="float">
            <text:p>3</text:p>
          </table:table-cell>
          <table:table-cell table:style-name="ce13" table:formula="of:=INDIRECT([.V6] &amp; [.X6])" office:value-type="float" office:value="-10.1390974533494" calcext:value-type="float">
            <text:p>-10.139</text:p>
          </table:table-cell>
          <table:table-cell table:style-name="ce13" table:formula="of:=INDIRECT([.W6] &amp; [.X6])" office:value-type="float" office:value="12.9057628325972" calcext:value-type="float">
            <text:p>12.906</text:p>
          </table:table-cell>
          <table:table-cell table:style-name="Default" table:formula="of:=[.P5]" office:value-type="float" office:value="1.902" calcext:value-type="float">
            <text:p>1.902</text:p>
          </table:table-cell>
          <table:table-cell office:value-type="string" calcext:value-type="string">
            <text:p>end of strip 1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origin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D</text:p>
          </table:table-cell>
          <table:table-cell table:style-name="ce25" office:value-type="string" calcext:value-type="string">
            <text:p>E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float" office:value="-0.278773706993659" calcext:value-type="float">
            <text:p>-0.279</text:p>
          </table:table-cell>
          <table:table-cell table:style-name="ce10" office:value-type="float" office:value="-8.3165362517642" calcext:value-type="float">
            <text:p>-8.317</text:p>
          </table:table-cell>
          <table:table-cell office:value-type="float" office:value="-10.2791747112623" calcext:value-type="float">
            <text:p>-10.279</text:p>
          </table:table-cell>
          <table:table-cell office:value-type="float" office:value="20.7267371259529" calcext:value-type="float">
            <text:p>20.727</text:p>
          </table:table-cell>
          <table:table-cell office:value-type="float" office:value="-9.51840588985435" calcext:value-type="float">
            <text:p>-9.518</text:p>
          </table:table-cell>
          <table:table-cell office:value-type="float" office:value="20.9886908384935" calcext:value-type="float">
            <text:p>20.989</text:p>
          </table:table-cell>
          <table:table-cell table:style-name="ce17" office:value-type="float" office:value="0.481995114414259" calcext:value-type="float">
            <text:p>0.482</text:p>
          </table:table-cell>
          <table:table-cell table:style-name="ce17" office:value-type="float" office:value="-8.05458253922362" calcext:value-type="float">
            <text:p>-8.055</text:p>
          </table:table-cell>
          <table:table-cell/>
          <table:table-cell table:formula="of:=[.C7]&gt;[.C6]" office:value-type="float" office:value="0" calcext:value-type="float">
            <text:p>0.000</text:p>
          </table:table-cell>
          <table:table-cell table:formula="of:=[.E7]&lt;[.E6]" office:value-type="float" office:value="0" calcext:value-type="float">
            <text:p>0.000</text:p>
          </table:table-cell>
          <table:table-cell office:value-type="float" office:value="4" calcext:value-type="float">
            <text:p>4</text:p>
          </table:table-cell>
          <table:table-cell table:style-name="ce15" table:formula="of:=INDIRECT([.V7] &amp; [.X7])" office:value-type="float" office:value="-9.37832863194148" calcext:value-type="float">
            <text:p>-9.378</text:p>
          </table:table-cell>
          <table:table-cell table:style-name="ce15" table:formula="of:=INDIRECT([.W7] &amp; [.X7])" office:value-type="float" office:value="13.1677165451378" calcext:value-type="float">
            <text:p>13.168</text:p>
          </table:table-cell>
          <table:table-cell table:style-name="Default" table:formula="of:=[.P6]+3.14" office:value-type="float" office:value="5.042" calcext:value-type="float">
            <text:p>5.042</text:p>
          </table:table-cell>
          <table:table-cell office:value-type="string" calcext:value-type="string">
            <text:p>start of strip 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upper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F</text:p>
          </table:table-cell>
          <table:table-cell table:style-name="ce25" office:value-type="string" calcext:value-type="string">
            <text:p>G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8381070760995" calcext:value-type="float">
            <text:p>1.684</text:p>
          </table:table-cell>
          <table:table-cell office:value-type="float" office:value="-11.544908457943" calcext:value-type="float">
            <text:p>-11.545</text:p>
          </table:table-cell>
          <table:table-cell table:style-name="ce13" office:value-type="float" office:value="-10.2612549513797" calcext:value-type="float">
            <text:p>-10.261</text:p>
          </table:table-cell>
          <table:table-cell table:style-name="ce13" office:value-type="float" office:value="23.1460811634468" calcext:value-type="float">
            <text:p>23.146</text:p>
          </table:table-cell>
          <table:table-cell table:style-name="ce15" office:value-type="float" office:value="-9.50048612997182" calcext:value-type="float">
            <text:p>-9.500</text:p>
          </table:table-cell>
          <table:table-cell table:style-name="ce15" office:value-type="float" office:value="23.4080348759874" calcext:value-type="float">
            <text:p>23.408</text:p>
          </table:table-cell>
          <table:table-cell office:value-type="float" office:value="2.44457952901788" calcext:value-type="float">
            <text:p>2.445</text:p>
          </table:table-cell>
          <table:table-cell office:value-type="float" office:value="-11.2829547454024" calcext:value-type="float">
            <text:p>-11.283</text:p>
          </table:table-cell>
          <table:table-cell/>
          <table:table-cell table:formula="of:=[.C8]&gt;[.C7]" office:value-type="float" office:value="0" calcext:value-type="float">
            <text:p>0.000</text:p>
          </table:table-cell>
          <table:table-cell table:formula="of:=[.E8]&lt;[.E7]" office:value-type="float" office:value="0" calcext:value-type="float">
            <text:p>0.000</text:p>
          </table:table-cell>
          <table:table-cell office:value-type="float" office:value="5" calcext:value-type="float">
            <text:p>5</text:p>
          </table:table-cell>
          <table:table-cell table:style-name="ce10" table:formula="of:=INDIRECT([.V8] &amp; [.X8])" office:value-type="float" office:value="-2.94665722530601" calcext:value-type="float">
            <text:p>-2.947</text:p>
          </table:table-cell>
          <table:table-cell table:style-name="ce10" table:formula="of:=INDIRECT([.W8] &amp; [.X8])" office:value-type="float" office:value="-5.51121351564955" calcext:value-type="float">
            <text:p>-5.511</text:p>
          </table:table-cell>
          <table:table-cell table:style-name="Default" table:formula="of:=[.P7]" office:value-type="float" office:value="5.042" calcext:value-type="float">
            <text:p>5.042</text:p>
          </table:table-cell>
          <table:table-cell office:value-type="string" calcext:value-type="string">
            <text:p>bottom line 2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original</text:p>
          </table:table-cell>
          <table:table-cell/>
          <table:table-cell table:formula="of:=[.U7]+1" office:value-type="float" office:value="2" calcext:value-type="float">
            <text:p>2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string" calcext:value-type="string">
            <text:p>C</text:p>
          </table:table-cell>
          <table:table-cell table:style-name="ce1" table:formula="of:=[.X6]+1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office:value-type="float" office:value="3.33762758326307" calcext:value-type="float">
            <text:p>3.338</text:p>
          </table:table-cell>
          <table:table-cell table:style-name="ce10" office:value-type="float" office:value="-13.8765546188285" calcext:value-type="float">
            <text:p>-13.877</text:p>
          </table:table-cell>
          <table:table-cell office:value-type="float" office:value="-9.6568219370582" calcext:value-type="float">
            <text:p>-9.657</text:p>
          </table:table-cell>
          <table:table-cell office:value-type="float" office:value="23.8620670274979" calcext:value-type="float">
            <text:p>23.862</text:p>
          </table:table-cell>
          <table:table-cell office:value-type="float" office:value="-8.89605311565027" calcext:value-type="float">
            <text:p>-8.896</text:p>
          </table:table-cell>
          <table:table-cell office:value-type="float" office:value="24.1240207400385" calcext:value-type="float">
            <text:p>24.124</text:p>
          </table:table-cell>
          <table:table-cell table:style-name="ce17" office:value-type="float" office:value="4.098396404671" calcext:value-type="float">
            <text:p>4.098</text:p>
          </table:table-cell>
          <table:table-cell table:style-name="ce17" office:value-type="float" office:value="-13.6146009062879" calcext:value-type="float">
            <text:p>-13.615</text:p>
          </table:table-cell>
          <table:table-cell/>
          <table:table-cell table:formula="of:=[.C9]&gt;[.C8]" office:value-type="float" office:value="0" calcext:value-type="float">
            <text:p>0.000</text:p>
          </table:table-cell>
          <table:table-cell table:formula="of:=[.E9]&lt;[.E8]" office:value-type="float" office:value="0" calcext:value-type="float">
            <text:p>0.000</text:p>
          </table:table-cell>
          <table:table-cell office:value-type="float" office:value="6" calcext:value-type="float">
            <text:p>6</text:p>
          </table:table-cell>
          <table:table-cell table:style-name="ce17" table:formula="of:=INDIRECT([.V9] &amp; [.X9])" office:value-type="float" office:value="-2.1858884038981" calcext:value-type="float">
            <text:p>-2.186</text:p>
          </table:table-cell>
          <table:table-cell table:style-name="ce17" table:formula="of:=INDIRECT([.W9] &amp; [.X9])" office:value-type="float" office:value="-5.24925980310898" calcext:value-type="float">
            <text:p>-5.249</text:p>
          </table:table-cell>
          <table:table-cell table:formula="of:=[.P5]" office:value-type="float" office:value="1.902" calcext:value-type="float">
            <text:p>1.902</text:p>
          </table:table-cell>
          <table:table-cell office:value-type="string" calcext:value-type="string">
            <text:p>start of strip 3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lower</text:p>
          </table:table-cell>
          <table:table-cell table:formula="of:=[.U8]" office:value-type="float" office:value="2" calcext:value-type="float">
            <text:p>2</text:p>
          </table:table-cell>
          <table:table-cell table:style-name="ce25" office:value-type="string" calcext:value-type="string">
            <text:p>H</text:p>
          </table:table-cell>
          <table:table-cell table:style-name="ce25" office:value-type="string" calcext:value-type="string">
            <text:p>I</text:p>
          </table:table-cell>
          <table:table-cell table:style-name="ce1" table:formula="of:=[.X7]+1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37537595950843" calcext:value-type="float">
            <text:p>4.375</text:p>
          </table:table-cell>
          <table:table-cell office:value-type="float" office:value="-14.4190079423406" calcext:value-type="float">
            <text:p>-14.419</text:p>
          </table:table-cell>
          <table:table-cell table:style-name="ce13" office:value-type="float" office:value="-8.97624069845832" calcext:value-type="float">
            <text:p>-8.976</text:p>
          </table:table-cell>
          <table:table-cell table:style-name="ce13" office:value-type="float" office:value="24.3569023902842" calcext:value-type="float">
            <text:p>24.357</text:p>
          </table:table-cell>
          <table:table-cell table:style-name="ce15" office:value-type="float" office:value="-8.21547187705042" calcext:value-type="float">
            <text:p>-8.215</text:p>
          </table:table-cell>
          <table:table-cell table:style-name="ce15" office:value-type="float" office:value="24.6188561028247" calcext:value-type="float">
            <text:p>24.619</text:p>
          </table:table-cell>
          <table:table-cell office:value-type="float" office:value="5.13614478091634" calcext:value-type="float">
            <text:p>5.136</text:p>
          </table:table-cell>
          <table:table-cell office:value-type="float" office:value="-14.1570542298" calcext:value-type="float">
            <text:p>-14.157</text:p>
          </table:table-cell>
          <table:table-cell/>
          <table:table-cell table:formula="of:=[.C10]&gt;[.C9]" office:value-type="float" office:value="0" calcext:value-type="float">
            <text:p>0.000</text:p>
          </table:table-cell>
          <table:table-cell table:formula="of:=[.E10]&lt;[.E9]" office:value-type="float" office:value="0" calcext:value-type="float">
            <text:p>0.000</text:p>
          </table:table-cell>
          <table:table-cell office:value-type="float" office:value="7" calcext:value-type="float">
            <text:p>7</text:p>
          </table:table-cell>
          <table:table-cell table:style-name="ce13" table:formula="of:=INDIRECT([.V10] &amp; [.X10])" office:value-type="float" office:value="-9.55597913363563" calcext:value-type="float">
            <text:p>-9.556</text:p>
          </table:table-cell>
          <table:table-cell table:style-name="ce13" table:formula="of:=INDIRECT([.W10] &amp; [.X10])" office:value-type="float" office:value="16.1550378636525" calcext:value-type="float">
            <text:p>16.155</text:p>
          </table:table-cell>
          <table:table-cell table:formula="of:=[.P6]" office:value-type="float" office:value="1.902" calcext:value-type="float">
            <text:p>1.902</text:p>
          </table:table-cell>
          <table:table-cell office:value-type="string" calcext:value-type="string">
            <text:p>end of strip 3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original</text:p>
          </table:table-cell>
          <table:table-cell/>
          <table:table-cell table:formula="of:=[.U9]+1" office:value-type="float" office:value="3" calcext:value-type="float">
            <text:p>3</text:p>
          </table:table-cell>
          <table:table-cell table:style-name="ce25" office:value-type="string" calcext:value-type="string">
            <text:p>D</text:p>
          </table:table-cell>
          <table:table-cell table:style-name="ce25" office:value-type="string" calcext:value-type="string">
            <text:p>E</text:p>
          </table:table-cell>
          <table:table-cell table:style-name="ce1" table:formula="of:=[.X8]+1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office:value-type="float" office:value="5.15549426135433" calcext:value-type="float">
            <text:p>5.155</text:p>
          </table:table-cell>
          <table:table-cell table:style-name="ce10" office:value-type="float" office:value="-14.2132492013654" calcext:value-type="float">
            <text:p>-14.213</text:p>
          </table:table-cell>
          <table:table-cell office:value-type="float" office:value="-8.29818011343858" calcext:value-type="float">
            <text:p>-8.298</text:p>
          </table:table-cell>
          <table:table-cell office:value-type="float" office:value="24.8590582626166" calcext:value-type="float">
            <text:p>24.859</text:p>
          </table:table-cell>
          <table:table-cell office:value-type="float" office:value="-7.53741129203066" calcext:value-type="float">
            <text:p>-7.537</text:p>
          </table:table-cell>
          <table:table-cell office:value-type="float" office:value="25.1210119751572" calcext:value-type="float">
            <text:p>25.121</text:p>
          </table:table-cell>
          <table:table-cell table:style-name="ce18" office:value-type="float" office:value="5.91626308276225" calcext:value-type="float">
            <text:p>5.916</text:p>
          </table:table-cell>
          <table:table-cell table:style-name="ce18" office:value-type="float" office:value="-13.9512954888248" calcext:value-type="float">
            <text:p>-13.951</text:p>
          </table:table-cell>
          <table:table-cell/>
          <table:table-cell table:formula="of:=[.C11]&gt;[.C10]" office:value-type="float" office:value="1" calcext:value-type="float">
            <text:p>1.000</text:p>
          </table:table-cell>
          <table:table-cell table:formula="of:=[.E11]&lt;[.E10]" office:value-type="float" office:value="0" calcext:value-type="float">
            <text:p>0.000</text:p>
          </table:table-cell>
          <table:table-cell office:value-type="float" office:value="8" calcext:value-type="float">
            <text:p>8</text:p>
          </table:table-cell>
          <table:table-cell table:style-name="ce15" table:formula="of:=INDIRECT([.V11] &amp; [.X11])" office:value-type="float" office:value="-8.79521031222771" calcext:value-type="float">
            <text:p>-8.795</text:p>
          </table:table-cell>
          <table:table-cell table:style-name="ce15" table:formula="of:=INDIRECT([.W11] &amp; [.X11])" office:value-type="float" office:value="16.4169915761931" calcext:value-type="float">
            <text:p>16.417</text:p>
          </table:table-cell>
          <table:table-cell table:formula="of:=[.P7]" office:value-type="float" office:value="5.042" calcext:value-type="float">
            <text:p>5.042</text:p>
          </table:table-cell>
          <table:table-cell office:value-type="string" calcext:value-type="string">
            <text:p>start of strip 4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upper</text:p>
          </table:table-cell>
          <table:table-cell table:formula="of:=[.U10]" office:value-type="float" office:value="3" calcext:value-type="float">
            <text:p>3</text:p>
          </table:table-cell>
          <table:table-cell table:style-name="ce25" office:value-type="string" calcext:value-type="string">
            <text:p>F</text:p>
          </table:table-cell>
          <table:table-cell table:style-name="ce25" office:value-type="string" calcext:value-type="string">
            <text:p>G</text:p>
          </table:table-cell>
          <table:table-cell table:style-name="ce1" table:formula="of:=[.X9]+1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" office:value-type="float" office:value="5.93385179687912" calcext:value-type="float">
            <text:p>5.934</text:p>
          </table:table-cell>
          <table:table-cell table:style-name="ce12" office:value-type="float" office:value="-14.0023768236874" calcext:value-type="float">
            <text:p>-14.002</text:p>
          </table:table-cell>
          <table:table-cell table:style-name="ce13" office:value-type="float" office:value="-7.68138714004101" calcext:value-type="float">
            <text:p>-7.681</text:p>
          </table:table-cell>
          <table:table-cell table:style-name="ce13" office:value-type="float" office:value="25.5391481990714" calcext:value-type="float">
            <text:p>25.539</text:p>
          </table:table-cell>
          <table:table-cell table:style-name="ce15" office:value-type="float" office:value="-6.92061831863308" calcext:value-type="float">
            <text:p>-6.921</text:p>
          </table:table-cell>
          <table:table-cell table:style-name="ce15" office:value-type="float" office:value="25.801101911612" calcext:value-type="float">
            <text:p>25.801</text:p>
          </table:table-cell>
          <table:table-cell office:value-type="float" office:value="5.83907333689086" calcext:value-type="float">
            <text:p>5.839</text:p>
          </table:table-cell>
          <table:table-cell office:value-type="float" office:value="-13.7271201892201" calcext:value-type="float">
            <text:p>-13.727</text:p>
          </table:table-cell>
          <table:table-cell/>
          <table:table-cell table:formula="of:=[.C12]&gt;[.C11]" office:value-type="float" office:value="1" calcext:value-type="float">
            <text:p>1.000</text:p>
          </table:table-cell>
          <table:table-cell table:formula="of:=[.E12]&lt;[.E11]" office:value-type="float" office:value="0" calcext:value-type="float">
            <text:p>0.000</text:p>
          </table:table-cell>
          <table:table-cell office:value-type="float" office:value="9" calcext:value-type="float">
            <text:p>9</text:p>
          </table:table-cell>
          <table:table-cell table:style-name="ce10" table:formula="of:=INDIRECT([.V12] &amp; [.X12])" office:value-type="float" office:value="-0.278773706993659" calcext:value-type="float">
            <text:p>-0.279</text:p>
          </table:table-cell>
          <table:table-cell table:style-name="ce10" table:formula="of:=INDIRECT([.W12] &amp; [.X12])" office:value-type="float" office:value="-8.3165362517642" calcext:value-type="float">
            <text:p>-8.317</text:p>
          </table:table-cell>
          <table:table-cell table:formula="of:=[.P8]" office:value-type="float" office:value="5.042" calcext:value-type="float">
            <text:p>5.042</text:p>
          </table:table-cell>
          <table:table-cell office:value-type="string" calcext:value-type="string">
            <text:p>end of strip 4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original</text:p>
          </table:table-cell>
          <table:table-cell/>
          <table:table-cell table:formula="of:=[.U11]+1" office:value-type="float" office:value="4" calcext:value-type="float">
            <text:p>4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string" calcext:value-type="string">
            <text:p>C</text:p>
          </table:table-cell>
          <table:table-cell table:style-name="ce1" table:formula="of:=[.X10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" office:value-type="float" office:value="6.59984215829878" calcext:value-type="float">
            <text:p>6.600</text:p>
          </table:table-cell>
          <table:table-cell table:style-name="ce10" office:value-type="float" office:value="-13.4651664766795" calcext:value-type="float">
            <text:p>-13.465</text:p>
          </table:table-cell>
          <table:table-cell office:value-type="float" office:value="-7.00584841677462" calcext:value-type="float">
            <text:p>-7.006</text:p>
          </table:table-cell>
          <table:table-cell office:value-type="float" office:value="26.0486280897401" calcext:value-type="float">
            <text:p>26.049</text:p>
          </table:table-cell>
          <table:table-cell table:style-name="ce16" office:value-type="float" office:value="-6.2450795953667" calcext:value-type="float">
            <text:p>-6.245</text:p>
          </table:table-cell>
          <table:table-cell table:style-name="ce16" office:value-type="float" office:value="26.3105818022806" calcext:value-type="float">
            <text:p>26.311</text:p>
          </table:table-cell>
          <table:table-cell table:style-name="ce18" office:value-type="float" office:value="6.56344487115958" calcext:value-type="float">
            <text:p>6.563</text:p>
          </table:table-cell>
          <table:table-cell table:style-name="ce18" office:value-type="float" office:value="-13.359461079452" calcext:value-type="float">
            <text:p>-13.359</text:p>
          </table:table-cell>
          <table:table-cell/>
          <table:table-cell table:formula="of:=[.C13]&gt;[.C12]" office:value-type="float" office:value="1" calcext:value-type="float">
            <text:p>1.000</text:p>
          </table:table-cell>
          <table:table-cell table:formula="of:=[.E13]&lt;[.E12]" office:value-type="float" office:value="0" calcext:value-type="float">
            <text:p>0.000</text:p>
          </table:table-cell>
          <table:table-cell office:value-type="float" office:value="10" calcext:value-type="float">
            <text:p>10</text:p>
          </table:table-cell>
          <table:table-cell table:style-name="ce17" table:formula="of:=INDIRECT([.V13] &amp; [.X13])" office:value-type="float" office:value="0.481995114414259" calcext:value-type="float">
            <text:p>0.482</text:p>
          </table:table-cell>
          <table:table-cell table:style-name="ce17" table:formula="of:=INDIRECT([.W13] &amp; [.X13])" office:value-type="float" office:value="-8.05458253922362" calcext:value-type="float">
            <text:p>-8.055</text:p>
          </table:table-cell>
          <table:table-cell table:formula="of:=[.P9]" office:value-type="float" office:value="1.902" calcext:value-type="float">
            <text:p>1.902</text:p>
          </table:table-cell>
          <table:table-cell/>
          <table:table-cell office:value-type="string" calcext:value-type="string">
            <text:p>bottom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lower</text:p>
          </table:table-cell>
          <table:table-cell table:formula="of:=[.U12]" office:value-type="float" office:value="4" calcext:value-type="float">
            <text:p>4</text:p>
          </table:table-cell>
          <table:table-cell table:style-name="ce25" office:value-type="string" calcext:value-type="string">
            <text:p>H</text:p>
          </table:table-cell>
          <table:table-cell table:style-name="ce25" office:value-type="string" calcext:value-type="string">
            <text:p>I</text:p>
          </table:table-cell>
          <table:table-cell table:style-name="ce1" table:formula="of:=[.X11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float" office:value="7.3242136925675" calcext:value-type="float">
            <text:p>7.324</text:p>
          </table:table-cell>
          <table:table-cell table:style-name="ce12" office:value-type="float" office:value="-13.0975073669114" calcext:value-type="float">
            <text:p>-13.098</text:p>
          </table:table-cell>
          <table:table-cell table:style-name="ce13" office:value-type="float" office:value="-6.37242586538146" calcext:value-type="float">
            <text:p>-6.372</text:p>
          </table:table-cell>
          <table:table-cell table:style-name="ce13" office:value-type="float" office:value="26.680422224889" calcext:value-type="float">
            <text:p>26.680</text:p>
          </table:table-cell>
          <table:table-cell table:style-name="ce15" office:value-type="float" office:value="-5.61165704397353" calcext:value-type="float">
            <text:p>-5.612</text:p>
          </table:table-cell>
          <table:table-cell table:style-name="ce15" office:value-type="float" office:value="26.9423759374295" calcext:value-type="float">
            <text:p>26.942</text:p>
          </table:table-cell>
          <table:table-cell office:value-type="float" office:value="7.26521457477652" calcext:value-type="float">
            <text:p>7.265</text:p>
          </table:table-cell>
          <table:table-cell office:value-type="float" office:value="-12.9261614872496" calcext:value-type="float">
            <text:p>-12.926</text:p>
          </table:table-cell>
          <table:table-cell/>
          <table:table-cell table:formula="of:=[.C14]&gt;[.C13]" office:value-type="float" office:value="1" calcext:value-type="float">
            <text:p>1.000</text:p>
          </table:table-cell>
          <table:table-cell table:formula="of:=[.E14]&lt;[.E13]" office:value-type="float" office:value="0" calcext:value-type="float">
            <text:p>0.000</text:p>
          </table:table-cell>
          <table:table-cell office:value-type="float" office:value="11" calcext:value-type="float">
            <text:p>11</text:p>
          </table:table-cell>
          <table:table-cell table:style-name="ce13" table:formula="of:=INDIRECT([.V14] &amp; [.X14])" office:value-type="float" office:value="-10.2612549513797" calcext:value-type="float">
            <text:p>-10.261</text:p>
          </table:table-cell>
          <table:table-cell table:style-name="ce13" table:formula="of:=INDIRECT([.W14] &amp; [.X14])" office:value-type="float" office:value="23.1460811634468" calcext:value-type="float">
            <text:p>23.146</text:p>
          </table:table-cell>
          <table:table-cell table:formula="of:=[.P10]" office:value-type="float" office:value="1.902" calcext:value-type="float">
            <text:p>1.902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original</text:p>
          </table:table-cell>
          <table:table-cell/>
          <table:table-cell table:formula="of:=[.U13]+1" office:value-type="float" office:value="5" calcext:value-type="float">
            <text:p>5</text:p>
          </table:table-cell>
          <table:table-cell table:style-name="ce26" table:formula="of:=[.V10]" office:value-type="string" office:string-value="D" calcext:value-type="string">
            <text:p>D</text:p>
          </table:table-cell>
          <table:table-cell table:style-name="ce26" table:formula="of:=[.W10]" office:value-type="string" office:string-value="E" calcext:value-type="string">
            <text:p>E</text:p>
          </table:table-cell>
          <table:table-cell table:style-name="ce26" table:formula="of:=[.X12]+1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float" office:value="8.02598339618444" calcext:value-type="float">
            <text:p>8.026</text:p>
          </table:table-cell>
          <table:table-cell office:value-type="float" office:value="-12.664207774709" calcext:value-type="float">
            <text:p>-12.664</text:p>
          </table:table-cell>
          <table:table-cell office:value-type="float" office:value="-5.81121987125849" calcext:value-type="float">
            <text:p>-5.811</text:p>
          </table:table-cell>
          <table:table-cell office:value-type="float" office:value="27.5219484712103" calcext:value-type="float">
            <text:p>27.522</text:p>
          </table:table-cell>
          <table:table-cell office:value-type="float" office:value="-5.05045104985057" calcext:value-type="float">
            <text:p>-5.050</text:p>
          </table:table-cell>
          <table:table-cell office:value-type="float" office:value="27.7839021837508" calcext:value-type="float">
            <text:p>27.784</text:p>
          </table:table-cell>
          <table:table-cell office:value-type="float" office:value="8.01444084738542" calcext:value-type="float">
            <text:p>8.014</text:p>
          </table:table-cell>
          <table:table-cell office:value-type="float" office:value="-12.6306857789308" calcext:value-type="float">
            <text:p>-12.631</text:p>
          </table:table-cell>
          <table:table-cell/>
          <table:table-cell table:formula="of:=[.C15]&gt;[.C14]" office:value-type="float" office:value="1" calcext:value-type="float">
            <text:p>1.000</text:p>
          </table:table-cell>
          <table:table-cell table:formula="of:=[.E15]&lt;[.E14]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  <table:table-cell table:style-name="ce15" table:formula="of:=INDIRECT([.V15] &amp; [.X15])" office:value-type="float" office:value="-9.50048612997182" calcext:value-type="float">
            <text:p>-9.500</text:p>
          </table:table-cell>
          <table:table-cell table:style-name="ce15" table:formula="of:=INDIRECT([.W15] &amp; [.X15])" office:value-type="float" office:value="23.4080348759874" calcext:value-type="float">
            <text:p>23.408</text:p>
          </table:table-cell>
          <table:table-cell table:formula="of:=[.P11]" office:value-type="float" office:value="5.042" calcext:value-type="float">
            <text:p>5.042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upper</text:p>
          </table:table-cell>
          <table:table-cell table:formula="of:=[.U14]" office:value-type="float" office:value="5" calcext:value-type="float">
            <text:p>5</text:p>
          </table:table-cell>
          <table:table-cell table:style-name="ce26" table:formula="of:=[.V11]" office:value-type="string" office:string-value="F" calcext:value-type="string">
            <text:p>F</text:p>
          </table:table-cell>
          <table:table-cell table:style-name="ce26" table:formula="of:=[.W11]" office:value-type="string" office:string-value="G" calcext:value-type="string">
            <text:p>G</text:p>
          </table:table-cell>
          <table:table-cell table:style-name="ce26" table:formula="of:=[.X13]+1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float" office:value="8.77520966879335" calcext:value-type="float">
            <text:p>8.775</text:p>
          </table:table-cell>
          <table:table-cell office:value-type="float" office:value="-12.3687320663902" calcext:value-type="float">
            <text:p>-12.369</text:p>
          </table:table-cell>
          <table:table-cell office:value-type="float" office:value="-5.34414959497179" calcext:value-type="float">
            <text:p>-5.344</text:p>
          </table:table-cell>
          <table:table-cell office:value-type="float" office:value="28.6368646932495" calcext:value-type="float">
            <text:p>28.637</text:p>
          </table:table-cell>
          <table:table-cell office:value-type="float" office:value="-4.58338077356389" calcext:value-type="float">
            <text:p>-4.583</text:p>
          </table:table-cell>
          <table:table-cell office:value-type="float" office:value="28.89881840579" calcext:value-type="float">
            <text:p>28.899</text:p>
          </table:table-cell>
          <table:table-cell office:value-type="float" office:value="9.53597849020126" calcext:value-type="float">
            <text:p>9.536</text:p>
          </table:table-cell>
          <table:table-cell office:value-type="float" office:value="-12.1067783538496" calcext:value-type="float">
            <text:p>-12.107</text:p>
          </table:table-cell>
          <table:table-cell/>
          <table:table-cell table:formula="of:=[.C16]&gt;[.C15]" office:value-type="float" office:value="1" calcext:value-type="float">
            <text:p>1.000</text:p>
          </table:table-cell>
          <table:table-cell table:formula="of:=[.E16]&lt;[.E15]" office:value-type="float" office:value="0" calcext:value-type="float">
            <text:p>0.000</text:p>
          </table:table-cell>
          <table:table-cell office:value-type="float" office:value="13" calcext:value-type="float">
            <text:p>13</text:p>
          </table:table-cell>
          <table:table-cell table:style-name="ce10" table:formula="of:=INDIRECT([.V16] &amp; [.X16])" office:value-type="float" office:value="3.33762758326307" calcext:value-type="float">
            <text:p>3.338</text:p>
          </table:table-cell>
          <table:table-cell table:style-name="ce10" table:formula="of:=INDIRECT([.W16] &amp; [.X16])" office:value-type="float" office:value="-13.8765546188285" calcext:value-type="float">
            <text:p>-13.877</text:p>
          </table:table-cell>
          <table:table-cell table:formula="of:=[.P12]" office:value-type="float" office:value="5.042" calcext:value-type="float">
            <text:p>5.042</text:p>
          </table:table-cell>
          <table:table-cell table:number-columns-repeated="4"/>
          <table:table-cell table:formula="of:=[.U15]+1" office:value-type="float" office:value="6" calcext:value-type="float">
            <text:p>6</text:p>
          </table:table-cell>
          <table:table-cell table:formula="of:=[.V12]" office:value-type="string" office:string-value="B" calcext:value-type="string">
            <text:p>B</text:p>
          </table:table-cell>
          <table:table-cell table:style-name="ce1" table:formula="of:=[.W12]" office:value-type="string" office:string-value="C" calcext:value-type="string">
            <text:p>C</text:p>
          </table:table-cell>
          <table:table-cell table:style-name="ce1" table:formula="of:=[.X14]+1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9.56388332636204" calcext:value-type="float">
            <text:p>9.564</text:p>
          </table:table-cell>
          <table:table-cell office:value-type="float" office:value="-12.1878198825675" calcext:value-type="float">
            <text:p>-12.188</text:p>
          </table:table-cell>
          <table:table-cell office:value-type="float" office:value="-4.85561811248237" calcext:value-type="float">
            <text:p>-4.856</text:p>
          </table:table-cell>
          <table:table-cell office:value-type="float" office:value="29.6894530467866" calcext:value-type="float">
            <text:p>29.689</text:p>
          </table:table-cell>
          <table:table-cell office:value-type="float" office:value="-4.09484929107444" calcext:value-type="float">
            <text:p>-4.095</text:p>
          </table:table-cell>
          <table:table-cell office:value-type="float" office:value="29.9514067593272" calcext:value-type="float">
            <text:p>29.951</text:p>
          </table:table-cell>
          <table:table-cell office:value-type="float" office:value="10.32465214777" calcext:value-type="float">
            <text:p>10.325</text:p>
          </table:table-cell>
          <table:table-cell office:value-type="float" office:value="-11.9258661700269" calcext:value-type="float">
            <text:p>-11.926</text:p>
          </table:table-cell>
          <table:table-cell/>
          <table:table-cell table:formula="of:=[.C17]&gt;[.C16]" office:value-type="float" office:value="1" calcext:value-type="float">
            <text:p>1.000</text:p>
          </table:table-cell>
          <table:table-cell table:formula="of:=[.E17]&lt;[.E16]" office:value-type="float" office:value="0" calcext:value-type="float">
            <text:p>0.000</text:p>
          </table:table-cell>
          <table:table-cell office:value-type="float" office:value="14" calcext:value-type="float">
            <text:p>14</text:p>
          </table:table-cell>
          <table:table-cell table:style-name="ce17" table:formula="of:=INDIRECT([.V17] &amp; [.X17])" office:value-type="float" office:value="4.098396404671" calcext:value-type="float">
            <text:p>4.098</text:p>
          </table:table-cell>
          <table:table-cell table:style-name="ce17" table:formula="of:=INDIRECT([.W17] &amp; [.X17])" office:value-type="float" office:value="-13.6146009062879" calcext:value-type="float">
            <text:p>-13.615</text:p>
          </table:table-cell>
          <table:table-cell table:formula="of:=[.P13]" office:value-type="float" office:value="1.902" calcext:value-type="float">
            <text:p>1.902</text:p>
          </table:table-cell>
          <table:table-cell table:number-columns-repeated="4"/>
          <table:table-cell table:formula="of:=[.U16]" office:value-type="float" office:value="6" calcext:value-type="float">
            <text:p>6</text:p>
          </table:table-cell>
          <table:table-cell table:formula="of:=[.V13]" office:value-type="string" office:string-value="H" calcext:value-type="string">
            <text:p>H</text:p>
          </table:table-cell>
          <table:table-cell table:style-name="ce1" table:formula="of:=[.W13]" office:value-type="string" office:string-value="I" calcext:value-type="string">
            <text:p>I</text:p>
          </table:table-cell>
          <table:table-cell table:style-name="ce1" table:formula="of:=[.X15]+1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.3588547396569" calcext:value-type="float">
            <text:p>10.359</text:p>
          </table:table-cell>
          <table:table-cell office:value-type="float" office:value="-12.0251977094297" calcext:value-type="float">
            <text:p>-12.025</text:p>
          </table:table-cell>
          <table:table-cell office:value-type="float" office:value="-4.35749511330818" calcext:value-type="float">
            <text:p>-4.357</text:p>
          </table:table-cell>
          <table:table-cell office:value-type="float" office:value="30.7141856132345" calcext:value-type="float">
            <text:p>30.714</text:p>
          </table:table-cell>
          <table:table-cell office:value-type="float" office:value="-3.59672629190027" calcext:value-type="float">
            <text:p>-3.597</text:p>
          </table:table-cell>
          <table:table-cell office:value-type="float" office:value="30.9761393257751" calcext:value-type="float">
            <text:p>30.976</text:p>
          </table:table-cell>
          <table:table-cell office:value-type="float" office:value="11.1196235610648" calcext:value-type="float">
            <text:p>11.120</text:p>
          </table:table-cell>
          <table:table-cell office:value-type="float" office:value="-11.7632439968891" calcext:value-type="float">
            <text:p>-11.763</text:p>
          </table:table-cell>
          <table:table-cell/>
          <table:table-cell table:formula="of:=[.C18]&gt;[.C17]" office:value-type="float" office:value="1" calcext:value-type="float">
            <text:p>1.000</text:p>
          </table:table-cell>
          <table:table-cell table:formula="of:=[.E18]&lt;[.E17]" office:value-type="float" office:value="0" calcext:value-type="float">
            <text:p>0.000</text:p>
          </table:table-cell>
          <table:table-cell office:value-type="float" office:value="15" calcext:value-type="float">
            <text:p>15</text:p>
          </table:table-cell>
          <table:table-cell table:style-name="ce13" table:formula="of:=INDIRECT([.V18] &amp; [.X18])" office:value-type="float" office:value="-8.97624069845832" calcext:value-type="float">
            <text:p>-8.976</text:p>
          </table:table-cell>
          <table:table-cell table:style-name="ce13" table:formula="of:=INDIRECT([.W18] &amp; [.X18])" office:value-type="float" office:value="24.3569023902842" calcext:value-type="float">
            <text:p>24.357</text:p>
          </table:table-cell>
          <table:table-cell table:formula="of:=[.P14]" office:value-type="float" office:value="1.902" calcext:value-type="float">
            <text:p>1.902</text:p>
          </table:table-cell>
          <table:table-cell table:number-columns-repeated="4"/>
          <table:table-cell table:formula="of:=[.U17]+1" office:value-type="float" office:value="7" calcext:value-type="float">
            <text:p>7</text:p>
          </table:table-cell>
          <table:table-cell table:style-name="ce26" table:formula="of:=[.V14]" office:value-type="string" office:string-value="D" calcext:value-type="string">
            <text:p>D</text:p>
          </table:table-cell>
          <table:table-cell table:style-name="ce26" table:formula="of:=[.W14]" office:value-type="string" office:string-value="E" calcext:value-type="string">
            <text:p>E</text:p>
          </table:table-cell>
          <table:table-cell table:style-name="ce26" table:formula="of:=[.X16]+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.1442451678632" calcext:value-type="float">
            <text:p>11.144</text:p>
          </table:table-cell>
          <table:table-cell office:value-type="float" office:value="-11.8347503351788" calcext:value-type="float">
            <text:p>-11.835</text:p>
          </table:table-cell>
          <table:table-cell office:value-type="float" office:value="-3.81783340676838" calcext:value-type="float">
            <text:p>-3.818</text:p>
          </table:table-cell>
          <table:table-cell office:value-type="float" office:value="31.6182810139066" calcext:value-type="float">
            <text:p>31.618</text:p>
          </table:table-cell>
          <table:table-cell office:value-type="float" office:value="-3.05706458536046" calcext:value-type="float">
            <text:p>-3.057</text:p>
          </table:table-cell>
          <table:table-cell office:value-type="float" office:value="31.8802347264472" calcext:value-type="float">
            <text:p>31.880</text:p>
          </table:table-cell>
          <table:table-cell office:value-type="float" office:value="11.9050139892711" calcext:value-type="float">
            <text:p>11.905</text:p>
          </table:table-cell>
          <table:table-cell office:value-type="float" office:value="-11.5727966226382" calcext:value-type="float">
            <text:p>-11.573</text:p>
          </table:table-cell>
          <table:table-cell/>
          <table:table-cell table:formula="of:=[.C19]&gt;[.C18]" office:value-type="float" office:value="1" calcext:value-type="float">
            <text:p>1.000</text:p>
          </table:table-cell>
          <table:table-cell table:formula="of:=[.E19]&lt;[.E18]" office:value-type="float" office:value="0" calcext:value-type="float">
            <text:p>0.000</text:p>
          </table:table-cell>
          <table:table-cell office:value-type="float" office:value="16" calcext:value-type="float">
            <text:p>16</text:p>
          </table:table-cell>
          <table:table-cell table:style-name="ce15" table:formula="of:=INDIRECT([.V19] &amp; [.X19])" office:value-type="float" office:value="-8.21547187705042" calcext:value-type="float">
            <text:p>-8.215</text:p>
          </table:table-cell>
          <table:table-cell table:style-name="ce15" table:formula="of:=INDIRECT([.W19] &amp; [.X19])" office:value-type="float" office:value="24.6188561028247" calcext:value-type="float">
            <text:p>24.619</text:p>
          </table:table-cell>
          <table:table-cell table:formula="of:=[.P15]" office:value-type="float" office:value="5.042" calcext:value-type="float">
            <text:p>5.042</text:p>
          </table:table-cell>
          <table:table-cell table:number-columns-repeated="4"/>
          <table:table-cell table:formula="of:=[.U18]" office:value-type="float" office:value="7" calcext:value-type="float">
            <text:p>7</text:p>
          </table:table-cell>
          <table:table-cell table:formula="of:=[.V15]" office:value-type="string" office:string-value="F" calcext:value-type="string">
            <text:p>F</text:p>
          </table:table-cell>
          <table:table-cell table:style-name="ce1" table:formula="of:=[.W15]" office:value-type="string" office:string-value="G" calcext:value-type="string">
            <text:p>G</text:p>
          </table:table-cell>
          <table:table-cell table:style-name="ce1" table:formula="of:=[.X17]+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.9870732868354" calcext:value-type="float">
            <text:p>11.987</text:p>
          </table:table-cell>
          <table:table-cell office:value-type="float" office:value="-11.8111141272387" calcext:value-type="float">
            <text:p>-11.811</text:p>
          </table:table-cell>
          <table:table-cell office:value-type="float" office:value="-3.28949571153892" calcext:value-type="float">
            <text:p>-3.289</text:p>
          </table:table-cell>
          <table:table-cell office:value-type="float" office:value="32.5552637314051" calcext:value-type="float">
            <text:p>32.555</text:p>
          </table:table-cell>
          <table:table-cell office:value-type="float" office:value="-2.52872689013099" calcext:value-type="float">
            <text:p>-2.529</text:p>
          </table:table-cell>
          <table:table-cell office:value-type="float" office:value="32.8172174439457" calcext:value-type="float">
            <text:p>32.817</text:p>
          </table:table-cell>
          <table:table-cell office:value-type="float" office:value="12.7478421082433" calcext:value-type="float">
            <text:p>12.748</text:p>
          </table:table-cell>
          <table:table-cell office:value-type="float" office:value="-11.5491604146981" calcext:value-type="float">
            <text:p>-11.549</text:p>
          </table:table-cell>
          <table:table-cell/>
          <table:table-cell table:formula="of:=[.C20]&gt;[.C19]" office:value-type="float" office:value="1" calcext:value-type="float">
            <text:p>1.000</text:p>
          </table:table-cell>
          <table:table-cell table:formula="of:=[.E20]&lt;[.E19]" office:value-type="float" office:value="0" calcext:value-type="float">
            <text:p>0.000</text:p>
          </table:table-cell>
          <table:table-cell table:style-name="ce20" office:value-type="float" office:value="17" calcext:value-type="float">
            <text:p>17</text:p>
          </table:table-cell>
          <table:table-cell table:style-name="ce18" table:formula="of:=INDIRECT([.V20] &amp; [.X20])" office:value-type="float" office:value="5.15549426135433" calcext:value-type="float">
            <text:p>5.155</text:p>
          </table:table-cell>
          <table:table-cell table:style-name="ce18" table:formula="of:=INDIRECT([.W20] &amp; [.X20])" office:value-type="float" office:value="-14.2132492013654" calcext:value-type="float">
            <text:p>-14.213</text:p>
          </table:table-cell>
          <table:table-cell table:formula="of:=[.P16]" office:value-type="float" office:value="5.042" calcext:value-type="float">
            <text:p>5.042</text:p>
          </table:table-cell>
          <table:table-cell table:number-columns-repeated="4"/>
          <table:table-cell table:formula="of:=[.U19]+1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1" calcext:value-type="float">
            <text:p>11</text:p>
          </table:table-cell>
          <table:table-cell table:style-name="ce27"/>
          <table:table-cell/>
          <table:table-cell office:value-type="string" calcext:value-type="string">
            <text:p>Swap H I to BC, add 1 to line number ?? I did not add the number. <text:s/>This was to move lef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7692945552619" calcext:value-type="float">
            <text:p>12.769</text:p>
          </table:table-cell>
          <table:table-cell office:value-type="float" office:value="-11.6114628446823" calcext:value-type="float">
            <text:p>-11.611</text:p>
          </table:table-cell>
          <table:table-cell office:value-type="float" office:value="-2.73696399239366" calcext:value-type="float">
            <text:p>-2.737</text:p>
          </table:table-cell>
          <table:table-cell office:value-type="float" office:value="33.4219819014726" calcext:value-type="float">
            <text:p>33.422</text:p>
          </table:table-cell>
          <table:table-cell office:value-type="float" office:value="-1.97619517098572" calcext:value-type="float">
            <text:p>-1.976</text:p>
          </table:table-cell>
          <table:table-cell office:value-type="float" office:value="33.6839356140132" calcext:value-type="float">
            <text:p>33.684</text:p>
          </table:table-cell>
          <table:table-cell office:value-type="float" office:value="13.5300633766698" calcext:value-type="float">
            <text:p>13.530</text:p>
          </table:table-cell>
          <table:table-cell office:value-type="float" office:value="-11.3495091321417" calcext:value-type="float">
            <text:p>-11.350</text:p>
          </table:table-cell>
          <table:table-cell/>
          <table:table-cell table:formula="of:=[.C21]&gt;[.C20]" office:value-type="float" office:value="1" calcext:value-type="float">
            <text:p>1.000</text:p>
          </table:table-cell>
          <table:table-cell table:formula="of:=[.E21]&lt;[.E20]" office:value-type="float" office:value="0" calcext:value-type="float">
            <text:p>0.000</text:p>
          </table:table-cell>
          <table:table-cell table:style-name="ce20" office:value-type="float" office:value="18" calcext:value-type="float">
            <text:p>18</text:p>
          </table:table-cell>
          <table:table-cell table:style-name="ce12" table:formula="of:=INDIRECT([.V21] &amp; [.X21])" office:value-type="float" office:value="5.83907333689086" calcext:value-type="float">
            <text:p>5.839</text:p>
          </table:table-cell>
          <table:table-cell table:style-name="ce12" table:formula="of:=INDIRECT([.W21] &amp; [.X21])" office:value-type="float" office:value="-13.7271201892201" calcext:value-type="float">
            <text:p>-13.727</text:p>
          </table:table-cell>
          <table:table-cell table:formula="of:=[.P17]" office:value-type="float" office:value="1.902" calcext:value-type="float">
            <text:p>1.902</text:p>
          </table:table-cell>
          <table:table-cell table:number-columns-repeated="4"/>
          <table:table-cell table:formula="of:=[.U20]"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12" calcext:value-type="float">
            <text:p>12</text:p>
          </table:table-cell>
          <table:table-cell table:style-name="ce27"/>
          <table:table-cell table:number-columns-repeated="4"/>
        </table:table-row>
        <table:table-row table:style-name="ro1">
          <table:table-cell/>
          <table:table-cell office:value-type="float" office:value="13.5506093300044" calcext:value-type="float">
            <text:p>13.551</text:p>
          </table:table-cell>
          <table:table-cell office:value-type="float" office:value="-11.4091789133082" calcext:value-type="float">
            <text:p>-11.409</text:p>
          </table:table-cell>
          <table:table-cell office:value-type="float" office:value="-2.14455402922355" calcext:value-type="float">
            <text:p>-2.145</text:p>
          </table:table-cell>
          <table:table-cell office:value-type="float" office:value="34.1728852414606" calcext:value-type="float">
            <text:p>34.173</text:p>
          </table:table-cell>
          <table:table-cell office:value-type="float" office:value="-1.38378520781566" calcext:value-type="float">
            <text:p>-1.384</text:p>
          </table:table-cell>
          <table:table-cell office:value-type="float" office:value="34.4348389540011" calcext:value-type="float">
            <text:p>34.435</text:p>
          </table:table-cell>
          <table:table-cell office:value-type="float" office:value="13.5423510123922" calcext:value-type="float">
            <text:p>13.542</text:p>
          </table:table-cell>
          <table:table-cell office:value-type="float" office:value="-11.3851950174677" calcext:value-type="float">
            <text:p>-11.385</text:p>
          </table:table-cell>
          <table:table-cell/>
          <table:table-cell table:formula="of:=[.C22]&gt;[.C21]" office:value-type="float" office:value="1" calcext:value-type="float">
            <text:p>1.000</text:p>
          </table:table-cell>
          <table:table-cell table:formula="of:=[.E22]&lt;[.E21]" office:value-type="float" office:value="0" calcext:value-type="float">
            <text:p>0.000</text:p>
          </table:table-cell>
          <table:table-cell office:value-type="float" office:value="19" calcext:value-type="float">
            <text:p>19</text:p>
          </table:table-cell>
          <table:table-cell table:style-name="ce13" table:formula="of:=INDIRECT([.V22] &amp; [.X22])" office:value-type="float" office:value="-7.68138714004101" calcext:value-type="float">
            <text:p>-7.681</text:p>
          </table:table-cell>
          <table:table-cell table:style-name="ce13" table:formula="of:=INDIRECT([.W22] &amp; [.X22])" office:value-type="float" office:value="25.5391481990714" calcext:value-type="float">
            <text:p>25.539</text:p>
          </table:table-cell>
          <table:table-cell table:formula="of:=[.P18]" office:value-type="float" office:value="1.902" calcext:value-type="float">
            <text:p>1.902</text:p>
          </table:table-cell>
          <table:table-cell table:number-columns-repeated="4"/>
          <table:table-cell table:formula="of:=[.U21]+1"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.3031198338001" calcext:value-type="float">
            <text:p>14.303</text:p>
          </table:table-cell>
          <table:table-cell office:value-type="float" office:value="-11.1232413049272" calcext:value-type="float">
            <text:p>-11.123</text:p>
          </table:table-cell>
          <table:table-cell office:value-type="float" office:value="-1.54969436957335" calcext:value-type="float">
            <text:p>-1.550</text:p>
          </table:table-cell>
          <table:table-cell office:value-type="float" office:value="34.9166741462839" calcext:value-type="float">
            <text:p>34.917</text:p>
          </table:table-cell>
          <table:table-cell office:value-type="float" office:value="-0.788925548165426" calcext:value-type="float">
            <text:p>-0.789</text:p>
          </table:table-cell>
          <table:table-cell office:value-type="float" office:value="35.1786278588245" calcext:value-type="float">
            <text:p>35.179</text:p>
          </table:table-cell>
          <table:table-cell office:value-type="float" office:value="15.0638886552081" calcext:value-type="float">
            <text:p>15.064</text:p>
          </table:table-cell>
          <table:table-cell office:value-type="float" office:value="-10.8612875923866" calcext:value-type="float">
            <text:p>-10.861</text:p>
          </table:table-cell>
          <table:table-cell/>
          <table:table-cell table:formula="of:=[.C23]&gt;[.C22]" office:value-type="float" office:value="1" calcext:value-type="float">
            <text:p>1.000</text:p>
          </table:table-cell>
          <table:table-cell table:formula="of:=[.E23]&lt;[.E22]" office:value-type="float" office:value="0" calcext:value-type="float">
            <text:p>0.000</text:p>
          </table:table-cell>
          <table:table-cell office:value-type="float" office:value="20" calcext:value-type="float">
            <text:p>20</text:p>
          </table:table-cell>
          <table:table-cell table:style-name="ce15" table:formula="of:=INDIRECT([.V23] &amp; [.X23])" office:value-type="float" office:value="-6.92061831863308" calcext:value-type="float">
            <text:p>-6.921</text:p>
          </table:table-cell>
          <table:table-cell table:style-name="ce15" table:formula="of:=INDIRECT([.W23] &amp; [.X23])" office:value-type="float" office:value="25.801101911612" calcext:value-type="float">
            <text:p>25.801</text:p>
          </table:table-cell>
          <table:table-cell table:formula="of:=[.P19]" office:value-type="float" office:value="5.042" calcext:value-type="float">
            <text:p>5.042</text:p>
          </table:table-cell>
          <table:table-cell table:number-columns-repeated="4"/>
          <table:table-cell table:formula="of:=[.U22]"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2" calcext:value-type="float">
            <text:p>12</text:p>
          </table:table-cell>
          <table:table-cell table:style-name="ce28"/>
          <table:table-cell table:number-columns-repeated="4"/>
        </table:table-row>
        <table:table-row table:style-name="ro1">
          <table:table-cell/>
          <table:table-cell office:value-type="float" office:value="15.0886252288552" calcext:value-type="float">
            <text:p>15.089</text:p>
          </table:table-cell>
          <table:table-cell office:value-type="float" office:value="-10.9331278186491" calcext:value-type="float">
            <text:p>-10.933</text:p>
          </table:table-cell>
          <table:table-cell office:value-type="float" office:value="-0.949753945396819" calcext:value-type="float">
            <text:p>-0.950</text:p>
          </table:table-cell>
          <table:table-cell office:value-type="float" office:value="35.6457074395031" calcext:value-type="float">
            <text:p>35.646</text:p>
          </table:table-cell>
          <table:table-cell office:value-type="float" office:value="-0.188985123988891" calcext:value-type="float">
            <text:p>-0.189</text:p>
          </table:table-cell>
          <table:table-cell office:value-type="float" office:value="35.9076611520437" calcext:value-type="float">
            <text:p>35.908</text:p>
          </table:table-cell>
          <table:table-cell office:value-type="float" office:value="15.8493940502632" calcext:value-type="float">
            <text:p>15.849</text:p>
          </table:table-cell>
          <table:table-cell office:value-type="float" office:value="-10.6711741061086" calcext:value-type="float">
            <text:p>-10.671</text:p>
          </table:table-cell>
          <table:table-cell/>
          <table:table-cell table:formula="of:=[.C24]&gt;[.C23]" office:value-type="float" office:value="1" calcext:value-type="float">
            <text:p>1.000</text:p>
          </table:table-cell>
          <table:table-cell table:formula="of:=[.E24]&lt;[.E23]" office:value-type="float" office:value="0" calcext:value-type="float">
            <text:p>0.000</text:p>
          </table:table-cell>
          <table:table-cell table:style-name="ce41" office:value-type="float" office:value="21" calcext:value-type="float">
            <text:p>21</text:p>
          </table:table-cell>
          <table:table-cell table:style-name="ce18" table:formula="of:=INDIRECT([.V24] &amp; [.X24])" office:value-type="float" office:value="6.56344487115958" calcext:value-type="float">
            <text:p>6.563</text:p>
          </table:table-cell>
          <table:table-cell table:style-name="ce18" table:formula="of:=INDIRECT([.W24] &amp; [.X24])" office:value-type="float" office:value="-13.359461079452" calcext:value-type="float">
            <text:p>-13.359</text:p>
          </table:table-cell>
          <table:table-cell table:formula="of:=[.P20]" office:value-type="float" office:value="5.042" calcext:value-type="float">
            <text:p>5.042</text:p>
          </table:table-cell>
          <table:table-cell table:number-columns-repeated="4"/>
          <table:table-cell table:formula="of:=[.U23]+1"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13" calcext:value-type="float">
            <text:p>13</text:p>
          </table:table-cell>
          <table:table-cell table:style-name="ce28"/>
          <table:table-cell table:number-columns-repeated="4"/>
        </table:table-row>
        <table:table-row table:style-name="ro1">
          <table:table-cell/>
          <table:table-cell office:value-type="float" office:value="15.8600487562285" calcext:value-type="float">
            <text:p>15.860</text:p>
          </table:table-cell>
          <table:table-cell office:value-type="float" office:value="-10.7021176190717" calcext:value-type="float">
            <text:p>-10.702</text:p>
          </table:table-cell>
          <table:table-cell office:value-type="float" office:value="-0.325554365373284" calcext:value-type="float">
            <text:p>-0.326</text:p>
          </table:table-cell>
          <table:table-cell office:value-type="float" office:value="36.3042870284281" calcext:value-type="float">
            <text:p>36.304</text:p>
          </table:table-cell>
          <table:table-cell office:value-type="float" office:value="0.435214456034646" calcext:value-type="float">
            <text:p>0.435</text:p>
          </table:table-cell>
          <table:table-cell office:value-type="float" office:value="36.5662407409687" calcext:value-type="float">
            <text:p>36.566</text:p>
          </table:table-cell>
          <table:table-cell office:value-type="float" office:value="15.8593062002386" calcext:value-type="float">
            <text:p>15.859</text:p>
          </table:table-cell>
          <table:table-cell office:value-type="float" office:value="-10.6999610798884" calcext:value-type="float">
            <text:p>-10.700</text:p>
          </table:table-cell>
          <table:table-cell/>
          <table:table-cell table:formula="of:=[.C25]&gt;[.C24]" office:value-type="float" office:value="1" calcext:value-type="float">
            <text:p>1.000</text:p>
          </table:table-cell>
          <table:table-cell table:formula="of:=[.E25]&lt;[.E24]" office:value-type="float" office:value="0" calcext:value-type="float">
            <text:p>0.000</text:p>
          </table:table-cell>
          <table:table-cell table:style-name="ce41" office:value-type="float" office:value="22" calcext:value-type="float">
            <text:p>22</text:p>
          </table:table-cell>
          <table:table-cell table:style-name="ce12" table:formula="of:=INDIRECT([.V25] &amp; [.X25])" office:value-type="float" office:value="7.3242136925675" calcext:value-type="float">
            <text:p>7.324</text:p>
          </table:table-cell>
          <table:table-cell table:style-name="ce12" table:formula="of:=INDIRECT([.W25] &amp; [.X25])" office:value-type="float" office:value="-13.0975073669114" calcext:value-type="float">
            <text:p>-13.098</text:p>
          </table:table-cell>
          <table:table-cell table:formula="of:=[.P21]" office:value-type="float" office:value="1.902" calcext:value-type="float">
            <text:p>1.902</text:p>
          </table:table-cell>
          <table:table-cell table:number-columns-repeated="4"/>
          <table:table-cell table:formula="of:=[.U24]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4" calcext:value-type="float">
            <text:p>14</text:p>
          </table:table-cell>
          <table:table-cell table:style-name="ce28"/>
          <table:table-cell table:number-columns-repeated="4"/>
        </table:table-row>
        <table:table-row table:style-name="ro1">
          <table:table-cell/>
          <table:table-cell office:value-type="float" office:value="16.6200750216465" calcext:value-type="float">
            <text:p>16.620</text:p>
          </table:table-cell>
          <table:table-cell office:value-type="float" office:value="-10.4380073673478" calcext:value-type="float">
            <text:p>-10.438</text:p>
          </table:table-cell>
          <table:table-cell office:value-type="float" office:value="0.2925820268494" calcext:value-type="float">
            <text:p>0.293</text:p>
          </table:table-cell>
          <table:table-cell office:value-type="float" office:value="36.9804753933178" calcext:value-type="float">
            <text:p>36.980</text:p>
          </table:table-cell>
          <table:table-cell office:value-type="float" office:value="1.05335084825731" calcext:value-type="float">
            <text:p>1.053</text:p>
          </table:table-cell>
          <table:table-cell office:value-type="float" office:value="37.2424291058584" calcext:value-type="float">
            <text:p>37.242</text:p>
          </table:table-cell>
          <table:table-cell office:value-type="float" office:value="17.3808438430545" calcext:value-type="float">
            <text:p>17.381</text:p>
          </table:table-cell>
          <table:table-cell office:value-type="float" office:value="-10.1760536548072" calcext:value-type="float">
            <text:p>-10.176</text:p>
          </table:table-cell>
          <table:table-cell/>
          <table:table-cell table:formula="of:=[.C26]&gt;[.C25]" office:value-type="float" office:value="1" calcext:value-type="float">
            <text:p>1.000</text:p>
          </table:table-cell>
          <table:table-cell table:formula="of:=[.E26]&lt;[.E25]" office:value-type="float" office:value="0" calcext:value-type="float">
            <text:p>0.000</text:p>
          </table:table-cell>
          <table:table-cell office:value-type="float" office:value="23" calcext:value-type="float">
            <text:p>23</text:p>
          </table:table-cell>
          <table:table-cell table:style-name="ce13" table:formula="of:=INDIRECT([.V26] &amp; [.X26])" office:value-type="float" office:value="-6.37242586538146" calcext:value-type="float">
            <text:p>-6.372</text:p>
          </table:table-cell>
          <table:table-cell table:style-name="ce13" table:formula="of:=INDIRECT([.W26] &amp; [.X26])" office:value-type="float" office:value="26.680422224889" calcext:value-type="float">
            <text:p>26.680</text:p>
          </table:table-cell>
          <table:table-cell table:formula="of:=[.P22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style-name="ce3"/>
          <table:table-cell office:value-type="float" office:value="17.3841921800686" calcext:value-type="float">
            <text:p>17.384</text:p>
          </table:table-cell>
          <table:table-cell office:value-type="float" office:value="-10.1857779315858" calcext:value-type="float">
            <text:p>-10.186</text:p>
          </table:table-cell>
          <table:table-cell office:value-type="float" office:value="0.947750409476173" calcext:value-type="float">
            <text:p>0.948</text:p>
          </table:table-cell>
          <table:table-cell office:value-type="float" office:value="37.5491150488539" calcext:value-type="float">
            <text:p>37.549</text:p>
          </table:table-cell>
          <table:table-cell office:value-type="float" office:value="1.70851923088409" calcext:value-type="float">
            <text:p>1.709</text:p>
          </table:table-cell>
          <table:table-cell office:value-type="float" office:value="37.8110687613945" calcext:value-type="float">
            <text:p>37.811</text:p>
          </table:table-cell>
          <table:table-cell office:value-type="float" office:value="17.377024280515" calcext:value-type="float">
            <text:p>17.377</text:p>
          </table:table-cell>
          <table:table-cell office:value-type="float" office:value="-10.1649608397322" calcext:value-type="float">
            <text:p>-10.165</text:p>
          </table:table-cell>
          <table:table-cell/>
          <table:table-cell table:formula="of:=[.C27]&gt;[.C26]" office:value-type="float" office:value="1" calcext:value-type="float">
            <text:p>1.000</text:p>
          </table:table-cell>
          <table:table-cell table:formula="of:=[.E27]&lt;[.E26]" office:value-type="float" office:value="0" calcext:value-type="float">
            <text:p>0.000</text:p>
          </table:table-cell>
          <table:table-cell office:value-type="float" office:value="24" calcext:value-type="float">
            <text:p>24</text:p>
          </table:table-cell>
          <table:table-cell table:style-name="ce15" table:formula="of:=INDIRECT([.V27] &amp; [.X27])" office:value-type="float" office:value="-5.61165704397353" calcext:value-type="float">
            <text:p>-5.612</text:p>
          </table:table-cell>
          <table:table-cell table:style-name="ce15" table:formula="of:=INDIRECT([.W27] &amp; [.X27])" office:value-type="float" office:value="26.9423759374295" calcext:value-type="float">
            <text:p>26.942</text:p>
          </table:table-cell>
          <table:table-cell table:formula="of:=[.P23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.1377931019229" calcext:value-type="float">
            <text:p>18.138</text:p>
          </table:table-cell>
          <table:table-cell office:value-type="float" office:value="-9.9030071271916" calcext:value-type="float">
            <text:p>-9.903</text:p>
          </table:table-cell>
          <table:table-cell office:value-type="float" office:value="1.60137865435835" calcext:value-type="float">
            <text:p>1.601</text:p>
          </table:table-cell>
          <table:table-cell office:value-type="float" office:value="38.122227589181" calcext:value-type="float">
            <text:p>38.122</text:p>
          </table:table-cell>
          <table:table-cell office:value-type="float" office:value="2.36214747576627" calcext:value-type="float">
            <text:p>2.362</text:p>
          </table:table-cell>
          <table:table-cell office:value-type="float" office:value="38.3841813017216" calcext:value-type="float">
            <text:p>38.384</text:p>
          </table:table-cell>
          <table:table-cell office:value-type="float" office:value="18.1256275851082" calcext:value-type="float">
            <text:p>18.126</text:p>
          </table:table-cell>
          <table:table-cell office:value-type="float" office:value="-9.8676759009257" calcext:value-type="float">
            <text:p>-9.868</text:p>
          </table:table-cell>
          <table:table-cell/>
          <table:table-cell table:formula="of:=[.C28]&gt;[.C27]" office:value-type="float" office:value="1" calcext:value-type="float">
            <text:p>1.000</text:p>
          </table:table-cell>
          <table:table-cell table:formula="of:=[.E28]&lt;[.E27]" office:value-type="float" office:value="0" calcext:value-type="float">
            <text:p>0.000</text:p>
          </table:table-cell>
          <table:table-cell office:value-type="float" office:value="25" calcext:value-type="float">
            <text:p>25</text:p>
          </table:table-cell>
          <table:table-cell table:formula="of:=INDIRECT([.V28] &amp; [.X28])" office:value-type="float" office:value="8.01444084738542" calcext:value-type="float">
            <text:p>8.014</text:p>
          </table:table-cell>
          <table:table-cell table:formula="of:=INDIRECT([.W28] &amp; [.X28])" office:value-type="float" office:value="-12.6306857789308" calcext:value-type="float">
            <text:p>-12.631</text:p>
          </table:table-cell>
          <table:table-cell table:formula="of:=[.P24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Swap B C to HI – I need to move righ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8863964065161" calcext:value-type="float">
            <text:p>18.886</text:p>
          </table:table-cell>
          <table:table-cell office:value-type="float" office:value="-9.60572218838512" calcext:value-type="float">
            <text:p>-9.606</text:p>
          </table:table-cell>
          <table:table-cell office:value-type="float" office:value="2.27272944323041" calcext:value-type="float">
            <text:p>2.273</text:p>
          </table:table-cell>
          <table:table-cell office:value-type="float" office:value="38.6438701244726" calcext:value-type="float">
            <text:p>38.644</text:p>
          </table:table-cell>
          <table:table-cell office:value-type="float" office:value="3.03349826463834" calcext:value-type="float">
            <text:p>3.033</text:p>
          </table:table-cell>
          <table:table-cell office:value-type="float" office:value="38.9058238370132" calcext:value-type="float">
            <text:p>38.906</text:p>
          </table:table-cell>
          <table:table-cell office:value-type="float" office:value="19.647165227924" calcext:value-type="float">
            <text:p>19.647</text:p>
          </table:table-cell>
          <table:table-cell office:value-type="float" office:value="-9.34376847584454" calcext:value-type="float">
            <text:p>-9.344</text:p>
          </table:table-cell>
          <table:table-cell/>
          <table:table-cell table:formula="of:=[.C29]&gt;[.C28]" office:value-type="float" office:value="1" calcext:value-type="float">
            <text:p>1.000</text:p>
          </table:table-cell>
          <table:table-cell table:formula="of:=[.E29]&lt;[.E28]" office:value-type="float" office:value="0" calcext:value-type="float">
            <text:p>0.000</text:p>
          </table:table-cell>
          <table:table-cell office:value-type="float" office:value="26" calcext:value-type="float">
            <text:p>26</text:p>
          </table:table-cell>
          <table:table-cell table:formula="of:=INDIRECT([.V29] &amp; [.X29])" office:value-type="float" office:value="8.77520966879335" calcext:value-type="float">
            <text:p>8.775</text:p>
          </table:table-cell>
          <table:table-cell table:formula="of:=INDIRECT([.W29] &amp; [.X29])" office:value-type="float" office:value="-12.3687320663902" calcext:value-type="float">
            <text:p>-12.369</text:p>
          </table:table-cell>
          <table:table-cell table:formula="of:=[.P25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ed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654691514343" calcext:value-type="float">
            <text:p>19.655</text:p>
          </table:table-cell>
          <table:table-cell office:value-type="float" office:value="-9.36562639873108" calcext:value-type="float">
            <text:p>-9.366</text:p>
          </table:table-cell>
          <table:table-cell office:value-type="float" office:value="2.94082351839472" calcext:value-type="float">
            <text:p>2.941</text:p>
          </table:table-cell>
          <table:table-cell office:value-type="float" office:value="39.1749708431397" calcext:value-type="float">
            <text:p>39.175</text:p>
          </table:table-cell>
          <table:table-cell office:value-type="float" office:value="3.70159233980264" calcext:value-type="float">
            <text:p>3.702</text:p>
          </table:table-cell>
          <table:table-cell office:value-type="float" office:value="39.4369245556803" calcext:value-type="float">
            <text:p>39.437</text:p>
          </table:table-cell>
          <table:table-cell office:value-type="float" office:value="19.6434259204288" calcext:value-type="float">
            <text:p>19.643</text:p>
          </table:table-cell>
          <table:table-cell office:value-type="float" office:value="-9.3329087383419" calcext:value-type="float">
            <text:p>-9.333</text:p>
          </table:table-cell>
          <table:table-cell/>
          <table:table-cell table:formula="of:=[.C30]&gt;[.C29]" office:value-type="float" office:value="1" calcext:value-type="float">
            <text:p>1.000</text:p>
          </table:table-cell>
          <table:table-cell table:formula="of:=[.E30]&lt;[.E29]" office:value-type="float" office:value="0" calcext:value-type="float">
            <text:p>0.000</text:p>
          </table:table-cell>
          <table:table-cell office:value-type="float" office:value="27" calcext:value-type="float">
            <text:p>27</text:p>
          </table:table-cell>
          <table:table-cell table:formula="of:=INDIRECT([.V30] &amp; [.X30])" office:value-type="float" office:value="-5.34414959497179" calcext:value-type="float">
            <text:p>-5.344</text:p>
          </table:table-cell>
          <table:table-cell table:formula="of:=INDIRECT([.W30] &amp; [.X30])" office:value-type="float" office:value="28.6368646932495" calcext:value-type="float">
            <text:p>28.637</text:p>
          </table:table-cell>
          <table:table-cell table:formula="of:=[.P26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.4041947418367" calcext:value-type="float">
            <text:p>20.404</text:p>
          </table:table-cell>
          <table:table-cell office:value-type="float" office:value="-9.07095502580132" calcext:value-type="float">
            <text:p>-9.071</text:p>
          </table:table-cell>
          <table:table-cell office:value-type="float" office:value="3.62702126608191" calcext:value-type="float">
            <text:p>3.627</text:p>
          </table:table-cell>
          <table:table-cell office:value-type="float" office:value="39.65349467914" calcext:value-type="float">
            <text:p>39.653</text:p>
          </table:table-cell>
          <table:table-cell office:value-type="float" office:value="4.38779008748983" calcext:value-type="float">
            <text:p>4.388</text:p>
          </table:table-cell>
          <table:table-cell office:value-type="float" office:value="39.9154483916806" calcext:value-type="float">
            <text:p>39.915</text:p>
          </table:table-cell>
          <table:table-cell office:value-type="float" office:value="20.4037179061964" calcext:value-type="float">
            <text:p>20.404</text:p>
          </table:table-cell>
          <table:table-cell office:value-type="float" office:value="-9.06957019454802" calcext:value-type="float">
            <text:p>-9.070</text:p>
          </table:table-cell>
          <table:table-cell/>
          <table:table-cell table:formula="of:=[.C31]&gt;[.C30]" office:value-type="float" office:value="1" calcext:value-type="float">
            <text:p>1.000</text:p>
          </table:table-cell>
          <table:table-cell table:formula="of:=[.E31]&lt;[.E30]" office:value-type="float" office:value="0" calcext:value-type="float">
            <text:p>0.000</text:p>
          </table:table-cell>
          <table:table-cell office:value-type="float" office:value="28" calcext:value-type="float">
            <text:p>28</text:p>
          </table:table-cell>
          <table:table-cell table:formula="of:=INDIRECT([.V31] &amp; [.X31])" office:value-type="float" office:value="-4.58338077356389" calcext:value-type="float">
            <text:p>-4.583</text:p>
          </table:table-cell>
          <table:table-cell table:formula="of:=INDIRECT([.W31] &amp; [.X31])" office:value-type="float" office:value="28.89881840579" calcext:value-type="float">
            <text:p>28.899</text:p>
          </table:table-cell>
          <table:table-cell table:formula="of:=[.P27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.1644867276044" calcext:value-type="float">
            <text:p>21.164</text:p>
          </table:table-cell>
          <table:table-cell office:value-type="float" office:value="-8.80761648200744" calcext:value-type="float">
            <text:p>-8.808</text:p>
          </table:table-cell>
          <table:table-cell office:value-type="float" office:value="4.32292106303498" calcext:value-type="float">
            <text:p>4.323</text:p>
          </table:table-cell>
          <table:table-cell office:value-type="float" office:value="40.1038417181266" calcext:value-type="float">
            <text:p>40.104</text:p>
          </table:table-cell>
          <table:table-cell office:value-type="float" office:value="5.0836898844429" calcext:value-type="float">
            <text:p>5.084</text:p>
          </table:table-cell>
          <table:table-cell office:value-type="float" office:value="40.3657954306672" calcext:value-type="float">
            <text:p>40.366</text:p>
          </table:table-cell>
          <table:table-cell office:value-type="float" office:value="21.1550734614597" calcext:value-type="float">
            <text:p>21.155</text:p>
          </table:table-cell>
          <table:table-cell office:value-type="float" office:value="-8.78027837207563" calcext:value-type="float">
            <text:p>-8.780</text:p>
          </table:table-cell>
          <table:table-cell/>
          <table:table-cell table:formula="of:=[.C32]&gt;[.C31]" office:value-type="float" office:value="1" calcext:value-type="float">
            <text:p>1.000</text:p>
          </table:table-cell>
          <table:table-cell table:formula="of:=[.E32]&lt;[.E31]" office:value-type="float" office:value="0" calcext:value-type="float">
            <text:p>0.000</text:p>
          </table:table-cell>
          <table:table-cell office:value-type="float" office:value="29" calcext:value-type="float">
            <text:p>29</text:p>
          </table:table-cell>
          <table:table-cell table:formula="of:=INDIRECT([.V32] &amp; [.X32])" office:value-type="float" office:value="9.56388332636204" calcext:value-type="float">
            <text:p>9.564</text:p>
          </table:table-cell>
          <table:table-cell table:formula="of:=INDIRECT([.W32] &amp; [.X32])" office:value-type="float" office:value="-12.1878198825675" calcext:value-type="float">
            <text:p>-12.188</text:p>
          </table:table-cell>
          <table:table-cell table:formula="of:=[.P28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.9158422828676" calcext:value-type="float">
            <text:p>21.916</text:p>
          </table:table-cell>
          <table:table-cell office:value-type="float" office:value="-8.51832465953505" calcext:value-type="float">
            <text:p>-8.518</text:p>
          </table:table-cell>
          <table:table-cell office:value-type="float" office:value="5.02966010365783" calcext:value-type="float">
            <text:p>5.030</text:p>
          </table:table-cell>
          <table:table-cell office:value-type="float" office:value="40.5227093077416" calcext:value-type="float">
            <text:p>40.523</text:p>
          </table:table-cell>
          <table:table-cell office:value-type="float" office:value="5.79042892506576" calcext:value-type="float">
            <text:p>5.790</text:p>
          </table:table-cell>
          <table:table-cell office:value-type="float" office:value="40.7846630202822" calcext:value-type="float">
            <text:p>40.785</text:p>
          </table:table-cell>
          <table:table-cell office:value-type="float" office:value="21.8932567160319" calcext:value-type="float">
            <text:p>21.893</text:p>
          </table:table-cell>
          <table:table-cell office:value-type="float" office:value="-8.45273141065217" calcext:value-type="float">
            <text:p>-8.453</text:p>
          </table:table-cell>
          <table:table-cell/>
          <table:table-cell table:formula="of:=[.C33]&gt;[.C32]" office:value-type="float" office:value="1" calcext:value-type="float">
            <text:p>1.000</text:p>
          </table:table-cell>
          <table:table-cell table:formula="of:=[.E33]&lt;[.E32]" office:value-type="float" office:value="0" calcext:value-type="float">
            <text:p>0.000</text:p>
          </table:table-cell>
          <table:table-cell office:value-type="float" office:value="30" calcext:value-type="float">
            <text:p>30</text:p>
          </table:table-cell>
          <table:table-cell table:formula="of:=INDIRECT([.V33] &amp; [.X33])" office:value-type="float" office:value="10.32465214777" calcext:value-type="float">
            <text:p>10.325</text:p>
          </table:table-cell>
          <table:table-cell table:formula="of:=INDIRECT([.W33] &amp; [.X33])" office:value-type="float" office:value="-11.9258661700269" calcext:value-type="float">
            <text:p>-11.926</text:p>
          </table:table-cell>
          <table:table-cell table:formula="of:=[.P29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.6540255374398" calcext:value-type="float">
            <text:p>22.654</text:p>
          </table:table-cell>
          <table:table-cell office:value-type="float" office:value="-8.19077769811159" calcext:value-type="float">
            <text:p>-8.191</text:p>
          </table:table-cell>
          <table:table-cell office:value-type="float" office:value="5.74859711353883" calcext:value-type="float">
            <text:p>5.749</text:p>
          </table:table-cell>
          <table:table-cell office:value-type="float" office:value="40.9061514223516" calcext:value-type="float">
            <text:p>40.906</text:p>
          </table:table-cell>
          <table:table-cell office:value-type="float" office:value="6.50936593494675" calcext:value-type="float">
            <text:p>6.509</text:p>
          </table:table-cell>
          <table:table-cell office:value-type="float" office:value="41.1681051348922" calcext:value-type="float">
            <text:p>41.168</text:p>
          </table:table-cell>
          <table:table-cell office:value-type="float" office:value="22.6250611275652" calcext:value-type="float">
            <text:p>22.625</text:p>
          </table:table-cell>
          <table:table-cell office:value-type="float" office:value="-8.10665894388844" calcext:value-type="float">
            <text:p>-8.107</text:p>
          </table:table-cell>
          <table:table-cell/>
          <table:table-cell table:formula="of:=[.C34]&gt;[.C33]" office:value-type="float" office:value="1" calcext:value-type="float">
            <text:p>1.000</text:p>
          </table:table-cell>
          <table:table-cell table:formula="of:=[.E34]&lt;[.E33]" office:value-type="float" office:value="0" calcext:value-type="float">
            <text:p>0.000</text:p>
          </table:table-cell>
          <table:table-cell office:value-type="float" office:value="31" calcext:value-type="float">
            <text:p>31</text:p>
          </table:table-cell>
          <table:table-cell table:formula="of:=INDIRECT([.V34] &amp; [.X34])" office:value-type="float" office:value="-4.35749511330818" calcext:value-type="float">
            <text:p>-4.357</text:p>
          </table:table-cell>
          <table:table-cell table:formula="of:=INDIRECT([.W34] &amp; [.X34])" office:value-type="float" office:value="30.7141856132345" calcext:value-type="float">
            <text:p>30.714</text:p>
          </table:table-cell>
          <table:table-cell table:formula="of:=[.P30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.3858299489732" calcext:value-type="float">
            <text:p>23.386</text:p>
          </table:table-cell>
          <table:table-cell office:value-type="float" office:value="-7.84470523134785" calcext:value-type="float">
            <text:p>-7.845</text:p>
          </table:table-cell>
          <table:table-cell office:value-type="float" office:value="6.47543582473646" calcext:value-type="float">
            <text:p>6.475</text:p>
          </table:table-cell>
          <table:table-cell office:value-type="float" office:value="41.2666453300457" calcext:value-type="float">
            <text:p>41.267</text:p>
          </table:table-cell>
          <table:table-cell office:value-type="float" office:value="7.23620464614438" calcext:value-type="float">
            <text:p>7.236</text:p>
          </table:table-cell>
          <table:table-cell office:value-type="float" office:value="41.5285990425863" calcext:value-type="float">
            <text:p>41.529</text:p>
          </table:table-cell>
          <table:table-cell office:value-type="float" office:value="23.3711039697354" calcext:value-type="float">
            <text:p>23.371</text:p>
          </table:table-cell>
          <table:table-cell office:value-type="float" office:value="-7.80193788226123" calcext:value-type="float">
            <text:p>-7.802</text:p>
          </table:table-cell>
          <table:table-cell/>
          <table:table-cell table:formula="of:=[.C35]&gt;[.C34]" office:value-type="float" office:value="1" calcext:value-type="float">
            <text:p>1.000</text:p>
          </table:table-cell>
          <table:table-cell table:formula="of:=[.E35]&lt;[.E34]" office:value-type="float" office:value="0" calcext:value-type="float">
            <text:p>0.000</text:p>
          </table:table-cell>
          <table:table-cell office:value-type="float" office:value="32" calcext:value-type="float">
            <text:p>32</text:p>
          </table:table-cell>
          <table:table-cell table:formula="of:=INDIRECT([.V35] &amp; [.X35])" office:value-type="float" office:value="-3.59672629190027" calcext:value-type="float">
            <text:p>-3.597</text:p>
          </table:table-cell>
          <table:table-cell table:formula="of:=INDIRECT([.W35] &amp; [.X35])" office:value-type="float" office:value="30.9761393257751" calcext:value-type="float">
            <text:p>30.976</text:p>
          </table:table-cell>
          <table:table-cell table:formula="of:=[.P31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1318727911433" calcext:value-type="float">
            <text:p>24.132</text:p>
          </table:table-cell>
          <table:table-cell office:value-type="float" office:value="-7.53998416972065" calcext:value-type="float">
            <text:p>-7.540</text:p>
          </table:table-cell>
          <table:table-cell office:value-type="float" office:value="7.22723784884224" calcext:value-type="float">
            <text:p>7.227</text:p>
          </table:table-cell>
          <table:table-cell office:value-type="float" office:value="41.5546405128491" calcext:value-type="float">
            <text:p>41.555</text:p>
          </table:table-cell>
          <table:table-cell office:value-type="float" office:value="7.98800667025016" calcext:value-type="float">
            <text:p>7.988</text:p>
          </table:table-cell>
          <table:table-cell office:value-type="float" office:value="41.8165942253896" calcext:value-type="float">
            <text:p>41.817</text:p>
          </table:table-cell>
          <table:table-cell office:value-type="float" office:value="24.8926416125513" calcext:value-type="float">
            <text:p>24.893</text:p>
          </table:table-cell>
          <table:table-cell office:value-type="float" office:value="-7.27803045718007" calcext:value-type="float">
            <text:p>-7.278</text:p>
          </table:table-cell>
          <table:table-cell/>
          <table:table-cell table:formula="of:=[.C36]&gt;[.C35]" office:value-type="float" office:value="1" calcext:value-type="float">
            <text:p>1.000</text:p>
          </table:table-cell>
          <table:table-cell table:formula="of:=[.E36]&lt;[.E35]" office:value-type="float" office:value="0" calcext:value-type="float">
            <text:p>0.000</text:p>
          </table:table-cell>
          <table:table-cell office:value-type="float" office:value="33" calcext:value-type="float">
            <text:p>33</text:p>
          </table:table-cell>
          <table:table-cell table:formula="of:=INDIRECT([.V36] &amp; [.X36])" office:value-type="float" office:value="11.1442451678632" calcext:value-type="float">
            <text:p>11.144</text:p>
          </table:table-cell>
          <table:table-cell table:formula="of:=INDIRECT([.W36] &amp; [.X36])" office:value-type="float" office:value="-11.8347503351788" calcext:value-type="float">
            <text:p>-11.835</text:p>
          </table:table-cell>
          <table:table-cell table:formula="of:=[.P32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9099347495447" calcext:value-type="float">
            <text:p>24.910</text:p>
          </table:table-cell>
          <table:table-cell office:value-type="float" office:value="-7.32825337374539" calcext:value-type="float">
            <text:p>-7.328</text:p>
          </table:table-cell>
          <table:table-cell office:value-type="float" office:value="7.97669491192107" calcext:value-type="float">
            <text:p>7.977</text:p>
          </table:table-cell>
          <table:table-cell office:value-type="float" office:value="41.8494459569746" calcext:value-type="float">
            <text:p>41.849</text:p>
          </table:table-cell>
          <table:table-cell office:value-type="float" office:value="8.73746373332895" calcext:value-type="float">
            <text:p>8.737</text:p>
          </table:table-cell>
          <table:table-cell office:value-type="float" office:value="42.1113996695152" calcext:value-type="float">
            <text:p>42.111</text:p>
          </table:table-cell>
          <table:table-cell office:value-type="float" office:value="24.885219786671" calcext:value-type="float">
            <text:p>24.885</text:p>
          </table:table-cell>
          <table:table-cell office:value-type="float" office:value="-7.2564759097264" calcext:value-type="float">
            <text:p>-7.256</text:p>
          </table:table-cell>
          <table:table-cell/>
          <table:table-cell table:formula="of:=[.C37]&gt;[.C36]" office:value-type="float" office:value="1" calcext:value-type="float">
            <text:p>1.000</text:p>
          </table:table-cell>
          <table:table-cell table:formula="of:=[.E37]&lt;[.E36]" office:value-type="float" office:value="0" calcext:value-type="float">
            <text:p>0.000</text:p>
          </table:table-cell>
          <table:table-cell office:value-type="float" office:value="34" calcext:value-type="float">
            <text:p>34</text:p>
          </table:table-cell>
          <table:table-cell table:formula="of:=INDIRECT([.V37] &amp; [.X37])" office:value-type="float" office:value="11.9050139892711" calcext:value-type="float">
            <text:p>11.905</text:p>
          </table:table-cell>
          <table:table-cell table:formula="of:=INDIRECT([.W37] &amp; [.X37])" office:value-type="float" office:value="-11.5727966226382" calcext:value-type="float">
            <text:p>-11.573</text:p>
          </table:table-cell>
          <table:table-cell table:formula="of:=[.P33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6459886080789" calcext:value-type="float">
            <text:p>25.646</text:p>
          </table:table-cell>
          <table:table-cell office:value-type="float" office:value="-6.99452219718583" calcext:value-type="float">
            <text:p>-6.995</text:p>
          </table:table-cell>
          <table:table-cell office:value-type="float" office:value="8.73066412734781" calcext:value-type="float">
            <text:p>8.731</text:p>
          </table:table-cell>
          <table:table-cell office:value-type="float" office:value="42.1311471591696" calcext:value-type="float">
            <text:p>42.131</text:p>
          </table:table-cell>
          <table:table-cell office:value-type="float" office:value="9.49143294875573" calcext:value-type="float">
            <text:p>9.491</text:p>
          </table:table-cell>
          <table:table-cell office:value-type="float" office:value="42.3931008717101" calcext:value-type="float">
            <text:p>42.393</text:p>
          </table:table-cell>
          <table:table-cell office:value-type="float" office:value="25.6135541632842" calcext:value-type="float">
            <text:p>25.614</text:p>
          </table:table-cell>
          <table:table-cell office:value-type="float" office:value="-6.90032572980157" calcext:value-type="float">
            <text:p>-6.900</text:p>
          </table:table-cell>
          <table:table-cell/>
          <table:table-cell table:formula="of:=[.C38]&gt;[.C37]" office:value-type="float" office:value="1" calcext:value-type="float">
            <text:p>1.000</text:p>
          </table:table-cell>
          <table:table-cell table:formula="of:=[.E38]&lt;[.E37]" office:value-type="float" office:value="0" calcext:value-type="float">
            <text:p>0.000</text:p>
          </table:table-cell>
          <table:table-cell office:value-type="float" office:value="35" calcext:value-type="float">
            <text:p>35</text:p>
          </table:table-cell>
          <table:table-cell table:formula="of:=INDIRECT([.V38] &amp; [.X38])" office:value-type="float" office:value="-3.28949571153892" calcext:value-type="float">
            <text:p>-3.289</text:p>
          </table:table-cell>
          <table:table-cell table:formula="of:=INDIRECT([.W38] &amp; [.X38])" office:value-type="float" office:value="32.5552637314051" calcext:value-type="float">
            <text:p>32.555</text:p>
          </table:table-cell>
          <table:table-cell table:formula="of:=[.P34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3743229846921" calcext:value-type="float">
            <text:p>26.374</text:p>
          </table:table-cell>
          <table:table-cell office:value-type="float" office:value="-6.63837201726099" calcext:value-type="float">
            <text:p>-6.638</text:p>
          </table:table-cell>
          <table:table-cell office:value-type="float" office:value="9.48797699626636" calcext:value-type="float">
            <text:p>9.488</text:p>
          </table:table-cell>
          <table:table-cell office:value-type="float" office:value="42.4031376865225" calcext:value-type="float">
            <text:p>42.403</text:p>
          </table:table-cell>
          <table:table-cell office:value-type="float" office:value="9.49166896273435" calcext:value-type="float">
            <text:p>9.492</text:p>
          </table:table-cell>
          <table:table-cell office:value-type="float" office:value="42.3924154373461" calcext:value-type="float">
            <text:p>42.392</text:p>
          </table:table-cell>
          <table:table-cell office:value-type="float" office:value="26.3212845279942" calcext:value-type="float">
            <text:p>26.321</text:p>
          </table:table-cell>
          <table:table-cell office:value-type="float" office:value="-6.48433715438394" calcext:value-type="float">
            <text:p>-6.484</text:p>
          </table:table-cell>
          <table:table-cell/>
          <table:table-cell table:formula="of:=[.C39]&gt;[.C38]" office:value-type="float" office:value="1" calcext:value-type="float">
            <text:p>1.000</text:p>
          </table:table-cell>
          <table:table-cell table:formula="of:=[.E39]&lt;[.E38]" office:value-type="float" office:value="0" calcext:value-type="float">
            <text:p>0.000</text:p>
          </table:table-cell>
          <table:table-cell office:value-type="float" office:value="36" calcext:value-type="float">
            <text:p>36</text:p>
          </table:table-cell>
          <table:table-cell table:formula="of:=INDIRECT([.V39] &amp; [.X39])" office:value-type="float" office:value="-2.52872689013099" calcext:value-type="float">
            <text:p>-2.529</text:p>
          </table:table-cell>
          <table:table-cell table:formula="of:=INDIRECT([.W39] &amp; [.X39])" office:value-type="float" office:value="32.8172174439457" calcext:value-type="float">
            <text:p>32.817</text:p>
          </table:table-cell>
          <table:table-cell table:formula="of:=[.P35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0820533494022" calcext:value-type="float">
            <text:p>27.082</text:p>
          </table:table-cell>
          <table:table-cell office:value-type="float" office:value="-6.22238344184336" calcext:value-type="float">
            <text:p>-6.222</text:p>
          </table:table-cell>
          <table:table-cell office:value-type="float" office:value="10.2524377841423" calcext:value-type="float">
            <text:p>10.252</text:p>
          </table:table-cell>
          <table:table-cell office:value-type="float" office:value="42.6543691498867" calcext:value-type="float">
            <text:p>42.654</text:p>
          </table:table-cell>
          <table:table-cell office:value-type="float" office:value="10.2833270010875" calcext:value-type="float">
            <text:p>10.283</text:p>
          </table:table-cell>
          <table:table-cell office:value-type="float" office:value="42.5646603500316" calcext:value-type="float">
            <text:p>42.565</text:p>
          </table:table-cell>
          <table:table-cell office:value-type="float" office:value="27.0428153143061" calcext:value-type="float">
            <text:p>27.043</text:p>
          </table:table-cell>
          <table:table-cell office:value-type="float" office:value="-6.10842791349874" calcext:value-type="float">
            <text:p>-6.108</text:p>
          </table:table-cell>
          <table:table-cell/>
          <table:table-cell table:formula="of:=[.C40]&gt;[.C39]" office:value-type="float" office:value="1" calcext:value-type="float">
            <text:p>1.000</text:p>
          </table:table-cell>
          <table:table-cell table:formula="of:=[.E40]&lt;[.E39]" office:value-type="float" office:value="0" calcext:value-type="float">
            <text:p>0.000</text:p>
          </table:table-cell>
          <table:table-cell office:value-type="float" office:value="37" calcext:value-type="float">
            <text:p>37</text:p>
          </table:table-cell>
          <table:table-cell table:formula="of:=INDIRECT([.V40] &amp; [.X40])" office:value-type="float" office:value="12.7692945552619" calcext:value-type="float">
            <text:p>12.769</text:p>
          </table:table-cell>
          <table:table-cell table:formula="of:=INDIRECT([.W40] &amp; [.X40])" office:value-type="float" office:value="-11.6114628446823" calcext:value-type="float">
            <text:p>-11.611</text:p>
          </table:table-cell>
          <table:table-cell table:formula="of:=[.P36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803584135714" calcext:value-type="float">
            <text:p>27.804</text:p>
          </table:table-cell>
          <table:table-cell office:value-type="float" office:value="-5.84647420095816" calcext:value-type="float">
            <text:p>-5.846</text:p>
          </table:table-cell>
          <table:table-cell office:value-type="float" office:value="11.0440958224954" calcext:value-type="float">
            <text:p>11.044</text:p>
          </table:table-cell>
          <table:table-cell office:value-type="float" office:value="42.8266140625722" calcext:value-type="float">
            <text:p>42.827</text:p>
          </table:table-cell>
          <table:table-cell office:value-type="float" office:value="11.1179205123314" calcext:value-type="float">
            <text:p>11.118</text:p>
          </table:table-cell>
          <table:table-cell office:value-type="float" office:value="42.6122115953094" calcext:value-type="float">
            <text:p>42.612</text:p>
          </table:table-cell>
          <table:table-cell office:value-type="float" office:value="27.7947732060042" calcext:value-type="float">
            <text:p>27.795</text:p>
          </table:table-cell>
          <table:table-cell office:value-type="float" office:value="-5.82088540305239" calcext:value-type="float">
            <text:p>-5.821</text:p>
          </table:table-cell>
          <table:table-cell/>
          <table:table-cell table:formula="of:=[.C41]&gt;[.C40]" office:value-type="float" office:value="1" calcext:value-type="float">
            <text:p>1.000</text:p>
          </table:table-cell>
          <table:table-cell table:formula="of:=[.E41]&lt;[.E40]" office:value-type="float" office:value="0" calcext:value-type="float">
            <text:p>0.000</text:p>
          </table:table-cell>
          <table:table-cell office:value-type="float" office:value="38" calcext:value-type="float">
            <text:p>38</text:p>
          </table:table-cell>
          <table:table-cell table:formula="of:=INDIRECT([.V41] &amp; [.X41])" office:value-type="float" office:value="13.5300633766698" calcext:value-type="float">
            <text:p>13.530</text:p>
          </table:table-cell>
          <table:table-cell table:formula="of:=INDIRECT([.W41] &amp; [.X41])" office:value-type="float" office:value="-11.3495091321417" calcext:value-type="float">
            <text:p>-11.350</text:p>
          </table:table-cell>
          <table:table-cell table:formula="of:=[.P37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5555420274121" calcext:value-type="float">
            <text:p>28.556</text:p>
          </table:table-cell>
          <table:table-cell office:value-type="float" office:value="-5.55893169051181" calcext:value-type="float">
            <text:p>-5.559</text:p>
          </table:table-cell>
          <table:table-cell office:value-type="float" office:value="11.8786893337393" calcext:value-type="float">
            <text:p>11.879</text:p>
          </table:table-cell>
          <table:table-cell office:value-type="float" office:value="42.87416530785" calcext:value-type="float">
            <text:p>42.874</text:p>
          </table:table-cell>
          <table:table-cell office:value-type="float" office:value="11.9398932017637" calcext:value-type="float">
            <text:p>11.940</text:p>
          </table:table-cell>
          <table:table-cell office:value-type="float" office:value="42.6964163685778" calcext:value-type="float">
            <text:p>42.696</text:p>
          </table:table-cell>
          <table:table-cell office:value-type="float" office:value="28.5278803903816" calcext:value-type="float">
            <text:p>28.528</text:p>
          </table:table-cell>
          <table:table-cell office:value-type="float" office:value="-5.47859646335362" calcext:value-type="float">
            <text:p>-5.479</text:p>
          </table:table-cell>
          <table:table-cell/>
          <table:table-cell table:formula="of:=[.C42]&gt;[.C41]" office:value-type="float" office:value="1" calcext:value-type="float">
            <text:p>1.000</text:p>
          </table:table-cell>
          <table:table-cell table:formula="of:=[.E42]&lt;[.E41]" office:value-type="float" office:value="0" calcext:value-type="float">
            <text:p>0.000</text:p>
          </table:table-cell>
          <table:table-cell office:value-type="float" office:value="39" calcext:value-type="float">
            <text:p>39</text:p>
          </table:table-cell>
          <table:table-cell table:formula="of:=INDIRECT([.V42] &amp; [.X42])" office:value-type="float" office:value="-2.14455402922355" calcext:value-type="float">
            <text:p>-2.145</text:p>
          </table:table-cell>
          <table:table-cell table:formula="of:=INDIRECT([.W42] &amp; [.X42])" office:value-type="float" office:value="34.1728852414606" calcext:value-type="float">
            <text:p>34.173</text:p>
          </table:table-cell>
          <table:table-cell table:formula="of:=[.P38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.2886492117895" calcext:value-type="float">
            <text:p>29.289</text:p>
          </table:table-cell>
          <table:table-cell office:value-type="float" office:value="-5.21664275081304" calcext:value-type="float">
            <text:p>-5.217</text:p>
          </table:table-cell>
          <table:table-cell office:value-type="float" office:value="12.7006620231716" calcext:value-type="float">
            <text:p>12.701</text:p>
          </table:table-cell>
          <table:table-cell office:value-type="float" office:value="42.9583700811184" calcext:value-type="float">
            <text:p>42.958</text:p>
          </table:table-cell>
          <table:table-cell office:value-type="float" office:value="12.704102442686" calcext:value-type="float">
            <text:p>12.704</text:p>
          </table:table-cell>
          <table:table-cell office:value-type="float" office:value="42.948378377341" calcext:value-type="float">
            <text:p>42.948</text:p>
          </table:table-cell>
          <table:table-cell office:value-type="float" office:value="29.2882853823872" calcext:value-type="float">
            <text:p>29.288</text:p>
          </table:table-cell>
          <table:table-cell office:value-type="float" office:value="-5.21558611350526" calcext:value-type="float">
            <text:p>-5.216</text:p>
          </table:table-cell>
          <table:table-cell/>
          <table:table-cell table:formula="of:=[.C43]&gt;[.C42]" office:value-type="float" office:value="1" calcext:value-type="float">
            <text:p>1.000</text:p>
          </table:table-cell>
          <table:table-cell table:formula="of:=[.E43]&lt;[.E42]" office:value-type="float" office:value="0" calcext:value-type="float">
            <text:p>0.000</text:p>
          </table:table-cell>
          <table:table-cell office:value-type="float" office:value="40" calcext:value-type="float">
            <text:p>40</text:p>
          </table:table-cell>
          <table:table-cell table:formula="of:=INDIRECT([.V43] &amp; [.X43])" office:value-type="float" office:value="-1.38378520781566" calcext:value-type="float">
            <text:p>-1.384</text:p>
          </table:table-cell>
          <table:table-cell table:formula="of:=INDIRECT([.W43] &amp; [.X43])" office:value-type="float" office:value="34.4348389540011" calcext:value-type="float">
            <text:p>34.435</text:p>
          </table:table-cell>
          <table:table-cell table:formula="of:=[.P39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.0490542037952" calcext:value-type="float">
            <text:p>30.049</text:p>
          </table:table-cell>
          <table:table-cell office:value-type="float" office:value="-4.95363240096468" calcext:value-type="float">
            <text:p>-4.954</text:p>
          </table:table-cell>
          <table:table-cell office:value-type="float" office:value="13.4648712640939" calcext:value-type="float">
            <text:p>13.465</text:p>
          </table:table-cell>
          <table:table-cell office:value-type="float" office:value="43.2103320898816" calcext:value-type="float">
            <text:p>43.210</text:p>
          </table:table-cell>
          <table:table-cell office:value-type="float" office:value="13.507638808815" calcext:value-type="float">
            <text:p>13.508</text:p>
          </table:table-cell>
          <table:table-cell office:value-type="float" office:value="43.086126121291" calcext:value-type="float">
            <text:p>43.086</text:p>
          </table:table-cell>
          <table:table-cell office:value-type="float" office:value="30.8098230252031" calcext:value-type="float">
            <text:p>30.810</text:p>
          </table:table-cell>
          <table:table-cell office:value-type="float" office:value="-4.69167868842409" calcext:value-type="float">
            <text:p>-4.692</text:p>
          </table:table-cell>
          <table:table-cell/>
          <table:table-cell table:formula="of:=[.C44]&gt;[.C43]" office:value-type="float" office:value="1" calcext:value-type="float">
            <text:p>1.000</text:p>
          </table:table-cell>
          <table:table-cell table:formula="of:=[.E44]&lt;[.E43]" office:value-type="float" office:value="0" calcext:value-type="float">
            <text:p>0.000</text:p>
          </table:table-cell>
          <table:table-cell office:value-type="float" office:value="41" calcext:value-type="float">
            <text:p>41</text:p>
          </table:table-cell>
          <table:table-cell table:formula="of:=INDIRECT([.V44] &amp; [.X44])" office:value-type="float" office:value="14.3031198338001" calcext:value-type="float">
            <text:p>14.303</text:p>
          </table:table-cell>
          <table:table-cell table:formula="of:=INDIRECT([.W44] &amp; [.X44])" office:value-type="float" office:value="-11.1232413049272" calcext:value-type="float">
            <text:p>-11.123</text:p>
          </table:table-cell>
          <table:table-cell table:formula="of:=[.P40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.8101998358161" calcext:value-type="float">
            <text:p>30.810</text:p>
          </table:table-cell>
          <table:table-cell office:value-type="float" office:value="-4.69277302590523" calcext:value-type="float">
            <text:p>-4.693</text:p>
          </table:table-cell>
          <table:table-cell office:value-type="float" office:value="14.268407630223" calcext:value-type="float">
            <text:p>14.268</text:p>
          </table:table-cell>
          <table:table-cell office:value-type="float" office:value="43.3480798338316" calcext:value-type="float">
            <text:p>43.348</text:p>
          </table:table-cell>
          <table:table-cell office:value-type="float" office:value="14.3171967513015" calcext:value-type="float">
            <text:p>14.317</text:p>
          </table:table-cell>
          <table:table-cell office:value-type="float" office:value="43.2063859376829" calcext:value-type="float">
            <text:p>43.206</text:p>
          </table:table-cell>
          <table:table-cell office:value-type="float" office:value="31.570968657224" calcext:value-type="float">
            <text:p>31.571</text:p>
          </table:table-cell>
          <table:table-cell office:value-type="float" office:value="-4.43081931336466" calcext:value-type="float">
            <text:p>-4.431</text:p>
          </table:table-cell>
          <table:table-cell/>
          <table:table-cell table:formula="of:=[.C45]&gt;[.C44]" office:value-type="float" office:value="1" calcext:value-type="float">
            <text:p>1.000</text:p>
          </table:table-cell>
          <table:table-cell table:formula="of:=[.E45]&lt;[.E44]" office:value-type="float" office:value="0" calcext:value-type="float">
            <text:p>0.000</text:p>
          </table:table-cell>
          <table:table-cell office:value-type="float" office:value="42" calcext:value-type="float">
            <text:p>42</text:p>
          </table:table-cell>
          <table:table-cell table:formula="of:=INDIRECT([.V45] &amp; [.X45])" office:value-type="float" office:value="15.0638886552081" calcext:value-type="float">
            <text:p>15.064</text:p>
          </table:table-cell>
          <table:table-cell table:formula="of:=INDIRECT([.W45] &amp; [.X45])" office:value-type="float" office:value="-10.8612875923866" calcext:value-type="float">
            <text:p>-10.861</text:p>
          </table:table-cell>
          <table:table-cell table:formula="of:=[.P41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.5801427557126" calcext:value-type="float">
            <text:p>31.580</text:p>
          </table:table-cell>
          <table:table-cell office:value-type="float" office:value="-4.45746282998797" calcext:value-type="float">
            <text:p>-4.457</text:p>
          </table:table-cell>
          <table:table-cell office:value-type="float" office:value="15.0779655727095" calcext:value-type="float">
            <text:p>15.078</text:p>
          </table:table-cell>
          <table:table-cell office:value-type="float" office:value="43.4683396502235" calcext:value-type="float">
            <text:p>43.468</text:p>
          </table:table-cell>
          <table:table-cell office:value-type="float" office:value="15.0950341990464" calcext:value-type="float">
            <text:p>15.095</text:p>
          </table:table-cell>
          <table:table-cell office:value-type="float" office:value="43.4187687599487" calcext:value-type="float">
            <text:p>43.419</text:p>
          </table:table-cell>
          <table:table-cell office:value-type="float" office:value="32.3409115771205" calcext:value-type="float">
            <text:p>32.341</text:p>
          </table:table-cell>
          <table:table-cell office:value-type="float" office:value="-4.19550911744739" calcext:value-type="float">
            <text:p>-4.196</text:p>
          </table:table-cell>
          <table:table-cell/>
          <table:table-cell table:formula="of:=[.C46]&gt;[.C45]" office:value-type="float" office:value="1" calcext:value-type="float">
            <text:p>1.000</text:p>
          </table:table-cell>
          <table:table-cell table:formula="of:=[.E46]&lt;[.E45]" office:value-type="float" office:value="0" calcext:value-type="float">
            <text:p>0.000</text:p>
          </table:table-cell>
          <table:table-cell office:value-type="float" office:value="43" calcext:value-type="float">
            <text:p>43</text:p>
          </table:table-cell>
          <table:table-cell table:formula="of:=INDIRECT([.V46] &amp; [.X46])" office:value-type="float" office:value="-0.949753945396819" calcext:value-type="float">
            <text:p>-0.950</text:p>
          </table:table-cell>
          <table:table-cell table:formula="of:=INDIRECT([.W46] &amp; [.X46])" office:value-type="float" office:value="35.6457074395031" calcext:value-type="float">
            <text:p>35.646</text:p>
          </table:table-cell>
          <table:table-cell table:formula="of:=[.P42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.3746384190766" calcext:value-type="float">
            <text:p>32.375</text:p>
          </table:table-cell>
          <table:table-cell office:value-type="float" office:value="-4.29345897872604" calcext:value-type="float">
            <text:p>-4.293</text:p>
          </table:table-cell>
          <table:table-cell table:style-name="ce33" office:value-type="float" office:value="15.8558030204543" calcext:value-type="float">
            <text:p>15.856</text:p>
          </table:table-cell>
          <table:table-cell table:style-name="ce33" office:value-type="float" office:value="43.6807224724892" calcext:value-type="float">
            <text:p>43.681</text:p>
          </table:table-cell>
          <table:table-cell office:value-type="float" office:value="16.6165718418623" calcext:value-type="float">
            <text:p>16.617</text:p>
          </table:table-cell>
          <table:table-cell office:value-type="float" office:value="43.9426761850298" calcext:value-type="float">
            <text:p>43.943</text:p>
          </table:table-cell>
          <table:table-cell office:value-type="float" office:value="32.3685998163123" calcext:value-type="float">
            <text:p>32.369</text:p>
          </table:table-cell>
          <table:table-cell office:value-type="float" office:value="-4.27592160289192" calcext:value-type="float">
            <text:p>-4.276</text:p>
          </table:table-cell>
          <table:table-cell/>
          <table:table-cell table:formula="of:=[.C47]&gt;[.C46]" office:value-type="float" office:value="1" calcext:value-type="float">
            <text:p>1.000</text:p>
          </table:table-cell>
          <table:table-cell table:formula="of:=[.E47]&lt;[.E46]" office:value-type="float" office:value="0" calcext:value-type="float">
            <text:p>0.000</text:p>
          </table:table-cell>
          <table:table-cell office:value-type="float" office:value="44" calcext:value-type="float">
            <text:p>44</text:p>
          </table:table-cell>
          <table:table-cell table:formula="of:=INDIRECT([.V47] &amp; [.X47])" office:value-type="float" office:value="-0.188985123988891" calcext:value-type="float">
            <text:p>-0.189</text:p>
          </table:table-cell>
          <table:table-cell table:formula="of:=INDIRECT([.W47] &amp; [.X47])" office:value-type="float" office:value="35.9076611520437" calcext:value-type="float">
            <text:p>35.908</text:p>
          </table:table-cell>
          <table:table-cell table:formula="of:=[.P43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.1293686377202" calcext:value-type="float">
            <text:p>33.129</text:p>
          </table:table-cell>
          <table:table-cell office:value-type="float" office:value="-4.01396789035134" calcext:value-type="float">
            <text:p>-4.014</text:p>
          </table:table-cell>
          <table:table-cell office:value-type="float" office:value="16.5950017049934" calcext:value-type="float">
            <text:p>16.595</text:p>
          </table:table-cell>
          <table:table-cell office:value-type="float" office:value="44.0053204111575" calcext:value-type="float">
            <text:p>44.005</text:p>
          </table:table-cell>
          <table:table-cell office:value-type="float" office:value="17.3557705264013" calcext:value-type="float">
            <text:p>17.356</text:p>
          </table:table-cell>
          <table:table-cell office:value-type="float" office:value="44.2672741236981" calcext:value-type="float">
            <text:p>44.267</text:p>
          </table:table-cell>
          <table:table-cell office:value-type="float" office:value="33.1183641401279" calcext:value-type="float">
            <text:p>33.118</text:p>
          </table:table-cell>
          <table:table-cell office:value-type="float" office:value="-3.98200850874047" calcext:value-type="float">
            <text:p>-3.982</text:p>
          </table:table-cell>
          <table:table-cell/>
          <table:table-cell table:formula="of:=[.C48]&gt;[.C47]" office:value-type="float" office:value="1" calcext:value-type="float">
            <text:p>1.000</text:p>
          </table:table-cell>
          <table:table-cell table:formula="of:=[.E48]&lt;[.E47]" office:value-type="float" office:value="0" calcext:value-type="float">
            <text:p>0.000</text:p>
          </table:table-cell>
          <table:table-cell office:value-type="float" office:value="45" calcext:value-type="float">
            <text:p>45</text:p>
          </table:table-cell>
          <table:table-cell table:formula="of:=INDIRECT([.V48] &amp; [.X48])" office:value-type="float" office:value="15.8593062002386" calcext:value-type="float">
            <text:p>15.859</text:p>
          </table:table-cell>
          <table:table-cell table:formula="of:=INDIRECT([.W48] &amp; [.X48])" office:value-type="float" office:value="-10.6999610798884" calcext:value-type="float">
            <text:p>-10.700</text:p>
          </table:table-cell>
          <table:table-cell table:formula="of:=[.P44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ove right</text:p>
          </table:table-cell>
          <table:table-cell office:value-type="string" calcext:value-type="string">
            <text:p>Swap B C to HI – I need to move right</text:p>
          </table:table-cell>
          <table:table-cell/>
        </table:table-row>
        <table:table-row table:style-name="ro1">
          <table:table-cell/>
          <table:table-cell office:value-type="float" office:value="33.8791329615358" calcext:value-type="float">
            <text:p>33.879</text:p>
          </table:table-cell>
          <table:table-cell office:value-type="float" office:value="-3.7200547961999" calcext:value-type="float">
            <text:p>-3.720</text:p>
          </table:table-cell>
          <table:table-cell office:value-type="float" office:value="17.3426682487412" calcext:value-type="float">
            <text:p>17.343</text:p>
          </table:table-cell>
          <table:table-cell office:value-type="float" office:value="44.3053259010008" calcext:value-type="float">
            <text:p>44.305</text:p>
          </table:table-cell>
          <table:table-cell office:value-type="float" office:value="18.1034370701491" calcext:value-type="float">
            <text:p>18.103</text:p>
          </table:table-cell>
          <table:table-cell office:value-type="float" office:value="44.5672796135414" calcext:value-type="float">
            <text:p>44.567</text:p>
          </table:table-cell>
          <table:table-cell office:value-type="float" office:value="33.867728081215" calcext:value-type="float">
            <text:p>33.868</text:p>
          </table:table-cell>
          <table:table-cell office:value-type="float" office:value="-3.6869326187135" calcext:value-type="float">
            <text:p>-3.687</text:p>
          </table:table-cell>
          <table:table-cell/>
          <table:table-cell table:formula="of:=[.C49]&gt;[.C48]" office:value-type="float" office:value="1" calcext:value-type="float">
            <text:p>1.000</text:p>
          </table:table-cell>
          <table:table-cell table:formula="of:=[.E49]&lt;[.E48]" office:value-type="float" office:value="0" calcext:value-type="float">
            <text:p>0.000</text:p>
          </table:table-cell>
          <table:table-cell office:value-type="float" office:value="46" calcext:value-type="float">
            <text:p>46</text:p>
          </table:table-cell>
          <table:table-cell table:formula="of:=INDIRECT([.V49] &amp; [.X49])" office:value-type="float" office:value="16.6200750216465" calcext:value-type="float">
            <text:p>16.620</text:p>
          </table:table-cell>
          <table:table-cell table:formula="of:=INDIRECT([.W49] &amp; [.X49])" office:value-type="float" office:value="-10.4380073673478" calcext:value-type="float">
            <text:p>-10.438</text:p>
          </table:table-cell>
          <table:table-cell table:formula="of:=[.P45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Added 1</text:p>
          </table:table-cell>
          <table:table-cell/>
        </table:table-row>
        <table:table-row table:style-name="ro1">
          <table:table-cell/>
          <table:table-cell office:value-type="float" office:value="34.6284969026229" calcext:value-type="float">
            <text:p>34.628</text:p>
          </table:table-cell>
          <table:table-cell office:value-type="float" office:value="-3.42497890617292" calcext:value-type="float">
            <text:p>-3.425</text:p>
          </table:table-cell>
          <table:table-cell office:value-type="float" office:value="18.0868987730237" calcext:value-type="float">
            <text:p>18.087</text:p>
          </table:table-cell>
          <table:table-cell office:value-type="float" office:value="44.6153103159511" calcext:value-type="float">
            <text:p>44.615</text:p>
          </table:table-cell>
          <table:table-cell office:value-type="float" office:value="18.8476675944317" calcext:value-type="float">
            <text:p>18.848</text:p>
          </table:table-cell>
          <table:table-cell office:value-type="float" office:value="44.8772640284917" calcext:value-type="float">
            <text:p>44.877</text:p>
          </table:table-cell>
          <table:table-cell office:value-type="float" office:value="34.6066380285271" calcext:value-type="float">
            <text:p>34.607</text:p>
          </table:table-cell>
          <table:table-cell office:value-type="float" office:value="-3.36149612625005" calcext:value-type="float">
            <text:p>-3.361</text:p>
          </table:table-cell>
          <table:table-cell/>
          <table:table-cell table:formula="of:=[.C50]&gt;[.C49]" office:value-type="float" office:value="1" calcext:value-type="float">
            <text:p>1.000</text:p>
          </table:table-cell>
          <table:table-cell table:formula="of:=[.E50]&lt;[.E49]" office:value-type="float" office:value="0" calcext:value-type="float">
            <text:p>0.000</text:p>
          </table:table-cell>
          <table:table-cell office:value-type="float" office:value="47" calcext:value-type="float">
            <text:p>47</text:p>
          </table:table-cell>
          <table:table-cell table:formula="of:=INDIRECT([.V50] &amp; [.X50])" office:value-type="float" office:value="0.2925820268494" calcext:value-type="float">
            <text:p>0.293</text:p>
          </table:table-cell>
          <table:table-cell table:formula="of:=INDIRECT([.W50] &amp; [.X50])" office:value-type="float" office:value="36.9804753933178" calcext:value-type="float">
            <text:p>36.980</text:p>
          </table:table-cell>
          <table:table-cell table:formula="of:=[.P46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.367406849935" calcext:value-type="float">
            <text:p>35.367</text:p>
          </table:table-cell>
          <table:table-cell office:value-type="float" office:value="-3.09954241370947" calcext:value-type="float">
            <text:p>-3.100</text:p>
          </table:table-cell>
          <table:table-cell office:value-type="float" office:value="18.8115135648018" calcext:value-type="float">
            <text:p>18.812</text:p>
          </table:table-cell>
          <table:table-cell office:value-type="float" office:value="44.9822629546144" calcext:value-type="float">
            <text:p>44.982</text:p>
          </table:table-cell>
          <table:table-cell office:value-type="float" office:value="19.5722823862097" calcext:value-type="float">
            <text:p>19.572</text:p>
          </table:table-cell>
          <table:table-cell office:value-type="float" office:value="45.244216667155" calcext:value-type="float">
            <text:p>45.244</text:p>
          </table:table-cell>
          <table:table-cell office:value-type="float" office:value="35.3365489427086" calcext:value-type="float">
            <text:p>35.337</text:p>
          </table:table-cell>
          <table:table-cell office:value-type="float" office:value="-3.00992454388017" calcext:value-type="float">
            <text:p>-3.010</text:p>
          </table:table-cell>
          <table:table-cell/>
          <table:table-cell table:formula="of:=[.C51]&gt;[.C50]" office:value-type="float" office:value="1" calcext:value-type="float">
            <text:p>1.000</text:p>
          </table:table-cell>
          <table:table-cell table:formula="of:=[.E51]&lt;[.E50]" office:value-type="float" office:value="0" calcext:value-type="float">
            <text:p>0.000</text:p>
          </table:table-cell>
          <table:table-cell office:value-type="float" office:value="48" calcext:value-type="float">
            <text:p>48</text:p>
          </table:table-cell>
          <table:table-cell table:formula="of:=INDIRECT([.V51] &amp; [.X51])" office:value-type="float" office:value="1.05335084825731" calcext:value-type="float">
            <text:p>1.053</text:p>
          </table:table-cell>
          <table:table-cell table:formula="of:=INDIRECT([.W51] &amp; [.X51])" office:value-type="float" office:value="37.2424291058584" calcext:value-type="float">
            <text:p>37.242</text:p>
          </table:table-cell>
          <table:table-cell table:formula="of:=[.P47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.0973177641165" calcext:value-type="float">
            <text:p>36.097</text:p>
          </table:table-cell>
          <table:table-cell office:value-type="float" office:value="-2.7479708313396" calcext:value-type="float">
            <text:p>-2.748</text:p>
          </table:table-cell>
          <table:table-cell office:value-type="float" office:value="19.5302233005177" calcext:value-type="float">
            <text:p>19.530</text:p>
          </table:table-cell>
          <table:table-cell office:value-type="float" office:value="45.3663651213271" calcext:value-type="float">
            <text:p>45.366</text:p>
          </table:table-cell>
          <table:table-cell office:value-type="float" office:value="19.5336636672952" calcext:value-type="float">
            <text:p>19.534</text:p>
          </table:table-cell>
          <table:table-cell office:value-type="float" office:value="45.3563735707085" calcext:value-type="float">
            <text:p>45.356</text:p>
          </table:table-cell>
          <table:table-cell office:value-type="float" office:value="36.0917289724262" calcext:value-type="float">
            <text:p>36.092</text:p>
          </table:table-cell>
          <table:table-cell office:value-type="float" office:value="-2.73173980171959" calcext:value-type="float">
            <text:p>-2.732</text:p>
          </table:table-cell>
          <table:table-cell/>
          <table:table-cell table:formula="of:=[.C52]&gt;[.C51]" office:value-type="float" office:value="1" calcext:value-type="float">
            <text:p>1.000</text:p>
          </table:table-cell>
          <table:table-cell table:formula="of:=[.E52]&lt;[.E51]" office:value-type="float" office:value="0" calcext:value-type="float">
            <text:p>0.000</text:p>
          </table:table-cell>
          <table:table-cell office:value-type="float" office:value="49" calcext:value-type="float">
            <text:p>49</text:p>
          </table:table-cell>
          <table:table-cell table:style-name="ce12" table:formula="of:=INDIRECT([.V52] &amp; [.X52])" office:value-type="float" office:value="17.377024280515" calcext:value-type="float">
            <text:p>17.377</text:p>
          </table:table-cell>
          <table:table-cell table:style-name="ce12" table:formula="of:=INDIRECT([.W52] &amp; [.X52])" office:value-type="float" office:value="-10.1649608397322" calcext:value-type="float">
            <text:p>-10.165</text:p>
          </table:table-cell>
          <table:table-cell table:formula="of:=[.P48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27" calcext:value-type="float">
            <text:p>27</text:p>
          </table:table-cell>
          <table:table-cell table:style-name="ce29"/>
          <table:table-cell/>
          <table:table-cell office:value-type="string" calcext:value-type="string">
            <text:p>Swap B C to H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.8524977938341" calcext:value-type="float">
            <text:p>36.852</text:p>
          </table:table-cell>
          <table:table-cell office:value-type="float" office:value="-2.46978608917901" calcext:value-type="float">
            <text:p>-2.470</text:p>
          </table:table-cell>
          <table:table-cell office:value-type="float" office:value="20.2944324887031" calcext:value-type="float">
            <text:p>20.294</text:p>
          </table:table-cell>
          <table:table-cell office:value-type="float" office:value="45.6183272832491" calcext:value-type="float">
            <text:p>45.618</text:p>
          </table:table-cell>
          <table:table-cell office:value-type="float" office:value="20.3484823499749" calcext:value-type="float">
            <text:p>20.348</text:p>
          </table:table-cell>
          <table:table-cell office:value-type="float" office:value="45.4613550882067" calcext:value-type="float">
            <text:p>45.461</text:p>
          </table:table-cell>
          <table:table-cell office:value-type="float" office:value="37.6132666152421" calcext:value-type="float">
            <text:p>37.613</text:p>
          </table:table-cell>
          <table:table-cell office:value-type="float" office:value="-2.20783237663842" calcext:value-type="float">
            <text:p>-2.208</text:p>
          </table:table-cell>
          <table:table-cell/>
          <table:table-cell table:formula="of:=[.C53]&gt;[.C52]" office:value-type="float" office:value="1" calcext:value-type="float">
            <text:p>1.000</text:p>
          </table:table-cell>
          <table:table-cell table:formula="of:=[.E53]&lt;[.E52]" office:value-type="float" office:value="0" calcext:value-type="float">
            <text:p>0.000</text:p>
          </table:table-cell>
          <table:table-cell office:value-type="float" office:value="50" calcext:value-type="float">
            <text:p>50</text:p>
          </table:table-cell>
          <table:table-cell table:style-name="ce12" table:formula="of:=INDIRECT([.V53] &amp; [.X53])" office:value-type="float" office:value="18.1377931019229" calcext:value-type="float">
            <text:p>18.138</text:p>
          </table:table-cell>
          <table:table-cell table:style-name="ce12" table:formula="of:=INDIRECT([.W53] &amp; [.X53])" office:value-type="float" office:value="-9.9030071271916" calcext:value-type="float">
            <text:p>-9.903</text:p>
          </table:table-cell>
          <table:table-cell table:formula="of:=[.P49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8" calcext:value-type="float">
            <text:p>28</text:p>
          </table:table-cell>
          <table:table-cell table:style-name="ce29"/>
          <table:table-cell/>
          <table:table-cell office:value-type="string" calcext:value-type="string">
            <text:p>Swap H I to BC, add 1 to line numb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.6516253594469" calcext:value-type="float">
            <text:p>37.652</text:p>
          </table:table-cell>
          <table:table-cell office:value-type="float" office:value="-2.31923425881221" calcext:value-type="float">
            <text:p>-2.319</text:p>
          </table:table-cell>
          <table:table-cell office:value-type="float" office:value="21.1092511713829" calcext:value-type="float">
            <text:p>21.109</text:p>
          </table:table-cell>
          <table:table-cell office:value-type="float" office:value="45.7233088007473" calcext:value-type="float">
            <text:p>45.723</text:p>
          </table:table-cell>
          <table:table-cell office:value-type="float" office:value="21.8700199927908" calcext:value-type="float">
            <text:p>21.870</text:p>
          </table:table-cell>
          <table:table-cell office:value-type="float" office:value="45.9852625132878" calcext:value-type="float">
            <text:p>45.985</text:p>
          </table:table-cell>
          <table:table-cell office:value-type="float" office:value="38.4123941808548" calcext:value-type="float">
            <text:p>38.412</text:p>
          </table:table-cell>
          <table:table-cell office:value-type="float" office:value="-2.05728054627163" calcext:value-type="float">
            <text:p>-2.057</text:p>
          </table:table-cell>
          <table:table-cell/>
          <table:table-cell table:formula="of:=[.C54]&gt;[.C53]" office:value-type="float" office:value="1" calcext:value-type="float">
            <text:p>1.000</text:p>
          </table:table-cell>
          <table:table-cell table:formula="of:=[.E54]&lt;[.E53]" office:value-type="float" office:value="0" calcext:value-type="float">
            <text:p>0.000</text:p>
          </table:table-cell>
          <table:table-cell office:value-type="float" office:value="51" calcext:value-type="float">
            <text:p>51</text:p>
          </table:table-cell>
          <table:table-cell table:formula="of:=INDIRECT([.V54] &amp; [.X54])" office:value-type="float" office:value="1.60137865435835" calcext:value-type="float">
            <text:p>1.601</text:p>
          </table:table-cell>
          <table:table-cell table:formula="of:=INDIRECT([.W54] &amp; [.X54])" office:value-type="float" office:value="38.122227589181" calcext:value-type="float">
            <text:p>38.122</text:p>
          </table:table-cell>
          <table:table-cell table:formula="of:=[.P50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.4203740856704" calcext:value-type="float">
            <text:p>38.420</text:p>
          </table:table-cell>
          <table:table-cell office:value-type="float" office:value="-2.08045587263986" calcext:value-type="float">
            <text:p>-2.080</text:p>
          </table:table-cell>
          <table:table-cell office:value-type="float" office:value="21.8644006876992" calcext:value-type="float">
            <text:p>21.864</text:p>
          </table:table-cell>
          <table:table-cell office:value-type="float" office:value="46.0015821602597" calcext:value-type="float">
            <text:p>46.002</text:p>
          </table:table-cell>
          <table:table-cell office:value-type="float" office:value="21.9260881255103" calcext:value-type="float">
            <text:p>21.926</text:p>
          </table:table-cell>
          <table:table-cell office:value-type="float" office:value="45.8224288323528" calcext:value-type="float">
            <text:p>45.822</text:p>
          </table:table-cell>
          <table:table-cell office:value-type="float" office:value="38.3958160735789" calcext:value-type="float">
            <text:p>38.396</text:p>
          </table:table-cell>
          <table:table-cell office:value-type="float" office:value="-2.00913422678959" calcext:value-type="float">
            <text:p>-2.009</text:p>
          </table:table-cell>
          <table:table-cell/>
          <table:table-cell table:formula="of:=[.C55]&gt;[.C54]" office:value-type="float" office:value="1" calcext:value-type="float">
            <text:p>1.000</text:p>
          </table:table-cell>
          <table:table-cell table:formula="of:=[.E55]&lt;[.E54]" office:value-type="float" office:value="0" calcext:value-type="float">
            <text:p>0.000</text:p>
          </table:table-cell>
          <table:table-cell office:value-type="float" office:value="52" calcext:value-type="float">
            <text:p>52</text:p>
          </table:table-cell>
          <table:table-cell table:formula="of:=INDIRECT([.V55] &amp; [.X55])" office:value-type="float" office:value="2.36214747576627" calcext:value-type="float">
            <text:p>2.362</text:p>
          </table:table-cell>
          <table:table-cell table:formula="of:=INDIRECT([.W55] &amp; [.X55])" office:value-type="float" office:value="38.3841813017216" calcext:value-type="float">
            <text:p>38.384</text:p>
          </table:table-cell>
          <table:table-cell table:formula="of:=[.P51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.1565848949868" calcext:value-type="float">
            <text:p>39.157</text:p>
          </table:table-cell>
          <table:table-cell office:value-type="float" office:value="-1.747180514249" calcext:value-type="float">
            <text:p>-1.747</text:p>
          </table:table-cell>
          <table:table-cell office:value-type="float" office:value="22.6868569469182" calcext:value-type="float">
            <text:p>22.687</text:p>
          </table:table-cell>
          <table:table-cell office:value-type="float" office:value="46.0843825448934" calcext:value-type="float">
            <text:p>46.084</text:p>
          </table:table-cell>
          <table:table-cell office:value-type="float" office:value="23.0433204561883" calcext:value-type="float">
            <text:p>23.043</text:p>
          </table:table-cell>
          <table:table-cell office:value-type="float" office:value="45.0491373437767" calcext:value-type="float">
            <text:p>45.049</text:p>
          </table:table-cell>
          <table:table-cell office:value-type="float" office:value="38.3819631452556" calcext:value-type="float">
            <text:p>38.382</text:p>
          </table:table-cell>
          <table:table-cell office:value-type="float" office:value="0.502484397404738" calcext:value-type="float">
            <text:p>0.502</text:p>
          </table:table-cell>
          <table:table-cell/>
          <table:table-cell table:formula="of:=[.C56]&gt;[.C55]" office:value-type="float" office:value="1" calcext:value-type="float">
            <text:p>1.000</text:p>
          </table:table-cell>
          <table:table-cell table:formula="of:=[.E56]&lt;[.E55]" office:value-type="float" office:value="0" calcext:value-type="float">
            <text:p>0.000</text:p>
          </table:table-cell>
          <table:table-cell office:value-type="float" office:value="53" calcext:value-type="float">
            <text:p>53</text:p>
          </table:table-cell>
          <table:table-cell table:formula="of:=INDIRECT([.V56] &amp; [.X56])" office:value-type="float" office:value="18.8863964065161" calcext:value-type="float">
            <text:p>18.886</text:p>
          </table:table-cell>
          <table:table-cell table:formula="of:=INDIRECT([.W56] &amp; [.X56])" office:value-type="float" office:value="-9.60572218838512" calcext:value-type="float">
            <text:p>-9.606</text:p>
          </table:table-cell>
          <table:table-cell table:formula="of:=[.P52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.1427319666635" calcext:value-type="float">
            <text:p>39.143</text:p>
          </table:table-cell>
          <table:table-cell office:value-type="float" office:value="0.764438109945319" calcext:value-type="float">
            <text:p>0.764</text:p>
          </table:table-cell>
          <table:table-cell office:value-type="float" office:value="23.8040892775962" calcext:value-type="float">
            <text:p>23.804</text:p>
          </table:table-cell>
          <table:table-cell office:value-type="float" office:value="45.3110910563173" calcext:value-type="float">
            <text:p>45.311</text:p>
          </table:table-cell>
          <table:table-cell office:value-type="float" office:value="24.4939481901399" calcext:value-type="float">
            <text:p>24.494</text:p>
          </table:table-cell>
          <table:table-cell office:value-type="float" office:value="43.3075952984463" calcext:value-type="float">
            <text:p>43.308</text:p>
          </table:table-cell>
          <table:table-cell office:value-type="float" office:value="38.6644391555597" calcext:value-type="float">
            <text:p>38.664</text:p>
          </table:table-cell>
          <table:table-cell office:value-type="float" office:value="2.1535012946672" calcext:value-type="float">
            <text:p>2.154</text:p>
          </table:table-cell>
          <table:table-cell/>
          <table:table-cell table:formula="of:=[.C57]&gt;[.C56]" office:value-type="float" office:value="1" calcext:value-type="float">
            <text:p>1.000</text:p>
          </table:table-cell>
          <table:table-cell table:formula="of:=[.E57]&lt;[.E56]" office:value-type="float" office:value="1" calcext:value-type="float">
            <text:p>1.000</text:p>
          </table:table-cell>
          <table:table-cell office:value-type="float" office:value="54" calcext:value-type="float">
            <text:p>54</text:p>
          </table:table-cell>
          <table:table-cell table:formula="of:=INDIRECT([.V57] &amp; [.X57])" office:value-type="float" office:value="19.647165227924" calcext:value-type="float">
            <text:p>19.647</text:p>
          </table:table-cell>
          <table:table-cell table:formula="of:=INDIRECT([.W57] &amp; [.X57])" office:value-type="float" office:value="-9.34376847584454" calcext:value-type="float">
            <text:p>-9.344</text:p>
          </table:table-cell>
          <table:table-cell table:formula="of:=[.P53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.4252079769676" calcext:value-type="float">
            <text:p>39.425</text:p>
          </table:table-cell>
          <table:table-cell office:value-type="float" office:value="2.41545500720779" calcext:value-type="float">
            <text:p>2.415</text:p>
          </table:table-cell>
          <table:table-cell office:value-type="float" office:value="25.2547170115478" calcext:value-type="float">
            <text:p>25.255</text:p>
          </table:table-cell>
          <table:table-cell office:value-type="float" office:value="43.5695490109869" calcext:value-type="float">
            <text:p>43.570</text:p>
          </table:table-cell>
          <table:table-cell office:value-type="float" office:value="25.5901347514607" calcext:value-type="float">
            <text:p>25.590</text:p>
          </table:table-cell>
          <table:table-cell office:value-type="float" office:value="42.5954251621666" calcext:value-type="float">
            <text:p>42.595</text:p>
          </table:table-cell>
          <table:table-cell office:value-type="float" office:value="39.1085578698986" calcext:value-type="float">
            <text:p>39.109</text:p>
          </table:table-cell>
          <table:table-cell office:value-type="float" office:value="3.33507369257487" calcext:value-type="float">
            <text:p>3.335</text:p>
          </table:table-cell>
          <table:table-cell/>
          <table:table-cell table:formula="of:=[.C58]&gt;[.C57]" office:value-type="float" office:value="1" calcext:value-type="float">
            <text:p>1.000</text:p>
          </table:table-cell>
          <table:table-cell table:formula="of:=[.E58]&lt;[.E57]" office:value-type="float" office:value="1" calcext:value-type="float">
            <text:p>1.000</text:p>
          </table:table-cell>
          <table:table-cell office:value-type="float" office:value="55" calcext:value-type="float">
            <text:p>55</text:p>
          </table:table-cell>
          <table:table-cell table:formula="of:=INDIRECT([.V58] &amp; [.X58])" office:value-type="float" office:value="2.94082351839472" calcext:value-type="float">
            <text:p>2.941</text:p>
          </table:table-cell>
          <table:table-cell table:formula="of:=INDIRECT([.W58] &amp; [.X58])" office:value-type="float" office:value="39.1749708431397" calcext:value-type="float">
            <text:p>39.175</text:p>
          </table:table-cell>
          <table:table-cell table:formula="of:=[.P54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.8693266913065" calcext:value-type="float">
            <text:p>39.869</text:p>
          </table:table-cell>
          <table:table-cell office:value-type="float" office:value="3.59702740511545" calcext:value-type="float">
            <text:p>3.597</text:p>
          </table:table-cell>
          <table:table-cell office:value-type="float" office:value="26.3509035728686" calcext:value-type="float">
            <text:p>26.351</text:p>
          </table:table-cell>
          <table:table-cell office:value-type="float" office:value="42.8573788747072" calcext:value-type="float">
            <text:p>42.857</text:p>
          </table:table-cell>
          <table:table-cell office:value-type="float" office:value="26.5619757665442" calcext:value-type="float">
            <text:p>26.562</text:p>
          </table:table-cell>
          <table:table-cell office:value-type="float" office:value="42.2443807138596" calcext:value-type="float">
            <text:p>42.244</text:p>
          </table:table-cell>
          <table:table-cell office:value-type="float" office:value="39.6333402113247" calcext:value-type="float">
            <text:p>39.633</text:p>
          </table:table-cell>
          <table:table-cell office:value-type="float" office:value="4.28238190726318" calcext:value-type="float">
            <text:p>4.282</text:p>
          </table:table-cell>
          <table:table-cell/>
          <table:table-cell table:formula="of:=[.C59]&gt;[.C58]" office:value-type="float" office:value="1" calcext:value-type="float">
            <text:p>1.000</text:p>
          </table:table-cell>
          <table:table-cell table:formula="of:=[.E59]&lt;[.E58]" office:value-type="float" office:value="1" calcext:value-type="float">
            <text:p>1.000</text:p>
          </table:table-cell>
          <table:table-cell office:value-type="float" office:value="56" calcext:value-type="float">
            <text:p>56</text:p>
          </table:table-cell>
          <table:table-cell table:formula="of:=INDIRECT([.V59] &amp; [.X59])" office:value-type="float" office:value="3.70159233980264" calcext:value-type="float">
            <text:p>3.702</text:p>
          </table:table-cell>
          <table:table-cell table:formula="of:=INDIRECT([.W59] &amp; [.X59])" office:value-type="float" office:value="39.4369245556803" calcext:value-type="float">
            <text:p>39.437</text:p>
          </table:table-cell>
          <table:table-cell table:formula="of:=[.P55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.3941090327326" calcext:value-type="float">
            <text:p>40.394</text:p>
          </table:table-cell>
          <table:table-cell office:value-type="float" office:value="4.54433561980377" calcext:value-type="float">
            <text:p>4.544</text:p>
          </table:table-cell>
          <table:table-cell office:value-type="float" office:value="27.3227445879521" calcext:value-type="float">
            <text:p>27.323</text:p>
          </table:table-cell>
          <table:table-cell office:value-type="float" office:value="42.5063344264002" calcext:value-type="float">
            <text:p>42.506</text:p>
          </table:table-cell>
          <table:table-cell office:value-type="float" office:value="27.6233218246949" calcext:value-type="float">
            <text:p>27.623</text:p>
          </table:table-cell>
          <table:table-cell office:value-type="float" office:value="41.6333947458701" calcext:value-type="float">
            <text:p>41.633</text:p>
          </table:table-cell>
          <table:table-cell office:value-type="float" office:value="40.2270713901035" calcext:value-type="float">
            <text:p>40.227</text:p>
          </table:table-cell>
          <table:table-cell office:value-type="float" office:value="5.02944815850844" calcext:value-type="float">
            <text:p>5.029</text:p>
          </table:table-cell>
          <table:table-cell/>
          <table:table-cell table:formula="of:=[.C60]&gt;[.C59]" office:value-type="float" office:value="1" calcext:value-type="float">
            <text:p>1.000</text:p>
          </table:table-cell>
          <table:table-cell table:formula="of:=[.E60]&lt;[.E59]" office:value-type="float" office:value="1" calcext:value-type="float">
            <text:p>1.000</text:p>
          </table:table-cell>
          <table:table-cell office:value-type="float" office:value="57" calcext:value-type="float">
            <text:p>57</text:p>
          </table:table-cell>
          <table:table-cell table:style-name="ce12" table:formula="of:=INDIRECT([.V60] &amp; [.X60])" office:value-type="float" office:value="20.4037179061964" calcext:value-type="float">
            <text:p>20.404</text:p>
          </table:table-cell>
          <table:table-cell table:style-name="ce12" table:formula="of:=INDIRECT([.W60] &amp; [.X60])" office:value-type="float" office:value="-9.06957019454802" calcext:value-type="float">
            <text:p>-9.070</text:p>
          </table:table-cell>
          <table:table-cell table:formula="of:=[.P56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31" calcext:value-type="float">
            <text:p>31</text:p>
          </table:table-cell>
          <table:table-cell table:style-name="ce29"/>
          <table:table-cell/>
          <table:table-cell office:value-type="string" calcext:value-type="string">
            <text:p>Swap B C to HI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.9878402115114" calcext:value-type="float">
            <text:p>40.988</text:p>
          </table:table-cell>
          <table:table-cell office:value-type="float" office:value="5.29140187104901" calcext:value-type="float">
            <text:p>5.291</text:p>
          </table:table-cell>
          <table:table-cell office:value-type="float" office:value="28.3840906461028" calcext:value-type="float">
            <text:p>28.384</text:p>
          </table:table-cell>
          <table:table-cell office:value-type="float" office:value="41.8953484584107" calcext:value-type="float">
            <text:p>41.895</text:p>
          </table:table-cell>
          <table:table-cell office:value-type="float" office:value="39.145330074716" calcext:value-type="float">
            <text:p>39.145</text:p>
          </table:table-cell>
          <table:table-cell office:value-type="float" office:value="10.6424398525583" calcext:value-type="float">
            <text:p>10.642</text:p>
          </table:table-cell>
          <table:table-cell office:value-type="float" office:value="40.7534379259462" calcext:value-type="float">
            <text:p>40.753</text:p>
          </table:table-cell>
          <table:table-cell office:value-type="float" office:value="5.97215553853956" calcext:value-type="float">
            <text:p>5.972</text:p>
          </table:table-cell>
          <table:table-cell/>
          <table:table-cell table:formula="of:=[.C61]&gt;[.C60]" office:value-type="float" office:value="1" calcext:value-type="float">
            <text:p>1.000</text:p>
          </table:table-cell>
          <table:table-cell table:formula="of:=[.E61]&lt;[.E60]" office:value-type="float" office:value="1" calcext:value-type="float">
            <text:p>1.000</text:p>
          </table:table-cell>
          <table:table-cell office:value-type="float" office:value="58" calcext:value-type="float">
            <text:p>58</text:p>
          </table:table-cell>
          <table:table-cell table:style-name="ce12" table:formula="of:=INDIRECT([.V61] &amp; [.X61])" office:value-type="float" office:value="21.1644867276044" calcext:value-type="float">
            <text:p>21.164</text:p>
          </table:table-cell>
          <table:table-cell table:style-name="ce12" table:formula="of:=INDIRECT([.W61] &amp; [.X61])" office:value-type="float" office:value="-8.80761648200744" calcext:value-type="float">
            <text:p>-8.808</text:p>
          </table:table-cell>
          <table:table-cell table:formula="of:=[.P57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2" calcext:value-type="float">
            <text:p>32</text:p>
          </table:table-cell>
          <table:table-cell table:style-name="ce29"/>
          <table:table-cell/>
          <table:table-cell office:value-type="string" calcext:value-type="string">
            <text:p>Swap H I to BC, add 1 to line number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C62]&gt;[.C61]" office:value-type="float" office:value="0" calcext:value-type="float">
            <text:p>0.000</text:p>
          </table:table-cell>
          <table:table-cell table:formula="of:=[.E62]&lt;[.E61]" office:value-type="float" office:value="1" calcext:value-type="float">
            <text:p>1.000</text:p>
          </table:table-cell>
          <table:table-cell office:value-type="float" office:value="59" calcext:value-type="float">
            <text:p>59</text:p>
          </table:table-cell>
          <table:table-cell table:formula="of:=INDIRECT([.V62] &amp; [.X62])" office:value-type="float" office:value="4.32292106303498" calcext:value-type="float">
            <text:p>4.323</text:p>
          </table:table-cell>
          <table:table-cell table:formula="of:=INDIRECT([.W62] &amp; [.X62])" office:value-type="float" office:value="40.1038417181266" calcext:value-type="float">
            <text:p>40.104</text:p>
          </table:table-cell>
          <table:table-cell table:formula="of:=[.P58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63]&gt;[.C62]" office:value-type="float" office:value="0" calcext:value-type="float">
            <text:p>0.000</text:p>
          </table:table-cell>
          <table:table-cell table:formula="of:=[.E63]&lt;[.E62]" office:value-type="float" office:value="0" calcext:value-type="float">
            <text:p>0.000</text:p>
          </table:table-cell>
          <table:table-cell office:value-type="float" office:value="60" calcext:value-type="float">
            <text:p>60</text:p>
          </table:table-cell>
          <table:table-cell table:formula="of:=INDIRECT([.V63] &amp; [.X63])" office:value-type="float" office:value="5.0836898844429" calcext:value-type="float">
            <text:p>5.084</text:p>
          </table:table-cell>
          <table:table-cell table:formula="of:=INDIRECT([.W63] &amp; [.X63])" office:value-type="float" office:value="40.3657954306672" calcext:value-type="float">
            <text:p>40.366</text:p>
          </table:table-cell>
          <table:table-cell table:formula="of:=[.P59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64]&gt;[.C63]" office:value-type="float" office:value="0" calcext:value-type="float">
            <text:p>0.000</text:p>
          </table:table-cell>
          <table:table-cell table:formula="of:=[.E64]&lt;[.E63]" office:value-type="float" office:value="0" calcext:value-type="float">
            <text:p>0.000</text:p>
          </table:table-cell>
          <table:table-cell office:value-type="float" office:value="61" calcext:value-type="float">
            <text:p>61</text:p>
          </table:table-cell>
          <table:table-cell table:style-name="ce12" table:formula="of:=INDIRECT([.V64] &amp; [.X64])" office:value-type="float" office:value="21.8932567160319" calcext:value-type="float">
            <text:p>21.893</text:p>
          </table:table-cell>
          <table:table-cell table:style-name="ce12" table:formula="of:=INDIRECT([.W64] &amp; [.X64])" office:value-type="float" office:value="-8.45273141065217" calcext:value-type="float">
            <text:p>-8.453</text:p>
          </table:table-cell>
          <table:table-cell table:formula="of:=[.P60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33" calcext:value-type="float">
            <text:p>33</text:p>
          </table:table-cell>
          <table:table-cell table:style-name="ce29"/>
          <table:table-cell/>
          <table:table-cell office:value-type="string" calcext:value-type="string">
            <text:p>Swap B C to HI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C65]&gt;[.C64]" office:value-type="float" office:value="0" calcext:value-type="float">
            <text:p>0.000</text:p>
          </table:table-cell>
          <table:table-cell table:formula="of:=[.E65]&lt;[.E64]" office:value-type="float" office:value="0" calcext:value-type="float">
            <text:p>0.000</text:p>
          </table:table-cell>
          <table:table-cell office:value-type="float" office:value="62" calcext:value-type="float">
            <text:p>62</text:p>
          </table:table-cell>
          <table:table-cell table:style-name="ce12" table:formula="of:=INDIRECT([.V65] &amp; [.X65])" office:value-type="float" office:value="22.6540255374398" calcext:value-type="float">
            <text:p>22.654</text:p>
          </table:table-cell>
          <table:table-cell table:style-name="ce12" table:formula="of:=INDIRECT([.W65] &amp; [.X65])" office:value-type="float" office:value="-8.19077769811159" calcext:value-type="float">
            <text:p>-8.191</text:p>
          </table:table-cell>
          <table:table-cell table:formula="of:=[.P61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4" calcext:value-type="float">
            <text:p>34</text:p>
          </table:table-cell>
          <table:table-cell table:style-name="ce29"/>
          <table:table-cell/>
          <table:table-cell office:value-type="string" calcext:value-type="string">
            <text:p>Swap H I to BC, add 1 to line number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C66]&gt;[.C65]" office:value-type="float" office:value="0" calcext:value-type="float">
            <text:p>0.000</text:p>
          </table:table-cell>
          <table:table-cell table:formula="of:=[.E66]&lt;[.E65]" office:value-type="float" office:value="0" calcext:value-type="float">
            <text:p>0.000</text:p>
          </table:table-cell>
          <table:table-cell office:value-type="float" office:value="63" calcext:value-type="float">
            <text:p>63</text:p>
          </table:table-cell>
          <table:table-cell table:formula="of:=INDIRECT([.V66] &amp; [.X66])" office:value-type="float" office:value="5.74859711353883" calcext:value-type="float">
            <text:p>5.749</text:p>
          </table:table-cell>
          <table:table-cell table:formula="of:=INDIRECT([.W66] &amp; [.X66])" office:value-type="float" office:value="40.9061514223516" calcext:value-type="float">
            <text:p>40.906</text:p>
          </table:table-cell>
          <table:table-cell table:formula="of:=[.P62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67]&gt;[.C66]" office:value-type="float" office:value="0" calcext:value-type="float">
            <text:p>0.000</text:p>
          </table:table-cell>
          <table:table-cell table:formula="of:=[.E67]&lt;[.E66]" office:value-type="float" office:value="0" calcext:value-type="float">
            <text:p>0.000</text:p>
          </table:table-cell>
          <table:table-cell office:value-type="float" office:value="64" calcext:value-type="float">
            <text:p>64</text:p>
          </table:table-cell>
          <table:table-cell table:formula="of:=INDIRECT([.V67] &amp; [.X67])" office:value-type="float" office:value="6.50936593494675" calcext:value-type="float">
            <text:p>6.509</text:p>
          </table:table-cell>
          <table:table-cell table:formula="of:=INDIRECT([.W67] &amp; [.X67])" office:value-type="float" office:value="41.1681051348922" calcext:value-type="float">
            <text:p>41.168</text:p>
          </table:table-cell>
          <table:table-cell table:formula="of:=[.P63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68]&gt;[.C67]" office:value-type="float" office:value="0" calcext:value-type="float">
            <text:p>0.000</text:p>
          </table:table-cell>
          <table:table-cell table:formula="of:=[.E68]&lt;[.E67]" office:value-type="float" office:value="0" calcext:value-type="float">
            <text:p>0.000</text:p>
          </table:table-cell>
          <table:table-cell office:value-type="float" office:value="65" calcext:value-type="float">
            <text:p>65</text:p>
          </table:table-cell>
          <table:table-cell table:formula="of:=INDIRECT([.V68] &amp; [.X68])" office:value-type="float" office:value="23.3711039697354" calcext:value-type="float">
            <text:p>23.371</text:p>
          </table:table-cell>
          <table:table-cell table:formula="of:=INDIRECT([.W68] &amp; [.X68])" office:value-type="float" office:value="-7.80193788226123" calcext:value-type="float">
            <text:p>-7.802</text:p>
          </table:table-cell>
          <table:table-cell table:formula="of:=[.P64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move right</text:p>
          </table:table-cell>
          <table:table-cell office:value-type="string" calcext:value-type="string">
            <text:p>Swap B C to HI – I need to move right</text:p>
          </table:table-cell>
          <table:table-cell/>
        </table:table-row>
        <table:table-row table:style-name="ro1">
          <table:table-cell table:number-columns-repeated="10"/>
          <table:table-cell table:formula="of:=[.C69]&gt;[.C68]" office:value-type="float" office:value="0" calcext:value-type="float">
            <text:p>0.000</text:p>
          </table:table-cell>
          <table:table-cell table:formula="of:=[.E69]&lt;[.E68]" office:value-type="float" office:value="0" calcext:value-type="float">
            <text:p>0.000</text:p>
          </table:table-cell>
          <table:table-cell office:value-type="float" office:value="66" calcext:value-type="float">
            <text:p>66</text:p>
          </table:table-cell>
          <table:table-cell table:formula="of:=INDIRECT([.V69] &amp; [.X69])" office:value-type="float" office:value="24.1318727911433" calcext:value-type="float">
            <text:p>24.132</text:p>
          </table:table-cell>
          <table:table-cell table:formula="of:=INDIRECT([.W69] &amp; [.X69])" office:value-type="float" office:value="-7.53998416972065" calcext:value-type="float">
            <text:p>-7.540</text:p>
          </table:table-cell>
          <table:table-cell table:formula="of:=[.P65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Added 1</text:p>
          </table:table-cell>
          <table:table-cell/>
        </table:table-row>
        <table:table-row table:style-name="ro1">
          <table:table-cell table:number-columns-repeated="10"/>
          <table:table-cell table:formula="of:=[.C70]&gt;[.C69]" office:value-type="float" office:value="0" calcext:value-type="float">
            <text:p>0.000</text:p>
          </table:table-cell>
          <table:table-cell table:formula="of:=[.E70]&lt;[.E69]" office:value-type="float" office:value="0" calcext:value-type="float">
            <text:p>0.000</text:p>
          </table:table-cell>
          <table:table-cell office:value-type="float" office:value="67" calcext:value-type="float">
            <text:p>67</text:p>
          </table:table-cell>
          <table:table-cell table:formula="of:=INDIRECT([.V70] &amp; [.X70])" office:value-type="float" office:value="7.22723784884224" calcext:value-type="float">
            <text:p>7.227</text:p>
          </table:table-cell>
          <table:table-cell table:formula="of:=INDIRECT([.W70] &amp; [.X70])" office:value-type="float" office:value="41.5546405128491" calcext:value-type="float">
            <text:p>41.555</text:p>
          </table:table-cell>
          <table:table-cell table:formula="of:=[.P66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71]&gt;[.C70]" office:value-type="float" office:value="0" calcext:value-type="float">
            <text:p>0.000</text:p>
          </table:table-cell>
          <table:table-cell table:formula="of:=[.E71]&lt;[.E70]" office:value-type="float" office:value="0" calcext:value-type="float">
            <text:p>0.000</text:p>
          </table:table-cell>
          <table:table-cell office:value-type="float" office:value="68" calcext:value-type="float">
            <text:p>68</text:p>
          </table:table-cell>
          <table:table-cell table:formula="of:=INDIRECT([.V71] &amp; [.X71])" office:value-type="float" office:value="7.98800667025016" calcext:value-type="float">
            <text:p>7.988</text:p>
          </table:table-cell>
          <table:table-cell table:formula="of:=INDIRECT([.W71] &amp; [.X71])" office:value-type="float" office:value="41.8165942253896" calcext:value-type="float">
            <text:p>41.817</text:p>
          </table:table-cell>
          <table:table-cell table:formula="of:=[.P67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72]&gt;[.C71]" office:value-type="float" office:value="0" calcext:value-type="float">
            <text:p>0.000</text:p>
          </table:table-cell>
          <table:table-cell table:formula="of:=[.E72]&lt;[.E71]" office:value-type="float" office:value="0" calcext:value-type="float">
            <text:p>0.000</text:p>
          </table:table-cell>
          <table:table-cell office:value-type="float" office:value="69" calcext:value-type="float">
            <text:p>69</text:p>
          </table:table-cell>
          <table:table-cell table:style-name="ce12" table:formula="of:=INDIRECT([.V72] &amp; [.X72])" office:value-type="float" office:value="24.885219786671" calcext:value-type="float">
            <text:p>24.885</text:p>
          </table:table-cell>
          <table:table-cell table:style-name="ce12" table:formula="of:=INDIRECT([.W72] &amp; [.X72])" office:value-type="float" office:value="-7.2564759097264" calcext:value-type="float">
            <text:p>-7.256</text:p>
          </table:table-cell>
          <table:table-cell table:formula="of:=[.P68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37" calcext:value-type="float">
            <text:p>37</text:p>
          </table:table-cell>
          <table:table-cell table:style-name="ce29"/>
          <table:table-cell/>
          <table:table-cell office:value-type="string" calcext:value-type="string">
            <text:p>Swap B C to HI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C73]&gt;[.C72]" office:value-type="float" office:value="0" calcext:value-type="float">
            <text:p>0.000</text:p>
          </table:table-cell>
          <table:table-cell table:formula="of:=[.E73]&lt;[.E72]" office:value-type="float" office:value="0" calcext:value-type="float">
            <text:p>0.000</text:p>
          </table:table-cell>
          <table:table-cell office:value-type="float" office:value="70" calcext:value-type="float">
            <text:p>70</text:p>
          </table:table-cell>
          <table:table-cell table:style-name="ce12" table:formula="of:=INDIRECT([.V73] &amp; [.X73])" office:value-type="float" office:value="25.6459886080789" calcext:value-type="float">
            <text:p>25.646</text:p>
          </table:table-cell>
          <table:table-cell table:style-name="ce12" table:formula="of:=INDIRECT([.W73] &amp; [.X73])" office:value-type="float" office:value="-6.99452219718583" calcext:value-type="float">
            <text:p>-6.995</text:p>
          </table:table-cell>
          <table:table-cell table:formula="of:=[.P69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8" calcext:value-type="float">
            <text:p>38</text:p>
          </table:table-cell>
          <table:table-cell table:style-name="ce29"/>
          <table:table-cell/>
          <table:table-cell office:value-type="string" calcext:value-type="string">
            <text:p>Swap H I to BC, add 1 to line number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C74]&gt;[.C73]" office:value-type="float" office:value="0" calcext:value-type="float">
            <text:p>0.000</text:p>
          </table:table-cell>
          <table:table-cell table:formula="of:=[.E74]&lt;[.E73]" office:value-type="float" office:value="0" calcext:value-type="float">
            <text:p>0.000</text:p>
          </table:table-cell>
          <table:table-cell office:value-type="float" office:value="71" calcext:value-type="float">
            <text:p>71</text:p>
          </table:table-cell>
          <table:table-cell table:style-name="ce16" table:formula="of:=INDIRECT([.V74] &amp; [.X74])" office:value-type="float" office:value="8.73066412734781" calcext:value-type="float">
            <text:p>8.731</text:p>
          </table:table-cell>
          <table:table-cell table:style-name="ce16" table:formula="of:=INDIRECT([.W74] &amp; [.X74])" office:value-type="float" office:value="42.1311471591696" calcext:value-type="float">
            <text:p>42.131</text:p>
          </table:table-cell>
          <table:table-cell table:formula="of:=[.P70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8" calcext:value-type="float">
            <text:p>38</text:p>
          </table:table-cell>
          <table:table-cell table:style-name="ce28"/>
          <table:table-cell table:number-columns-repeated="4"/>
        </table:table-row>
        <table:table-row table:style-name="ro1">
          <table:table-cell table:number-columns-repeated="10"/>
          <table:table-cell table:formula="of:=[.C75]&gt;[.C74]" office:value-type="float" office:value="0" calcext:value-type="float">
            <text:p>0.000</text:p>
          </table:table-cell>
          <table:table-cell table:formula="of:=[.E75]&lt;[.E74]" office:value-type="float" office:value="0" calcext:value-type="float">
            <text:p>0.000</text:p>
          </table:table-cell>
          <table:table-cell office:value-type="float" office:value="72" calcext:value-type="float">
            <text:p>72</text:p>
          </table:table-cell>
          <table:table-cell table:style-name="ce21" table:formula="of:=INDIRECT([.V75] &amp; [.X75])" office:value-type="float" office:value="9.49166896273435" calcext:value-type="float">
            <text:p>9.492</text:p>
          </table:table-cell>
          <table:table-cell table:style-name="ce21" table:formula="of:=INDIRECT([.W75] &amp; [.X75])" office:value-type="float" office:value="42.3924154373461" calcext:value-type="float">
            <text:p>42.392</text:p>
          </table:table-cell>
          <table:table-cell table:formula="of:=[.P71]" office:value-type="float" office:value="5.042" calcext:value-type="float">
            <text:p>5.042</text:p>
          </table:table-cell>
          <table:table-cell/>
          <table:table-cell office:value-type="string" calcext:value-type="string">
            <text:p>Row 39, F &amp; G instead of row 38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9" calcext:value-type="float">
            <text:p>39</text:p>
          </table:table-cell>
          <table:table-cell table:style-name="ce30"/>
          <table:table-cell table:number-columns-repeated="4"/>
        </table:table-row>
        <table:table-row table:style-name="ro1">
          <table:table-cell table:number-columns-repeated="10"/>
          <table:table-cell table:formula="of:=[.C76]&gt;[.C75]" office:value-type="float" office:value="0" calcext:value-type="float">
            <text:p>0.000</text:p>
          </table:table-cell>
          <table:table-cell table:formula="of:=[.E76]&lt;[.E75]" office:value-type="float" office:value="0" calcext:value-type="float">
            <text:p>0.000</text:p>
          </table:table-cell>
          <table:table-cell office:value-type="float" office:value="73" calcext:value-type="float">
            <text:p>73</text:p>
          </table:table-cell>
          <table:table-cell table:style-name="ce12" table:formula="of:=INDIRECT([.V76] &amp; [.X76])" office:value-type="float" office:value="26.3212845279942" calcext:value-type="float">
            <text:p>26.321</text:p>
          </table:table-cell>
          <table:table-cell table:style-name="ce12" table:formula="of:=INDIRECT([.W76] &amp; [.X76])" office:value-type="float" office:value="-6.48433715438394" calcext:value-type="float">
            <text:p>-6.484</text:p>
          </table:table-cell>
          <table:table-cell table:formula="of:=[.P72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39" calcext:value-type="float">
            <text:p>39</text:p>
          </table:table-cell>
          <table:table-cell table:style-name="ce29"/>
          <table:table-cell/>
          <table:table-cell office:value-type="string" calcext:value-type="string">
            <text:p>Swap B C to HI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C77]&gt;[.C76]" office:value-type="float" office:value="0" calcext:value-type="float">
            <text:p>0.000</text:p>
          </table:table-cell>
          <table:table-cell table:formula="of:=[.E77]&lt;[.E76]" office:value-type="float" office:value="0" calcext:value-type="float">
            <text:p>0.000</text:p>
          </table:table-cell>
          <table:table-cell office:value-type="float" office:value="74" calcext:value-type="float">
            <text:p>74</text:p>
          </table:table-cell>
          <table:table-cell table:style-name="ce12" table:formula="of:=INDIRECT([.V77] &amp; [.X77])" office:value-type="float" office:value="27.0820533494022" calcext:value-type="float">
            <text:p>27.082</text:p>
          </table:table-cell>
          <table:table-cell table:style-name="ce12" table:formula="of:=INDIRECT([.W77] &amp; [.X77])" office:value-type="float" office:value="-6.22238344184336" calcext:value-type="float">
            <text:p>-6.222</text:p>
          </table:table-cell>
          <table:table-cell table:formula="of:=[.P73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0" calcext:value-type="float">
            <text:p>40</text:p>
          </table:table-cell>
          <table:table-cell table:style-name="ce29"/>
          <table:table-cell/>
          <table:table-cell office:value-type="string" calcext:value-type="string">
            <text:p>Swap H I to BC, add 1 to line number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C78]&gt;[.C77]" office:value-type="float" office:value="0" calcext:value-type="float">
            <text:p>0.000</text:p>
          </table:table-cell>
          <table:table-cell table:formula="of:=[.E78]&lt;[.E77]" office:value-type="float" office:value="0" calcext:value-type="float">
            <text:p>0.000</text:p>
          </table:table-cell>
          <table:table-cell office:value-type="float" office:value="75" calcext:value-type="float">
            <text:p>75</text:p>
          </table:table-cell>
          <table:table-cell table:style-name="ce16" table:formula="of:=INDIRECT([.V78] &amp; [.X78])" office:value-type="float" office:value="10.2524377841423" calcext:value-type="float">
            <text:p>10.252</text:p>
          </table:table-cell>
          <table:table-cell table:style-name="ce16" table:formula="of:=INDIRECT([.W78] &amp; [.X78])" office:value-type="float" office:value="42.6543691498867" calcext:value-type="float">
            <text:p>42.654</text:p>
          </table:table-cell>
          <table:table-cell table:formula="of:=[.P74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0" calcext:value-type="float">
            <text:p>40</text:p>
          </table:table-cell>
          <table:table-cell table:style-name="ce28"/>
          <table:table-cell table:number-columns-repeated="4"/>
        </table:table-row>
        <table:table-row table:style-name="ro1">
          <table:table-cell table:number-columns-repeated="10"/>
          <table:table-cell table:formula="of:=[.C79]&gt;[.C78]" office:value-type="float" office:value="0" calcext:value-type="float">
            <text:p>0.000</text:p>
          </table:table-cell>
          <table:table-cell table:formula="of:=[.E79]&lt;[.E78]" office:value-type="float" office:value="0" calcext:value-type="float">
            <text:p>0.000</text:p>
          </table:table-cell>
          <table:table-cell office:value-type="float" office:value="76" calcext:value-type="float">
            <text:p>76</text:p>
          </table:table-cell>
          <table:table-cell table:style-name="ce21" table:formula="of:=INDIRECT([.V79] &amp; [.X79])" office:value-type="float" office:value="11.1179205123314" calcext:value-type="float">
            <text:p>11.118</text:p>
          </table:table-cell>
          <table:table-cell table:style-name="ce21" table:formula="of:=INDIRECT([.W79] &amp; [.X79])" office:value-type="float" office:value="42.6122115953094" calcext:value-type="float">
            <text:p>42.612</text:p>
          </table:table-cell>
          <table:table-cell table:formula="of:=[.P75]" office:value-type="float" office:value="5.042" calcext:value-type="float">
            <text:p>5.042</text:p>
          </table:table-cell>
          <table:table-cell/>
          <table:table-cell office:value-type="string" calcext:value-type="string">
            <text:p>Row 41, F &amp; G instead of row 40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1" calcext:value-type="float">
            <text:p>41</text:p>
          </table:table-cell>
          <table:table-cell table:style-name="ce30"/>
          <table:table-cell table:number-columns-repeated="4"/>
        </table:table-row>
        <table:table-row table:style-name="ro1">
          <table:table-cell table:number-columns-repeated="10"/>
          <table:table-cell table:formula="of:=[.C80]&gt;[.C79]" office:value-type="float" office:value="0" calcext:value-type="float">
            <text:p>0.000</text:p>
          </table:table-cell>
          <table:table-cell table:formula="of:=[.E80]&lt;[.E79]" office:value-type="float" office:value="0" calcext:value-type="float">
            <text:p>0.000</text:p>
          </table:table-cell>
          <table:table-cell office:value-type="float" office:value="77" calcext:value-type="float">
            <text:p>77</text:p>
          </table:table-cell>
          <table:table-cell table:style-name="ce12" table:formula="of:=INDIRECT([.V80] &amp; [.X80])" office:value-type="float" office:value="27.7947732060042" calcext:value-type="float">
            <text:p>27.795</text:p>
          </table:table-cell>
          <table:table-cell table:style-name="ce12" table:formula="of:=INDIRECT([.W80] &amp; [.X80])" office:value-type="float" office:value="-5.82088540305239" calcext:value-type="float">
            <text:p>-5.821</text:p>
          </table:table-cell>
          <table:table-cell table:formula="of:=[.P76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41" calcext:value-type="float">
            <text:p>41</text:p>
          </table:table-cell>
          <table:table-cell table:style-name="ce29"/>
          <table:table-cell/>
          <table:table-cell office:value-type="string" calcext:value-type="string">
            <text:p>Swap B C to HI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C81]&gt;[.C80]" office:value-type="float" office:value="0" calcext:value-type="float">
            <text:p>0.000</text:p>
          </table:table-cell>
          <table:table-cell table:formula="of:=[.E81]&lt;[.E80]" office:value-type="float" office:value="0" calcext:value-type="float">
            <text:p>0.000</text:p>
          </table:table-cell>
          <table:table-cell office:value-type="float" office:value="78" calcext:value-type="float">
            <text:p>78</text:p>
          </table:table-cell>
          <table:table-cell table:style-name="ce12" table:formula="of:=INDIRECT([.V81] &amp; [.X81])" office:value-type="float" office:value="28.5555420274121" calcext:value-type="float">
            <text:p>28.556</text:p>
          </table:table-cell>
          <table:table-cell table:style-name="ce12" table:formula="of:=INDIRECT([.W81] &amp; [.X81])" office:value-type="float" office:value="-5.55893169051181" calcext:value-type="float">
            <text:p>-5.559</text:p>
          </table:table-cell>
          <table:table-cell table:formula="of:=[.P77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2" calcext:value-type="float">
            <text:p>42</text:p>
          </table:table-cell>
          <table:table-cell table:style-name="ce29"/>
          <table:table-cell/>
          <table:table-cell office:value-type="string" calcext:value-type="string">
            <text:p>Swap H I to BC, add 1 to line number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C82]&gt;[.C81]" office:value-type="float" office:value="0" calcext:value-type="float">
            <text:p>0.000</text:p>
          </table:table-cell>
          <table:table-cell table:formula="of:=[.E82]&lt;[.E81]" office:value-type="float" office:value="0" calcext:value-type="float">
            <text:p>0.000</text:p>
          </table:table-cell>
          <table:table-cell office:value-type="float" office:value="79" calcext:value-type="float">
            <text:p>79</text:p>
          </table:table-cell>
          <table:table-cell table:formula="of:=INDIRECT([.V82] &amp; [.X82])" office:value-type="float" office:value="11.8786893337393" calcext:value-type="float">
            <text:p>11.879</text:p>
          </table:table-cell>
          <table:table-cell table:formula="of:=INDIRECT([.W82] &amp; [.X82])" office:value-type="float" office:value="42.87416530785" calcext:value-type="float">
            <text:p>42.874</text:p>
          </table:table-cell>
          <table:table-cell table:formula="of:=[.P78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83]&gt;[.C82]" office:value-type="float" office:value="0" calcext:value-type="float">
            <text:p>0.000</text:p>
          </table:table-cell>
          <table:table-cell table:formula="of:=[.E83]&lt;[.E82]" office:value-type="float" office:value="0" calcext:value-type="float">
            <text:p>0.000</text:p>
          </table:table-cell>
          <table:table-cell office:value-type="float" office:value="80" calcext:value-type="float">
            <text:p>80</text:p>
          </table:table-cell>
          <table:table-cell table:style-name="ce21" table:formula="of:=INDIRECT([.V83] &amp; [.X83])" office:value-type="float" office:value="12.704102442686" calcext:value-type="float">
            <text:p>12.704</text:p>
          </table:table-cell>
          <table:table-cell table:style-name="ce21" table:formula="of:=INDIRECT([.W83] &amp; [.X83])" office:value-type="float" office:value="42.948378377341" calcext:value-type="float">
            <text:p>42.948</text:p>
          </table:table-cell>
          <table:table-cell table:formula="of:=[.P79]" office:value-type="float" office:value="5.042" calcext:value-type="float">
            <text:p>5.042</text:p>
          </table:table-cell>
          <table:table-cell/>
          <table:table-cell office:value-type="string" calcext:value-type="string">
            <text:p>Row 43, F &amp; G instead of row 42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3" calcext:value-type="float">
            <text:p>43</text:p>
          </table:table-cell>
          <table:table-cell table:style-name="ce30"/>
          <table:table-cell table:number-columns-repeated="4"/>
        </table:table-row>
        <table:table-row table:style-name="ro1">
          <table:table-cell table:number-columns-repeated="10"/>
          <table:table-cell table:formula="of:=[.C84]&gt;[.C83]" office:value-type="float" office:value="0" calcext:value-type="float">
            <text:p>0.000</text:p>
          </table:table-cell>
          <table:table-cell table:formula="of:=[.E84]&lt;[.E83]" office:value-type="float" office:value="0" calcext:value-type="float">
            <text:p>0.000</text:p>
          </table:table-cell>
          <table:table-cell office:value-type="float" office:value="81" calcext:value-type="float">
            <text:p>81</text:p>
          </table:table-cell>
          <table:table-cell table:formula="of:=INDIRECT([.V84] &amp; [.X84])" office:value-type="float" office:value="29.2882853823872" calcext:value-type="float">
            <text:p>29.288</text:p>
          </table:table-cell>
          <table:table-cell table:formula="of:=INDIRECT([.W84] &amp; [.X84])" office:value-type="float" office:value="-5.21558611350526" calcext:value-type="float">
            <text:p>-5.216</text:p>
          </table:table-cell>
          <table:table-cell table:formula="of:=[.P80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move right</text:p>
          </table:table-cell>
          <table:table-cell office:value-type="string" calcext:value-type="string">
            <text:p>Swap B C to HI – I need to move right</text:p>
          </table:table-cell>
          <table:table-cell/>
        </table:table-row>
        <table:table-row table:style-name="ro1">
          <table:table-cell table:number-columns-repeated="10"/>
          <table:table-cell table:formula="of:=[.C85]&gt;[.C84]" office:value-type="float" office:value="0" calcext:value-type="float">
            <text:p>0.000</text:p>
          </table:table-cell>
          <table:table-cell table:formula="of:=[.E85]&lt;[.E84]" office:value-type="float" office:value="0" calcext:value-type="float">
            <text:p>0.000</text:p>
          </table:table-cell>
          <table:table-cell office:value-type="float" office:value="82" calcext:value-type="float">
            <text:p>82</text:p>
          </table:table-cell>
          <table:table-cell table:formula="of:=INDIRECT([.V85] &amp; [.X85])" office:value-type="float" office:value="30.0490542037952" calcext:value-type="float">
            <text:p>30.049</text:p>
          </table:table-cell>
          <table:table-cell table:formula="of:=INDIRECT([.W85] &amp; [.X85])" office:value-type="float" office:value="-4.95363240096468" calcext:value-type="float">
            <text:p>-4.954</text:p>
          </table:table-cell>
          <table:table-cell table:formula="of:=[.P81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Added 1</text:p>
          </table:table-cell>
          <table:table-cell/>
        </table:table-row>
        <table:table-row table:style-name="ro1">
          <table:table-cell table:number-columns-repeated="10"/>
          <table:table-cell table:formula="of:=[.C86]&gt;[.C85]" office:value-type="float" office:value="0" calcext:value-type="float">
            <text:p>0.000</text:p>
          </table:table-cell>
          <table:table-cell table:formula="of:=[.E86]&lt;[.E85]" office:value-type="float" office:value="0" calcext:value-type="float">
            <text:p>0.000</text:p>
          </table:table-cell>
          <table:table-cell office:value-type="float" office:value="83" calcext:value-type="float">
            <text:p>83</text:p>
          </table:table-cell>
          <table:table-cell table:formula="of:=INDIRECT([.V86] &amp; [.X86])" office:value-type="float" office:value="13.4648712640939" calcext:value-type="float">
            <text:p>13.465</text:p>
          </table:table-cell>
          <table:table-cell table:formula="of:=INDIRECT([.W86] &amp; [.X86])" office:value-type="float" office:value="43.2103320898816" calcext:value-type="float">
            <text:p>43.210</text:p>
          </table:table-cell>
          <table:table-cell table:formula="of:=[.P82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87]&gt;[.C86]" office:value-type="float" office:value="0" calcext:value-type="float">
            <text:p>0.000</text:p>
          </table:table-cell>
          <table:table-cell table:formula="of:=[.E87]&lt;[.E86]" office:value-type="float" office:value="0" calcext:value-type="float">
            <text:p>0.000</text:p>
          </table:table-cell>
          <table:table-cell office:value-type="float" office:value="84" calcext:value-type="float">
            <text:p>84</text:p>
          </table:table-cell>
          <table:table-cell table:style-name="ce21" table:formula="of:=INDIRECT([.V87] &amp; [.X87])" office:value-type="float" office:value="14.3171967513015" calcext:value-type="float">
            <text:p>14.317</text:p>
          </table:table-cell>
          <table:table-cell table:style-name="ce21" table:formula="of:=INDIRECT([.W87] &amp; [.X87])" office:value-type="float" office:value="43.2063859376829" calcext:value-type="float">
            <text:p>43.206</text:p>
          </table:table-cell>
          <table:table-cell table:formula="of:=[.P83]" office:value-type="float" office:value="5.042" calcext:value-type="float">
            <text:p>5.042</text:p>
          </table:table-cell>
          <table:table-cell/>
          <table:table-cell office:value-type="string" calcext:value-type="string">
            <text:p>Row 45, F &amp; G instead of row 44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5" calcext:value-type="float">
            <text:p>45</text:p>
          </table:table-cell>
          <table:table-cell table:style-name="ce30"/>
          <table:table-cell table:number-columns-repeated="4"/>
        </table:table-row>
        <table:table-row table:style-name="ro1">
          <table:table-cell table:number-columns-repeated="10"/>
          <table:table-cell table:formula="of:=[.C88]&gt;[.C87]" office:value-type="float" office:value="0" calcext:value-type="float">
            <text:p>0.000</text:p>
          </table:table-cell>
          <table:table-cell table:formula="of:=[.E88]&lt;[.E87]" office:value-type="float" office:value="0" calcext:value-type="float">
            <text:p>0.000</text:p>
          </table:table-cell>
          <table:table-cell office:value-type="float" office:value="85" calcext:value-type="float">
            <text:p>85</text:p>
          </table:table-cell>
          <table:table-cell table:formula="of:=INDIRECT([.V88] &amp; [.X88])" office:value-type="float" office:value="30.8101998358161" calcext:value-type="float">
            <text:p>30.810</text:p>
          </table:table-cell>
          <table:table-cell table:formula="of:=INDIRECT([.W88] &amp; [.X88])" office:value-type="float" office:value="-4.69277302590523" calcext:value-type="float">
            <text:p>-4.693</text:p>
          </table:table-cell>
          <table:table-cell table:formula="of:=[.P84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89]&gt;[.C88]" office:value-type="float" office:value="0" calcext:value-type="float">
            <text:p>0.000</text:p>
          </table:table-cell>
          <table:table-cell table:formula="of:=[.E89]&lt;[.E88]" office:value-type="float" office:value="0" calcext:value-type="float">
            <text:p>0.000</text:p>
          </table:table-cell>
          <table:table-cell office:value-type="float" office:value="86" calcext:value-type="float">
            <text:p>86</text:p>
          </table:table-cell>
          <table:table-cell table:formula="of:=INDIRECT([.V89] &amp; [.X89])" office:value-type="float" office:value="31.570968657224" calcext:value-type="float">
            <text:p>31.571</text:p>
          </table:table-cell>
          <table:table-cell table:formula="of:=INDIRECT([.W89] &amp; [.X89])" office:value-type="float" office:value="-4.43081931336466" calcext:value-type="float">
            <text:p>-4.431</text:p>
          </table:table-cell>
          <table:table-cell table:formula="of:=[.P85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90]&gt;[.C89]" office:value-type="float" office:value="0" calcext:value-type="float">
            <text:p>0.000</text:p>
          </table:table-cell>
          <table:table-cell table:formula="of:=[.E90]&lt;[.E89]" office:value-type="float" office:value="0" calcext:value-type="float">
            <text:p>0.000</text:p>
          </table:table-cell>
          <table:table-cell office:value-type="float" office:value="87" calcext:value-type="float">
            <text:p>87</text:p>
          </table:table-cell>
          <table:table-cell table:formula="of:=INDIRECT([.V90] &amp; [.X90])" office:value-type="float" office:value="15.0950341990464" calcext:value-type="float">
            <text:p>15.095</text:p>
          </table:table-cell>
          <table:table-cell table:formula="of:=INDIRECT([.W90] &amp; [.X90])" office:value-type="float" office:value="43.4187687599487" calcext:value-type="float">
            <text:p>43.419</text:p>
          </table:table-cell>
          <table:table-cell table:formula="of:=[.P86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/>
          <table:table-cell table:style-name="ce55" office:value-type="string" calcext:value-type="string">
            <text:p>move right on the top</text:p>
          </table:table-cell>
          <table:table-cell/>
          <table:table-cell office:value-type="string" calcext:value-type="string">
            <text:p>Swap D E with F G</text:p>
          </table:table-cell>
        </table:table-row>
        <table:table-row table:style-name="ro1">
          <table:table-cell table:number-columns-repeated="10"/>
          <table:table-cell table:formula="of:=[.C91]&gt;[.C90]" office:value-type="float" office:value="0" calcext:value-type="float">
            <text:p>0.000</text:p>
          </table:table-cell>
          <table:table-cell table:formula="of:=[.E91]&lt;[.E90]" office:value-type="float" office:value="0" calcext:value-type="float">
            <text:p>0.000</text:p>
          </table:table-cell>
          <table:table-cell office:value-type="float" office:value="88" calcext:value-type="float">
            <text:p>88</text:p>
          </table:table-cell>
          <table:table-cell table:formula="of:=INDIRECT([.V91] &amp; [.X91])" office:value-type="float" office:value="15.8558030204543" calcext:value-type="float">
            <text:p>15.856</text:p>
          </table:table-cell>
          <table:table-cell table:formula="of:=INDIRECT([.W91] &amp; [.X91])" office:value-type="float" office:value="43.6807224724892" calcext:value-type="float">
            <text:p>43.681</text:p>
          </table:table-cell>
          <table:table-cell table:formula="of:=[.P87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Add 1</text:p>
          </table:table-cell>
        </table:table-row>
        <table:table-row table:style-name="ro1">
          <table:table-cell table:number-columns-repeated="10"/>
          <table:table-cell table:formula="of:=[.C92]&gt;[.C91]" office:value-type="float" office:value="0" calcext:value-type="float">
            <text:p>0.000</text:p>
          </table:table-cell>
          <table:table-cell table:formula="of:=[.E92]&lt;[.E91]" office:value-type="float" office:value="0" calcext:value-type="float">
            <text:p>0.000</text:p>
          </table:table-cell>
          <table:table-cell office:value-type="float" office:value="89" calcext:value-type="float">
            <text:p>89</text:p>
          </table:table-cell>
          <table:table-cell table:style-name="ce12" table:formula="of:=INDIRECT([.V92] &amp; [.X92])" office:value-type="float" office:value="32.3685998163123" calcext:value-type="float">
            <text:p>32.369</text:p>
          </table:table-cell>
          <table:table-cell table:style-name="ce12" table:formula="of:=INDIRECT([.W92] &amp; [.X92])" office:value-type="float" office:value="-4.27592160289192" calcext:value-type="float">
            <text:p>-4.276</text:p>
          </table:table-cell>
          <table:table-cell table:formula="of:=[.P88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47" calcext:value-type="float">
            <text:p>47</text:p>
          </table:table-cell>
          <table:table-cell table:style-name="ce29"/>
          <table:table-cell/>
          <table:table-cell office:value-type="string" calcext:value-type="string">
            <text:p>Swap B C to HI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C93]&gt;[.C92]" office:value-type="float" office:value="0" calcext:value-type="float">
            <text:p>0.000</text:p>
          </table:table-cell>
          <table:table-cell table:formula="of:=[.E93]&lt;[.E92]" office:value-type="float" office:value="0" calcext:value-type="float">
            <text:p>0.000</text:p>
          </table:table-cell>
          <table:table-cell office:value-type="float" office:value="90" calcext:value-type="float">
            <text:p>90</text:p>
          </table:table-cell>
          <table:table-cell table:style-name="ce12" table:formula="of:=INDIRECT([.V93] &amp; [.X93])" office:value-type="float" office:value="33.1293686377202" calcext:value-type="float">
            <text:p>33.129</text:p>
          </table:table-cell>
          <table:table-cell table:style-name="ce12" table:formula="of:=INDIRECT([.W93] &amp; [.X93])" office:value-type="float" office:value="-4.01396789035134" calcext:value-type="float">
            <text:p>-4.014</text:p>
          </table:table-cell>
          <table:table-cell table:formula="of:=[.P89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8" calcext:value-type="float">
            <text:p>48</text:p>
          </table:table-cell>
          <table:table-cell table:style-name="ce29"/>
          <table:table-cell/>
          <table:table-cell office:value-type="string" calcext:value-type="string">
            <text:p>Swap H I to BC, add 1 to line number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C94]&gt;[.C93]" office:value-type="float" office:value="0" calcext:value-type="float">
            <text:p>0.000</text:p>
          </table:table-cell>
          <table:table-cell table:formula="of:=[.E94]&lt;[.E93]" office:value-type="float" office:value="0" calcext:value-type="float">
            <text:p>0.000</text:p>
          </table:table-cell>
          <table:table-cell office:value-type="float" office:value="91" calcext:value-type="float">
            <text:p>91</text:p>
          </table:table-cell>
          <table:table-cell table:formula="of:=INDIRECT([.V94] &amp; [.X94])" office:value-type="float" office:value="16.5950017049934" calcext:value-type="float">
            <text:p>16.595</text:p>
          </table:table-cell>
          <table:table-cell table:formula="of:=INDIRECT([.W94] &amp; [.X94])" office:value-type="float" office:value="44.0053204111575" calcext:value-type="float">
            <text:p>44.005</text:p>
          </table:table-cell>
          <table:table-cell table:formula="of:=[.P90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95]&gt;[.C94]" office:value-type="float" office:value="0" calcext:value-type="float">
            <text:p>0.000</text:p>
          </table:table-cell>
          <table:table-cell table:formula="of:=[.E95]&lt;[.E94]" office:value-type="float" office:value="0" calcext:value-type="float">
            <text:p>0.000</text:p>
          </table:table-cell>
          <table:table-cell office:value-type="float" office:value="92" calcext:value-type="float">
            <text:p>92</text:p>
          </table:table-cell>
          <table:table-cell table:formula="of:=INDIRECT([.V95] &amp; [.X95])" office:value-type="float" office:value="17.3557705264013" calcext:value-type="float">
            <text:p>17.356</text:p>
          </table:table-cell>
          <table:table-cell table:formula="of:=INDIRECT([.W95] &amp; [.X95])" office:value-type="float" office:value="44.2672741236981" calcext:value-type="float">
            <text:p>44.267</text:p>
          </table:table-cell>
          <table:table-cell table:formula="of:=[.P91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96]&gt;[.C95]" office:value-type="float" office:value="0" calcext:value-type="float">
            <text:p>0.000</text:p>
          </table:table-cell>
          <table:table-cell table:formula="of:=[.E96]&lt;[.E95]" office:value-type="float" office:value="0" calcext:value-type="float">
            <text:p>0.000</text:p>
          </table:table-cell>
          <table:table-cell office:value-type="float" office:value="93" calcext:value-type="float">
            <text:p>93</text:p>
          </table:table-cell>
          <table:table-cell table:style-name="ce12" table:formula="of:=INDIRECT([.V96] &amp; [.X96])" office:value-type="float" office:value="33.867728081215" calcext:value-type="float">
            <text:p>33.868</text:p>
          </table:table-cell>
          <table:table-cell table:style-name="ce12" table:formula="of:=INDIRECT([.W96] &amp; [.X96])" office:value-type="float" office:value="-3.6869326187135" calcext:value-type="float">
            <text:p>-3.687</text:p>
          </table:table-cell>
          <table:table-cell table:formula="of:=[.P92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49" calcext:value-type="float">
            <text:p>49</text:p>
          </table:table-cell>
          <table:table-cell table:style-name="ce29"/>
          <table:table-cell/>
          <table:table-cell office:value-type="string" calcext:value-type="string">
            <text:p>Swap B C to HI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C97]&gt;[.C96]" office:value-type="float" office:value="0" calcext:value-type="float">
            <text:p>0.000</text:p>
          </table:table-cell>
          <table:table-cell table:formula="of:=[.E97]&lt;[.E96]" office:value-type="float" office:value="0" calcext:value-type="float">
            <text:p>0.000</text:p>
          </table:table-cell>
          <table:table-cell office:value-type="float" office:value="94" calcext:value-type="float">
            <text:p>94</text:p>
          </table:table-cell>
          <table:table-cell table:style-name="ce12" table:formula="of:=INDIRECT([.V97] &amp; [.X97])" office:value-type="float" office:value="34.6284969026229" calcext:value-type="float">
            <text:p>34.628</text:p>
          </table:table-cell>
          <table:table-cell table:style-name="ce12" table:formula="of:=INDIRECT([.W97] &amp; [.X97])" office:value-type="float" office:value="-3.42497890617292" calcext:value-type="float">
            <text:p>-3.425</text:p>
          </table:table-cell>
          <table:table-cell table:formula="of:=[.P93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0" calcext:value-type="float">
            <text:p>50</text:p>
          </table:table-cell>
          <table:table-cell table:style-name="ce29"/>
          <table:table-cell/>
          <table:table-cell office:value-type="string" calcext:value-type="string">
            <text:p>Swap H I to BC, add 1 to line number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C98]&gt;[.C97]" office:value-type="float" office:value="0" calcext:value-type="float">
            <text:p>0.000</text:p>
          </table:table-cell>
          <table:table-cell table:formula="of:=[.E98]&lt;[.E97]" office:value-type="float" office:value="0" calcext:value-type="float">
            <text:p>0.000</text:p>
          </table:table-cell>
          <table:table-cell office:value-type="float" office:value="95" calcext:value-type="float">
            <text:p>95</text:p>
          </table:table-cell>
          <table:table-cell table:formula="of:=INDIRECT([.V98] &amp; [.X98])" office:value-type="float" office:value="18.0868987730237" calcext:value-type="float">
            <text:p>18.087</text:p>
          </table:table-cell>
          <table:table-cell table:formula="of:=INDIRECT([.W98] &amp; [.X98])" office:value-type="float" office:value="44.6153103159511" calcext:value-type="float">
            <text:p>44.615</text:p>
          </table:table-cell>
          <table:table-cell table:formula="of:=[.P94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99]&gt;[.C98]" office:value-type="float" office:value="0" calcext:value-type="float">
            <text:p>0.000</text:p>
          </table:table-cell>
          <table:table-cell table:formula="of:=[.E99]&lt;[.E98]" office:value-type="float" office:value="0" calcext:value-type="float">
            <text:p>0.000</text:p>
          </table:table-cell>
          <table:table-cell office:value-type="float" office:value="96" calcext:value-type="float">
            <text:p>96</text:p>
          </table:table-cell>
          <table:table-cell table:formula="of:=INDIRECT([.V99] &amp; [.X99])" office:value-type="float" office:value="18.8476675944317" calcext:value-type="float">
            <text:p>18.848</text:p>
          </table:table-cell>
          <table:table-cell table:formula="of:=INDIRECT([.W99] &amp; [.X99])" office:value-type="float" office:value="44.8772640284917" calcext:value-type="float">
            <text:p>44.877</text:p>
          </table:table-cell>
          <table:table-cell table:formula="of:=[.P95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00]&gt;[.C99]" office:value-type="float" office:value="0" calcext:value-type="float">
            <text:p>0.000</text:p>
          </table:table-cell>
          <table:table-cell table:formula="of:=[.E100]&lt;[.E99]" office:value-type="float" office:value="0" calcext:value-type="float">
            <text:p>0.000</text:p>
          </table:table-cell>
          <table:table-cell office:value-type="float" office:value="97" calcext:value-type="float">
            <text:p>97</text:p>
          </table:table-cell>
          <table:table-cell table:style-name="ce12" table:formula="of:=INDIRECT([.V100] &amp; [.X100])" office:value-type="float" office:value="35.3365489427086" calcext:value-type="float">
            <text:p>35.337</text:p>
          </table:table-cell>
          <table:table-cell table:style-name="ce12" table:formula="of:=INDIRECT([.W100] &amp; [.X100])" office:value-type="float" office:value="-3.00992454388017" calcext:value-type="float">
            <text:p>-3.010</text:p>
          </table:table-cell>
          <table:table-cell table:formula="of:=[.P96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51" calcext:value-type="float">
            <text:p>51</text:p>
          </table:table-cell>
          <table:table-cell table:style-name="ce29"/>
          <table:table-cell/>
          <table:table-cell office:value-type="string" calcext:value-type="string">
            <text:p>Swap B C to HI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C101]&gt;[.C100]" office:value-type="float" office:value="0" calcext:value-type="float">
            <text:p>0.000</text:p>
          </table:table-cell>
          <table:table-cell table:formula="of:=[.E101]&lt;[.E100]" office:value-type="float" office:value="0" calcext:value-type="float">
            <text:p>0.000</text:p>
          </table:table-cell>
          <table:table-cell office:value-type="float" office:value="98" calcext:value-type="float">
            <text:p>98</text:p>
          </table:table-cell>
          <table:table-cell table:style-name="ce12" table:formula="of:=INDIRECT([.V101] &amp; [.X101])" office:value-type="float" office:value="36.0973177641165" calcext:value-type="float">
            <text:p>36.097</text:p>
          </table:table-cell>
          <table:table-cell table:style-name="ce12" table:formula="of:=INDIRECT([.W101] &amp; [.X101])" office:value-type="float" office:value="-2.7479708313396" calcext:value-type="float">
            <text:p>-2.748</text:p>
          </table:table-cell>
          <table:table-cell table:formula="of:=[.P97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2" calcext:value-type="float">
            <text:p>52</text:p>
          </table:table-cell>
          <table:table-cell table:style-name="ce29"/>
          <table:table-cell/>
          <table:table-cell office:value-type="string" calcext:value-type="string">
            <text:p>Swap H I to BC, add 1 to line number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C102]&gt;[.C101]" office:value-type="float" office:value="0" calcext:value-type="float">
            <text:p>0.000</text:p>
          </table:table-cell>
          <table:table-cell table:formula="of:=[.E102]&lt;[.E101]" office:value-type="float" office:value="0" calcext:value-type="float">
            <text:p>0.000</text:p>
          </table:table-cell>
          <table:table-cell office:value-type="float" office:value="99" calcext:value-type="float">
            <text:p>99</text:p>
          </table:table-cell>
          <table:table-cell table:formula="of:=INDIRECT([.V102] &amp; [.X102])" office:value-type="float" office:value="19.5302233005177" calcext:value-type="float">
            <text:p>19.530</text:p>
          </table:table-cell>
          <table:table-cell table:formula="of:=INDIRECT([.W102] &amp; [.X102])" office:value-type="float" office:value="45.3663651213271" calcext:value-type="float">
            <text:p>45.366</text:p>
          </table:table-cell>
          <table:table-cell table:formula="of:=[.P98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03]&gt;[.C102]" office:value-type="float" office:value="0" calcext:value-type="float">
            <text:p>0.000</text:p>
          </table:table-cell>
          <table:table-cell table:formula="of:=[.E103]&lt;[.E102]" office:value-type="float" office:value="0" calcext:value-type="float">
            <text:p>0.000</text:p>
          </table:table-cell>
          <table:table-cell office:value-type="float" office:value="100" calcext:value-type="float">
            <text:p>100</text:p>
          </table:table-cell>
          <table:table-cell table:style-name="ce21" table:formula="of:=INDIRECT([.V103] &amp; [.X103])" office:value-type="float" office:value="20.3484823499749" calcext:value-type="float">
            <text:p>20.348</text:p>
          </table:table-cell>
          <table:table-cell table:style-name="ce21" table:formula="of:=INDIRECT([.W103] &amp; [.X103])" office:value-type="float" office:value="45.4613550882067" calcext:value-type="float">
            <text:p>45.461</text:p>
          </table:table-cell>
          <table:table-cell table:formula="of:=[.P99]" office:value-type="float" office:value="5.042" calcext:value-type="float">
            <text:p>5.042</text:p>
          </table:table-cell>
          <table:table-cell/>
          <table:table-cell office:value-type="string" calcext:value-type="string">
            <text:p>Row 53, F &amp; G instead of row 52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53" calcext:value-type="float">
            <text:p>53</text:p>
          </table:table-cell>
          <table:table-cell table:style-name="ce30"/>
          <table:table-cell table:number-columns-repeated="4"/>
        </table:table-row>
        <table:table-row table:style-name="ro1">
          <table:table-cell table:number-columns-repeated="10"/>
          <table:table-cell table:formula="of:=[.C104]&gt;[.C103]" office:value-type="float" office:value="0" calcext:value-type="float">
            <text:p>0.000</text:p>
          </table:table-cell>
          <table:table-cell table:formula="of:=[.E104]&lt;[.E103]" office:value-type="float" office:value="0" calcext:value-type="float">
            <text:p>0.000</text:p>
          </table:table-cell>
          <table:table-cell office:value-type="float" office:value="101" calcext:value-type="float">
            <text:p>101</text:p>
          </table:table-cell>
          <table:table-cell table:formula="of:=INDIRECT([.V104] &amp; [.X104])" office:value-type="float" office:value="36.8524977938341" calcext:value-type="float">
            <text:p>36.852</text:p>
          </table:table-cell>
          <table:table-cell table:formula="of:=INDIRECT([.W104] &amp; [.X104])" office:value-type="float" office:value="-2.46978608917901" calcext:value-type="float">
            <text:p>-2.470</text:p>
          </table:table-cell>
          <table:table-cell table:formula="of:=[.P100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05]&gt;[.C104]" office:value-type="float" office:value="0" calcext:value-type="float">
            <text:p>0.000</text:p>
          </table:table-cell>
          <table:table-cell table:formula="of:=[.E105]&lt;[.E104]" office:value-type="float" office:value="0" calcext:value-type="float">
            <text:p>0.000</text:p>
          </table:table-cell>
          <table:table-cell office:value-type="float" office:value="102" calcext:value-type="float">
            <text:p>102</text:p>
          </table:table-cell>
          <table:table-cell table:formula="of:=INDIRECT([.V105] &amp; [.X105])" office:value-type="float" office:value="37.6132666152421" calcext:value-type="float">
            <text:p>37.613</text:p>
          </table:table-cell>
          <table:table-cell table:formula="of:=INDIRECT([.W105] &amp; [.X105])" office:value-type="float" office:value="-2.20783237663842" calcext:value-type="float">
            <text:p>-2.208</text:p>
          </table:table-cell>
          <table:table-cell table:formula="of:=[.P101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06]&gt;[.C105]" office:value-type="float" office:value="0" calcext:value-type="float">
            <text:p>0.000</text:p>
          </table:table-cell>
          <table:table-cell table:formula="of:=[.E106]&lt;[.E105]" office:value-type="float" office:value="0" calcext:value-type="float">
            <text:p>0.000</text:p>
          </table:table-cell>
          <table:table-cell office:value-type="float" office:value="103" calcext:value-type="float">
            <text:p>103</text:p>
          </table:table-cell>
          <table:table-cell table:formula="of:=INDIRECT([.V106] &amp; [.X106])" office:value-type="float" office:value="21.1092511713829" calcext:value-type="float">
            <text:p>21.109</text:p>
          </table:table-cell>
          <table:table-cell table:formula="of:=INDIRECT([.W106] &amp; [.X106])" office:value-type="float" office:value="45.7233088007473" calcext:value-type="float">
            <text:p>45.723</text:p>
          </table:table-cell>
          <table:table-cell table:formula="of:=[.P102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07]&gt;[.C106]" office:value-type="float" office:value="0" calcext:value-type="float">
            <text:p>0.000</text:p>
          </table:table-cell>
          <table:table-cell table:formula="of:=[.E107]&lt;[.E106]" office:value-type="float" office:value="0" calcext:value-type="float">
            <text:p>0.000</text:p>
          </table:table-cell>
          <table:table-cell office:value-type="float" office:value="104" calcext:value-type="float">
            <text:p>104</text:p>
          </table:table-cell>
          <table:table-cell table:formula="of:=INDIRECT([.V107] &amp; [.X107])" office:value-type="float" office:value="21.8700199927908" calcext:value-type="float">
            <text:p>21.870</text:p>
          </table:table-cell>
          <table:table-cell table:formula="of:=INDIRECT([.W107] &amp; [.X107])" office:value-type="float" office:value="45.9852625132878" calcext:value-type="float">
            <text:p>45.985</text:p>
          </table:table-cell>
          <table:table-cell table:formula="of:=[.P103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08]&gt;[.C107]" office:value-type="float" office:value="0" calcext:value-type="float">
            <text:p>0.000</text:p>
          </table:table-cell>
          <table:table-cell table:formula="of:=[.E108]&lt;[.E107]" office:value-type="float" office:value="0" calcext:value-type="float">
            <text:p>0.000</text:p>
          </table:table-cell>
          <table:table-cell office:value-type="float" office:value="105" calcext:value-type="float">
            <text:p>105</text:p>
          </table:table-cell>
          <table:table-cell table:style-name="ce12" table:formula="of:=INDIRECT([.V108] &amp; [.X108])" office:value-type="float" office:value="38.3958160735789" calcext:value-type="float">
            <text:p>38.396</text:p>
          </table:table-cell>
          <table:table-cell table:style-name="ce12" table:formula="of:=INDIRECT([.W108] &amp; [.X108])" office:value-type="float" office:value="-2.00913422678959" calcext:value-type="float">
            <text:p>-2.009</text:p>
          </table:table-cell>
          <table:table-cell table:formula="of:=[.P104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55" calcext:value-type="float">
            <text:p>55</text:p>
          </table:table-cell>
          <table:table-cell table:style-name="ce29"/>
          <table:table-cell/>
          <table:table-cell office:value-type="string" calcext:value-type="string">
            <text:p>Swap B C to HI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C109]&gt;[.C108]" office:value-type="float" office:value="0" calcext:value-type="float">
            <text:p>0.000</text:p>
          </table:table-cell>
          <table:table-cell table:formula="of:=[.E109]&lt;[.E108]" office:value-type="float" office:value="0" calcext:value-type="float">
            <text:p>0.000</text:p>
          </table:table-cell>
          <table:table-cell office:value-type="float" office:value="106" calcext:value-type="float">
            <text:p>106</text:p>
          </table:table-cell>
          <table:table-cell table:style-name="ce12" table:formula="of:=INDIRECT([.V109] &amp; [.X109])" office:value-type="float" office:value="39.1565848949868" calcext:value-type="float">
            <text:p>39.157</text:p>
          </table:table-cell>
          <table:table-cell table:style-name="ce12" table:formula="of:=INDIRECT([.W109] &amp; [.X109])" office:value-type="float" office:value="-1.747180514249" calcext:value-type="float">
            <text:p>-1.747</text:p>
          </table:table-cell>
          <table:table-cell table:formula="of:=[.P105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6" calcext:value-type="float">
            <text:p>56</text:p>
          </table:table-cell>
          <table:table-cell table:style-name="ce29"/>
          <table:table-cell/>
          <table:table-cell office:value-type="string" calcext:value-type="string">
            <text:p>Swap H I to BC, add 1 to line number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C110]&gt;[.C109]" office:value-type="float" office:value="0" calcext:value-type="float">
            <text:p>0.000</text:p>
          </table:table-cell>
          <table:table-cell table:formula="of:=[.E110]&lt;[.E109]" office:value-type="float" office:value="0" calcext:value-type="float">
            <text:p>0.000</text:p>
          </table:table-cell>
          <table:table-cell office:value-type="float" office:value="107" calcext:value-type="float">
            <text:p>107</text:p>
          </table:table-cell>
          <table:table-cell table:style-name="ce21" table:formula="of:=INDIRECT([.V110] &amp; [.X110])" office:value-type="float" office:value="23.0433204561883" calcext:value-type="float">
            <text:p>23.043</text:p>
          </table:table-cell>
          <table:table-cell table:style-name="ce21" table:formula="of:=INDIRECT([.W110] &amp; [.X110])" office:value-type="float" office:value="45.0491373437767" calcext:value-type="float">
            <text:p>45.049</text:p>
          </table:table-cell>
          <table:table-cell table:formula="of:=[.P106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56" calcext:value-type="float">
            <text:p>56</text:p>
          </table:table-cell>
          <table:table-cell table:style-name="ce30"/>
          <table:table-cell/>
          <table:table-cell office:value-type="string" calcext:value-type="string">
            <text:p>Swap D E with F G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C111]&gt;[.C110]" office:value-type="float" office:value="0" calcext:value-type="float">
            <text:p>0.000</text:p>
          </table:table-cell>
          <table:table-cell table:formula="of:=[.E111]&lt;[.E110]" office:value-type="float" office:value="0" calcext:value-type="float">
            <text:p>0.000</text:p>
          </table:table-cell>
          <table:table-cell office:value-type="float" office:value="108" calcext:value-type="float">
            <text:p>108</text:p>
          </table:table-cell>
          <table:table-cell table:style-name="ce21" table:formula="of:=INDIRECT([.V111] &amp; [.X111])" office:value-type="float" office:value="23.8040892775962" calcext:value-type="float">
            <text:p>23.804</text:p>
          </table:table-cell>
          <table:table-cell table:style-name="ce21" table:formula="of:=INDIRECT([.W111] &amp; [.X111])" office:value-type="float" office:value="45.3110910563173" calcext:value-type="float">
            <text:p>45.311</text:p>
          </table:table-cell>
          <table:table-cell table:formula="of:=[.P107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7" calcext:value-type="float">
            <text:p>57</text:p>
          </table:table-cell>
          <table:table-cell table:style-name="ce30"/>
          <table:table-cell/>
          <table:table-cell office:value-type="string" calcext:value-type="string">
            <text:p>Swap F G with D E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C112]&gt;[.C111]" office:value-type="float" office:value="0" calcext:value-type="float">
            <text:p>0.000</text:p>
          </table:table-cell>
          <table:table-cell table:formula="of:=[.E112]&lt;[.E111]" office:value-type="float" office:value="0" calcext:value-type="float">
            <text:p>0.000</text:p>
          </table:table-cell>
          <table:table-cell office:value-type="float" office:value="109" calcext:value-type="float">
            <text:p>109</text:p>
          </table:table-cell>
          <table:table-cell table:style-name="ce12" table:formula="of:=INDIRECT([.V112] &amp; [.X112])" office:value-type="float" office:value="38.6644391555597" calcext:value-type="float">
            <text:p>38.664</text:p>
          </table:table-cell>
          <table:table-cell table:style-name="ce12" table:formula="of:=INDIRECT([.W112] &amp; [.X112])" office:value-type="float" office:value="2.1535012946672" calcext:value-type="float">
            <text:p>2.154</text:p>
          </table:table-cell>
          <table:table-cell table:formula="of:=[.P108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57" calcext:value-type="float">
            <text:p>57</text:p>
          </table:table-cell>
          <table:table-cell table:style-name="ce29"/>
          <table:table-cell/>
          <table:table-cell office:value-type="string" calcext:value-type="string">
            <text:p>Swap B C to HI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C113]&gt;[.C112]" office:value-type="float" office:value="0" calcext:value-type="float">
            <text:p>0.000</text:p>
          </table:table-cell>
          <table:table-cell table:formula="of:=[.E113]&lt;[.E112]" office:value-type="float" office:value="0" calcext:value-type="float">
            <text:p>0.000</text:p>
          </table:table-cell>
          <table:table-cell office:value-type="float" office:value="110" calcext:value-type="float">
            <text:p>110</text:p>
          </table:table-cell>
          <table:table-cell table:style-name="ce12" table:formula="of:=INDIRECT([.V113] &amp; [.X113])" office:value-type="float" office:value="39.4252079769676" calcext:value-type="float">
            <text:p>39.425</text:p>
          </table:table-cell>
          <table:table-cell table:style-name="ce12" table:formula="of:=INDIRECT([.W113] &amp; [.X113])" office:value-type="float" office:value="2.41545500720779" calcext:value-type="float">
            <text:p>2.415</text:p>
          </table:table-cell>
          <table:table-cell table:formula="of:=[.P109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8" calcext:value-type="float">
            <text:p>58</text:p>
          </table:table-cell>
          <table:table-cell table:style-name="ce29"/>
          <table:table-cell/>
          <table:table-cell office:value-type="string" calcext:value-type="string">
            <text:p>Swap H I to BC, add 1 to line number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C114]&gt;[.C113]" office:value-type="float" office:value="0" calcext:value-type="float">
            <text:p>0.000</text:p>
          </table:table-cell>
          <table:table-cell table:formula="of:=[.E114]&lt;[.E113]" office:value-type="float" office:value="0" calcext:value-type="float">
            <text:p>0.000</text:p>
          </table:table-cell>
          <table:table-cell office:value-type="float" office:value="111" calcext:value-type="float">
            <text:p>111</text:p>
          </table:table-cell>
          <table:table-cell table:style-name="ce21" table:formula="of:=INDIRECT([.V114] &amp; [.X114])" office:value-type="float" office:value="25.5901347514607" calcext:value-type="float">
            <text:p>25.590</text:p>
          </table:table-cell>
          <table:table-cell table:style-name="ce21" table:formula="of:=INDIRECT([.W114] &amp; [.X114])" office:value-type="float" office:value="42.5954251621666" calcext:value-type="float">
            <text:p>42.595</text:p>
          </table:table-cell>
          <table:table-cell table:formula="of:=[.P110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58" calcext:value-type="float">
            <text:p>58</text:p>
          </table:table-cell>
          <table:table-cell table:style-name="ce30"/>
          <table:table-cell/>
          <table:table-cell office:value-type="string" calcext:value-type="string">
            <text:p>Swap D E with F G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C115]&gt;[.C114]" office:value-type="float" office:value="0" calcext:value-type="float">
            <text:p>0.000</text:p>
          </table:table-cell>
          <table:table-cell table:formula="of:=[.E115]&lt;[.E114]" office:value-type="float" office:value="0" calcext:value-type="float">
            <text:p>0.000</text:p>
          </table:table-cell>
          <table:table-cell office:value-type="float" office:value="112" calcext:value-type="float">
            <text:p>112</text:p>
          </table:table-cell>
          <table:table-cell table:style-name="ce21" table:formula="of:=INDIRECT([.V115] &amp; [.X115])" office:value-type="float" office:value="26.3509035728686" calcext:value-type="float">
            <text:p>26.351</text:p>
          </table:table-cell>
          <table:table-cell table:style-name="ce21" table:formula="of:=INDIRECT([.W115] &amp; [.X115])" office:value-type="float" office:value="42.8573788747072" calcext:value-type="float">
            <text:p>42.857</text:p>
          </table:table-cell>
          <table:table-cell table:formula="of:=[.P111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9" calcext:value-type="float">
            <text:p>59</text:p>
          </table:table-cell>
          <table:table-cell table:style-name="ce30"/>
          <table:table-cell/>
          <table:table-cell office:value-type="string" calcext:value-type="string">
            <text:p>Swap F G with D E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C116]&gt;[.C115]" office:value-type="float" office:value="0" calcext:value-type="float">
            <text:p>0.000</text:p>
          </table:table-cell>
          <table:table-cell table:formula="of:=[.E116]&lt;[.E115]" office:value-type="float" office:value="0" calcext:value-type="float">
            <text:p>0.000</text:p>
          </table:table-cell>
          <table:table-cell office:value-type="float" office:value="113" calcext:value-type="float">
            <text:p>113</text:p>
          </table:table-cell>
          <table:table-cell table:style-name="ce12" table:formula="of:=INDIRECT([.V116] &amp; [.X116])" office:value-type="float" office:value="39.6333402113247" calcext:value-type="float">
            <text:p>39.633</text:p>
          </table:table-cell>
          <table:table-cell table:style-name="ce12" table:formula="of:=INDIRECT([.W116] &amp; [.X116])" office:value-type="float" office:value="4.28238190726318" calcext:value-type="float">
            <text:p>4.282</text:p>
          </table:table-cell>
          <table:table-cell table:formula="of:=[.P112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59" calcext:value-type="float">
            <text:p>59</text:p>
          </table:table-cell>
          <table:table-cell table:style-name="ce29"/>
          <table:table-cell/>
          <table:table-cell office:value-type="string" calcext:value-type="string">
            <text:p>Swap B C to HI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C117]&gt;[.C116]" office:value-type="float" office:value="0" calcext:value-type="float">
            <text:p>0.000</text:p>
          </table:table-cell>
          <table:table-cell table:formula="of:=[.E117]&lt;[.E116]" office:value-type="float" office:value="0" calcext:value-type="float">
            <text:p>0.000</text:p>
          </table:table-cell>
          <table:table-cell office:value-type="float" office:value="114" calcext:value-type="float">
            <text:p>114</text:p>
          </table:table-cell>
          <table:table-cell table:style-name="ce12" table:formula="of:=INDIRECT([.V117] &amp; [.X117])" office:value-type="float" office:value="40.3941090327326" calcext:value-type="float">
            <text:p>40.394</text:p>
          </table:table-cell>
          <table:table-cell table:style-name="ce12" table:formula="of:=INDIRECT([.W117] &amp; [.X117])" office:value-type="float" office:value="4.54433561980377" calcext:value-type="float">
            <text:p>4.544</text:p>
          </table:table-cell>
          <table:table-cell table:formula="of:=[.P113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60" calcext:value-type="float">
            <text:p>60</text:p>
          </table:table-cell>
          <table:table-cell table:style-name="ce29"/>
          <table:table-cell/>
          <table:table-cell office:value-type="string" calcext:value-type="string">
            <text:p>Swap H I to BC, add 1 to line number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C118]&gt;[.C117]" office:value-type="float" office:value="0" calcext:value-type="float">
            <text:p>0.000</text:p>
          </table:table-cell>
          <table:table-cell table:formula="of:=[.E118]&lt;[.E117]" office:value-type="float" office:value="0" calcext:value-type="float">
            <text:p>0.000</text:p>
          </table:table-cell>
          <table:table-cell office:value-type="float" office:value="115" calcext:value-type="float">
            <text:p>115</text:p>
          </table:table-cell>
          <table:table-cell table:style-name="ce21" table:formula="of:=INDIRECT([.V118] &amp; [.X118])" office:value-type="float" office:value="27.6233218246949" calcext:value-type="float">
            <text:p>27.623</text:p>
          </table:table-cell>
          <table:table-cell table:style-name="ce21" table:formula="of:=INDIRECT([.W118] &amp; [.X118])" office:value-type="float" office:value="41.6333947458701" calcext:value-type="float">
            <text:p>41.633</text:p>
          </table:table-cell>
          <table:table-cell table:formula="of:=[.P114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60" calcext:value-type="float">
            <text:p>60</text:p>
          </table:table-cell>
          <table:table-cell table:style-name="ce30"/>
          <table:table-cell/>
          <table:table-cell office:value-type="string" calcext:value-type="string">
            <text:p>Swap D E with F G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C119]&gt;[.C118]" office:value-type="float" office:value="0" calcext:value-type="float">
            <text:p>0.000</text:p>
          </table:table-cell>
          <table:table-cell table:formula="of:=[.E119]&lt;[.E118]" office:value-type="float" office:value="0" calcext:value-type="float">
            <text:p>0.000</text:p>
          </table:table-cell>
          <table:table-cell office:value-type="float" office:value="116" calcext:value-type="float">
            <text:p>116</text:p>
          </table:table-cell>
          <table:table-cell table:style-name="ce21" table:formula="of:=INDIRECT([.V119] &amp; [.X119])" office:value-type="float" office:value="28.3840906461028" calcext:value-type="float">
            <text:p>28.384</text:p>
          </table:table-cell>
          <table:table-cell table:style-name="ce21" table:formula="of:=INDIRECT([.W119] &amp; [.X119])" office:value-type="float" office:value="41.8953484584107" calcext:value-type="float">
            <text:p>41.895</text:p>
          </table:table-cell>
          <table:table-cell table:formula="of:=[.P115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1" calcext:value-type="float">
            <text:p>61</text:p>
          </table:table-cell>
          <table:table-cell table:style-name="ce30"/>
          <table:table-cell/>
          <table:table-cell office:value-type="string" calcext:value-type="string">
            <text:p>Swap F G with D E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C120]&gt;[.C119]" office:value-type="float" office:value="0" calcext:value-type="float">
            <text:p>0.000</text:p>
          </table:table-cell>
          <table:table-cell table:formula="of:=[.E120]&lt;[.E119]" office:value-type="float" office:value="0" calcext:value-type="float">
            <text:p>0.000</text:p>
          </table:table-cell>
          <table:table-cell office:value-type="float" office:value="117" calcext:value-type="float">
            <text:p>117</text:p>
          </table:table-cell>
          <table:table-cell table:style-name="ce22" table:formula="of:=INDIRECT([.V120] &amp; [.X120])" office:value-type="float" office:value="40.7534379259462" calcext:value-type="float">
            <text:p>40.753</text:p>
          </table:table-cell>
          <table:table-cell table:style-name="ce44" table:formula="of:=INDIRECT([.W120] &amp; [.X120])" office:value-type="float" office:value="5.97215553853956" calcext:value-type="float">
            <text:p>5.972</text:p>
          </table:table-cell>
          <table:table-cell table:formula="of:=[.P116]" office:value-type="float" office:value="5.042" calcext:value-type="float">
            <text:p>5.042</text:p>
          </table:table-cell>
          <table:table-cell table:number-columns-repeated="5"/>
          <table:table-cell table:style-name="ce25" office:value-type="string" calcext:value-type="string">
            <text:p>H</text:p>
          </table:table-cell>
          <table:table-cell table:style-name="ce49" office:value-type="string" calcext:value-type="string">
            <text:p>I</text:p>
          </table:table-cell>
          <table:table-cell table:style-name="ce50" office:value-type="float" office:value="61" calcext:value-type="float">
            <text:p>61</text:p>
          </table:table-cell>
          <table:table-cell table:style-name="ce29"/>
          <table:table-cell/>
          <table:table-cell office:value-type="string" calcext:value-type="string">
            <text:p>Swap B C to HI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C121]&gt;[.C120]" office:value-type="float" office:value="0" calcext:value-type="float">
            <text:p>0.000</text:p>
          </table:table-cell>
          <table:table-cell table:formula="of:=[.E121]&lt;[.E120]" office:value-type="float" office:value="0" calcext:value-type="float">
            <text:p>0.000</text:p>
          </table:table-cell>
          <table:table-cell office:value-type="float" office:value="118" calcext:value-type="float">
            <text:p>118</text:p>
          </table:table-cell>
          <table:table-cell table:formula="of:=INDIRECT([.V121] &amp; [.X121])" office:value-type="float" office:value="0" calcext:value-type="float">
            <text:p>0.000</text:p>
          </table:table-cell>
          <table:table-cell table:formula="of:=INDIRECT([.W121] &amp; [.X121])" office:value-type="float" office:value="0" calcext:value-type="float">
            <text:p>0.000</text:p>
          </table:table-cell>
          <table:table-cell table:formula="of:=[.P117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62" calcext:value-type="float">
            <text:p>62</text:p>
          </table:table-cell>
          <table:table-cell table:style-name="ce29"/>
          <table:table-cell/>
          <table:table-cell office:value-type="string" calcext:value-type="string">
            <text:p>Swap H I to BC, add 1 to line number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C122]&gt;[.C121]" office:value-type="float" office:value="0" calcext:value-type="float">
            <text:p>0.000</text:p>
          </table:table-cell>
          <table:table-cell table:formula="of:=[.E122]&lt;[.E121]" office:value-type="float" office:value="0" calcext:value-type="float">
            <text:p>0.000</text:p>
          </table:table-cell>
          <table:table-cell office:value-type="float" office:value="119" calcext:value-type="float">
            <text:p>119</text:p>
          </table:table-cell>
          <table:table-cell table:style-name="ce18" office:value-type="float" office:value="30.5" calcext:value-type="float">
            <text:p>30.500</text:p>
          </table:table-cell>
          <table:table-cell table:style-name="ce18" office:value-type="float" office:value="39.8" calcext:value-type="float">
            <text:p>39.800</text:p>
          </table:table-cell>
          <table:table-cell table:formula="of:=[.P118]" office:value-type="float" office:value="1.902" calcext:value-type="float">
            <text:p>1.902</text:p>
          </table:table-cell>
          <table:table-cell/>
          <table:table-cell office:value-type="string" calcext:value-type="string">
            <text:p>visually crafte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23]&gt;[.C122]" office:value-type="float" office:value="0" calcext:value-type="float">
            <text:p>0.000</text:p>
          </table:table-cell>
          <table:table-cell table:formula="of:=[.E123]&lt;[.E122]" office:value-type="float" office:value="0" calcext:value-type="float">
            <text:p>0.000</text:p>
          </table:table-cell>
          <table:table-cell office:value-type="float" office:value="120" calcext:value-type="float">
            <text:p>120</text:p>
          </table:table-cell>
          <table:table-cell table:style-name="ce18" office:value-type="float" office:value="31.1" calcext:value-type="float">
            <text:p>31.100</text:p>
          </table:table-cell>
          <table:table-cell table:style-name="ce18" office:value-type="float" office:value="40.55" calcext:value-type="float">
            <text:p>40.550</text:p>
          </table:table-cell>
          <table:table-cell table:formula="of:=[.P119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24]&gt;[.C123]" office:value-type="float" office:value="0" calcext:value-type="float">
            <text:p>0.000</text:p>
          </table:table-cell>
          <table:table-cell table:formula="of:=[.E124]&lt;[.E123]" office:value-type="float" office:value="0" calcext:value-type="float">
            <text:p>0.000</text:p>
          </table:table-cell>
          <table:table-cell office:value-type="float" office:value="121" calcext:value-type="float">
            <text:p>121</text:p>
          </table:table-cell>
          <table:table-cell table:style-name="ce18" office:value-type="float" office:value="39.78" calcext:value-type="float">
            <text:p>39.780</text:p>
          </table:table-cell>
          <table:table-cell table:style-name="ce18" office:value-type="float" office:value="15.29" calcext:value-type="float">
            <text:p>15.290</text:p>
          </table:table-cell>
          <table:table-cell table:formula="of:=[.P120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25]&gt;[.C124]" office:value-type="float" office:value="0" calcext:value-type="float">
            <text:p>0.000</text:p>
          </table:table-cell>
          <table:table-cell table:formula="of:=[.E125]&lt;[.E124]" office:value-type="float" office:value="0" calcext:value-type="float">
            <text:p>0.000</text:p>
          </table:table-cell>
          <table:table-cell office:value-type="float" office:value="122" calcext:value-type="float">
            <text:p>122</text:p>
          </table:table-cell>
          <table:table-cell table:formula="of:=INDIRECT([.V125] &amp; [.X125])" office:value-type="float" office:value="0" calcext:value-type="float">
            <text:p>0.000</text:p>
          </table:table-cell>
          <table:table-cell table:formula="of:=INDIRECT([.W125] &amp; [.X125])" office:value-type="float" office:value="0" calcext:value-type="float">
            <text:p>0.000</text:p>
          </table:table-cell>
          <table:table-cell table:formula="of:=[.P121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26]&gt;[.C125]" office:value-type="float" office:value="0" calcext:value-type="float">
            <text:p>0.000</text:p>
          </table:table-cell>
          <table:table-cell table:formula="of:=[.E126]&lt;[.E125]" office:value-type="float" office:value="0" calcext:value-type="float">
            <text:p>0.000</text:p>
          </table:table-cell>
          <table:table-cell office:value-type="float" office:value="123" calcext:value-type="float">
            <text:p>123</text:p>
          </table:table-cell>
          <table:table-cell table:formula="of:=INDIRECT([.V126] &amp; [.X126])" office:value-type="float" office:value="0" calcext:value-type="float">
            <text:p>0.000</text:p>
          </table:table-cell>
          <table:table-cell table:formula="of:=INDIRECT([.W126] &amp; [.X126])" office:value-type="float" office:value="0" calcext:value-type="float">
            <text:p>0.000</text:p>
          </table:table-cell>
          <table:table-cell table:formula="of:=[.P122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27]&gt;[.C126]" office:value-type="float" office:value="0" calcext:value-type="float">
            <text:p>0.000</text:p>
          </table:table-cell>
          <table:table-cell table:formula="of:=[.E127]&lt;[.E126]" office:value-type="float" office:value="0" calcext:value-type="float">
            <text:p>0.000</text:p>
          </table:table-cell>
          <table:table-cell office:value-type="float" office:value="124" calcext:value-type="float">
            <text:p>124</text:p>
          </table:table-cell>
          <table:table-cell table:formula="of:=INDIRECT([.V127] &amp; [.X127])" office:value-type="float" office:value="0" calcext:value-type="float">
            <text:p>0.000</text:p>
          </table:table-cell>
          <table:table-cell table:formula="of:=INDIRECT([.W127] &amp; [.X127])" office:value-type="float" office:value="0" calcext:value-type="float">
            <text:p>0.000</text:p>
          </table:table-cell>
          <table:table-cell table:formula="of:=[.P123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28]&gt;[.C127]" office:value-type="float" office:value="0" calcext:value-type="float">
            <text:p>0.000</text:p>
          </table:table-cell>
          <table:table-cell table:formula="of:=[.E128]&lt;[.E127]" office:value-type="float" office:value="0" calcext:value-type="float">
            <text:p>0.000</text:p>
          </table:table-cell>
          <table:table-cell office:value-type="float" office:value="125" calcext:value-type="float">
            <text:p>125</text:p>
          </table:table-cell>
          <table:table-cell table:formula="of:=INDIRECT([.V128] &amp; [.X128])" office:value-type="float" office:value="0" calcext:value-type="float">
            <text:p>0.000</text:p>
          </table:table-cell>
          <table:table-cell table:formula="of:=INDIRECT([.W128] &amp; [.X128])" office:value-type="float" office:value="0" calcext:value-type="float">
            <text:p>0.000</text:p>
          </table:table-cell>
          <table:table-cell table:formula="of:=[.P124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29]&gt;[.C128]" office:value-type="float" office:value="0" calcext:value-type="float">
            <text:p>0.000</text:p>
          </table:table-cell>
          <table:table-cell table:formula="of:=[.E129]&lt;[.E128]" office:value-type="float" office:value="0" calcext:value-type="float">
            <text:p>0.000</text:p>
          </table:table-cell>
          <table:table-cell office:value-type="float" office:value="126" calcext:value-type="float">
            <text:p>126</text:p>
          </table:table-cell>
          <table:table-cell table:formula="of:=INDIRECT([.V129] &amp; [.X129])" office:value-type="float" office:value="0" calcext:value-type="float">
            <text:p>0.000</text:p>
          </table:table-cell>
          <table:table-cell table:formula="of:=INDIRECT([.W129] &amp; [.X129])" office:value-type="float" office:value="0" calcext:value-type="float">
            <text:p>0.000</text:p>
          </table:table-cell>
          <table:table-cell table:formula="of:=[.P125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30]&gt;[.C129]" office:value-type="float" office:value="0" calcext:value-type="float">
            <text:p>0.000</text:p>
          </table:table-cell>
          <table:table-cell table:formula="of:=[.E130]&lt;[.E129]" office:value-type="float" office:value="0" calcext:value-type="float">
            <text:p>0.000</text:p>
          </table:table-cell>
          <table:table-cell office:value-type="float" office:value="127" calcext:value-type="float">
            <text:p>127</text:p>
          </table:table-cell>
          <table:table-cell table:formula="of:=INDIRECT([.V130] &amp; [.X130])" office:value-type="float" office:value="0" calcext:value-type="float">
            <text:p>0.000</text:p>
          </table:table-cell>
          <table:table-cell table:formula="of:=INDIRECT([.W130] &amp; [.X130])" office:value-type="float" office:value="0" calcext:value-type="float">
            <text:p>0.000</text:p>
          </table:table-cell>
          <table:table-cell table:formula="of:=[.P126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31]&gt;[.C130]" office:value-type="float" office:value="0" calcext:value-type="float">
            <text:p>0.000</text:p>
          </table:table-cell>
          <table:table-cell table:formula="of:=[.E131]&lt;[.E130]" office:value-type="float" office:value="0" calcext:value-type="float">
            <text:p>0.000</text:p>
          </table:table-cell>
          <table:table-cell office:value-type="float" office:value="128" calcext:value-type="float">
            <text:p>128</text:p>
          </table:table-cell>
          <table:table-cell table:formula="of:=INDIRECT([.V131] &amp; [.X131])" office:value-type="float" office:value="0" calcext:value-type="float">
            <text:p>0.000</text:p>
          </table:table-cell>
          <table:table-cell table:formula="of:=INDIRECT([.W131] &amp; [.X131])" office:value-type="float" office:value="0" calcext:value-type="float">
            <text:p>0.000</text:p>
          </table:table-cell>
          <table:table-cell table:formula="of:=[.P127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32]&gt;[.C131]" office:value-type="float" office:value="0" calcext:value-type="float">
            <text:p>0.000</text:p>
          </table:table-cell>
          <table:table-cell table:formula="of:=[.E132]&lt;[.E131]" office:value-type="float" office:value="0" calcext:value-type="float">
            <text:p>0.000</text:p>
          </table:table-cell>
          <table:table-cell office:value-type="float" office:value="129" calcext:value-type="float">
            <text:p>129</text:p>
          </table:table-cell>
          <table:table-cell table:formula="of:=INDIRECT([.V132] &amp; [.X132])" office:value-type="float" office:value="0" calcext:value-type="float">
            <text:p>0.000</text:p>
          </table:table-cell>
          <table:table-cell table:formula="of:=INDIRECT([.W132] &amp; [.X132])" office:value-type="float" office:value="0" calcext:value-type="float">
            <text:p>0.000</text:p>
          </table:table-cell>
          <table:table-cell table:formula="of:=[.P128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33]&gt;[.C132]" office:value-type="float" office:value="0" calcext:value-type="float">
            <text:p>0.000</text:p>
          </table:table-cell>
          <table:table-cell table:formula="of:=[.E133]&lt;[.E132]" office:value-type="float" office:value="0" calcext:value-type="float">
            <text:p>0.000</text:p>
          </table:table-cell>
          <table:table-cell office:value-type="float" office:value="130" calcext:value-type="float">
            <text:p>130</text:p>
          </table:table-cell>
          <table:table-cell table:formula="of:=INDIRECT([.V133] &amp; [.X133])" office:value-type="float" office:value="0" calcext:value-type="float">
            <text:p>0.000</text:p>
          </table:table-cell>
          <table:table-cell table:formula="of:=INDIRECT([.W133] &amp; [.X133])" office:value-type="float" office:value="0" calcext:value-type="float">
            <text:p>0.000</text:p>
          </table:table-cell>
          <table:table-cell table:formula="of:=[.P129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34]&gt;[.C133]" office:value-type="float" office:value="0" calcext:value-type="float">
            <text:p>0.000</text:p>
          </table:table-cell>
          <table:table-cell table:formula="of:=[.E134]&lt;[.E133]" office:value-type="float" office:value="0" calcext:value-type="float">
            <text:p>0.000</text:p>
          </table:table-cell>
          <table:table-cell office:value-type="float" office:value="131" calcext:value-type="float">
            <text:p>131</text:p>
          </table:table-cell>
          <table:table-cell table:formula="of:=INDIRECT([.V134] &amp; [.X134])" office:value-type="float" office:value="0" calcext:value-type="float">
            <text:p>0.000</text:p>
          </table:table-cell>
          <table:table-cell table:formula="of:=INDIRECT([.W134] &amp; [.X134])" office:value-type="float" office:value="0" calcext:value-type="float">
            <text:p>0.000</text:p>
          </table:table-cell>
          <table:table-cell table:formula="of:=[.P130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35]&gt;[.C134]" office:value-type="float" office:value="0" calcext:value-type="float">
            <text:p>0.000</text:p>
          </table:table-cell>
          <table:table-cell table:formula="of:=[.E135]&lt;[.E134]" office:value-type="float" office:value="0" calcext:value-type="float">
            <text:p>0.000</text:p>
          </table:table-cell>
          <table:table-cell office:value-type="float" office:value="132" calcext:value-type="float">
            <text:p>132</text:p>
          </table:table-cell>
          <table:table-cell table:formula="of:=INDIRECT([.V135] &amp; [.X135])" office:value-type="float" office:value="0" calcext:value-type="float">
            <text:p>0.000</text:p>
          </table:table-cell>
          <table:table-cell table:formula="of:=INDIRECT([.W135] &amp; [.X135])" office:value-type="float" office:value="0" calcext:value-type="float">
            <text:p>0.000</text:p>
          </table:table-cell>
          <table:table-cell table:formula="of:=[.P131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36]&gt;[.C135]" office:value-type="float" office:value="0" calcext:value-type="float">
            <text:p>0.000</text:p>
          </table:table-cell>
          <table:table-cell table:formula="of:=[.E136]&lt;[.E135]" office:value-type="float" office:value="0" calcext:value-type="float">
            <text:p>0.000</text:p>
          </table:table-cell>
          <table:table-cell office:value-type="float" office:value="133" calcext:value-type="float">
            <text:p>133</text:p>
          </table:table-cell>
          <table:table-cell table:formula="of:=INDIRECT([.V136] &amp; [.X136])" office:value-type="float" office:value="0" calcext:value-type="float">
            <text:p>0.000</text:p>
          </table:table-cell>
          <table:table-cell table:formula="of:=INDIRECT([.W136] &amp; [.X136])" office:value-type="float" office:value="0" calcext:value-type="float">
            <text:p>0.000</text:p>
          </table:table-cell>
          <table:table-cell table:formula="of:=[.P132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37]&gt;[.C136]" office:value-type="float" office:value="0" calcext:value-type="float">
            <text:p>0.000</text:p>
          </table:table-cell>
          <table:table-cell table:formula="of:=[.E137]&lt;[.E136]" office:value-type="float" office:value="0" calcext:value-type="float">
            <text:p>0.000</text:p>
          </table:table-cell>
          <table:table-cell office:value-type="float" office:value="134" calcext:value-type="float">
            <text:p>134</text:p>
          </table:table-cell>
          <table:table-cell table:formula="of:=INDIRECT([.V137] &amp; [.X137])" office:value-type="float" office:value="0" calcext:value-type="float">
            <text:p>0.000</text:p>
          </table:table-cell>
          <table:table-cell table:formula="of:=INDIRECT([.W137] &amp; [.X137])" office:value-type="float" office:value="0" calcext:value-type="float">
            <text:p>0.000</text:p>
          </table:table-cell>
          <table:table-cell table:formula="of:=[.P133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38]&gt;[.C137]" office:value-type="float" office:value="0" calcext:value-type="float">
            <text:p>0.000</text:p>
          </table:table-cell>
          <table:table-cell table:formula="of:=[.E138]&lt;[.E137]" office:value-type="float" office:value="0" calcext:value-type="float">
            <text:p>0.000</text:p>
          </table:table-cell>
          <table:table-cell office:value-type="float" office:value="135" calcext:value-type="float">
            <text:p>135</text:p>
          </table:table-cell>
          <table:table-cell table:formula="of:=INDIRECT([.V138] &amp; [.X138])" office:value-type="float" office:value="0" calcext:value-type="float">
            <text:p>0.000</text:p>
          </table:table-cell>
          <table:table-cell table:formula="of:=INDIRECT([.W138] &amp; [.X138])" office:value-type="float" office:value="0" calcext:value-type="float">
            <text:p>0.000</text:p>
          </table:table-cell>
          <table:table-cell table:formula="of:=[.P134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39]&gt;[.C138]" office:value-type="float" office:value="0" calcext:value-type="float">
            <text:p>0.000</text:p>
          </table:table-cell>
          <table:table-cell table:formula="of:=[.E139]&lt;[.E138]" office:value-type="float" office:value="0" calcext:value-type="float">
            <text:p>0.000</text:p>
          </table:table-cell>
          <table:table-cell office:value-type="float" office:value="136" calcext:value-type="float">
            <text:p>136</text:p>
          </table:table-cell>
          <table:table-cell table:formula="of:=INDIRECT([.V139] &amp; [.X139])" office:value-type="float" office:value="0" calcext:value-type="float">
            <text:p>0.000</text:p>
          </table:table-cell>
          <table:table-cell table:formula="of:=INDIRECT([.W139] &amp; [.X139])" office:value-type="float" office:value="0" calcext:value-type="float">
            <text:p>0.000</text:p>
          </table:table-cell>
          <table:table-cell table:formula="of:=[.P135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40]&gt;[.C139]" office:value-type="float" office:value="0" calcext:value-type="float">
            <text:p>0.000</text:p>
          </table:table-cell>
          <table:table-cell table:formula="of:=[.E140]&lt;[.E139]" office:value-type="float" office:value="0" calcext:value-type="float">
            <text:p>0.000</text:p>
          </table:table-cell>
          <table:table-cell office:value-type="float" office:value="137" calcext:value-type="float">
            <text:p>137</text:p>
          </table:table-cell>
          <table:table-cell table:formula="of:=INDIRECT([.V140] &amp; [.X140])" office:value-type="float" office:value="0" calcext:value-type="float">
            <text:p>0.000</text:p>
          </table:table-cell>
          <table:table-cell table:formula="of:=INDIRECT([.W140] &amp; [.X140])" office:value-type="float" office:value="0" calcext:value-type="float">
            <text:p>0.000</text:p>
          </table:table-cell>
          <table:table-cell table:formula="of:=[.P136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41]&gt;[.C140]" office:value-type="float" office:value="0" calcext:value-type="float">
            <text:p>0.000</text:p>
          </table:table-cell>
          <table:table-cell table:formula="of:=[.E141]&lt;[.E140]" office:value-type="float" office:value="0" calcext:value-type="float">
            <text:p>0.000</text:p>
          </table:table-cell>
          <table:table-cell office:value-type="float" office:value="138" calcext:value-type="float">
            <text:p>138</text:p>
          </table:table-cell>
          <table:table-cell table:formula="of:=INDIRECT([.V141] &amp; [.X141])" office:value-type="float" office:value="0" calcext:value-type="float">
            <text:p>0.000</text:p>
          </table:table-cell>
          <table:table-cell table:formula="of:=INDIRECT([.W141] &amp; [.X141])" office:value-type="float" office:value="0" calcext:value-type="float">
            <text:p>0.000</text:p>
          </table:table-cell>
          <table:table-cell table:formula="of:=[.P137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42]&gt;[.C141]" office:value-type="float" office:value="0" calcext:value-type="float">
            <text:p>0.000</text:p>
          </table:table-cell>
          <table:table-cell table:formula="of:=[.E142]&lt;[.E141]" office:value-type="float" office:value="0" calcext:value-type="float">
            <text:p>0.000</text:p>
          </table:table-cell>
          <table:table-cell office:value-type="float" office:value="139" calcext:value-type="float">
            <text:p>139</text:p>
          </table:table-cell>
          <table:table-cell table:formula="of:=INDIRECT([.V142] &amp; [.X142])" office:value-type="float" office:value="0" calcext:value-type="float">
            <text:p>0.000</text:p>
          </table:table-cell>
          <table:table-cell table:formula="of:=INDIRECT([.W142] &amp; [.X142])" office:value-type="float" office:value="0" calcext:value-type="float">
            <text:p>0.000</text:p>
          </table:table-cell>
          <table:table-cell table:formula="of:=[.P138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43]&gt;[.C142]" office:value-type="float" office:value="0" calcext:value-type="float">
            <text:p>0.000</text:p>
          </table:table-cell>
          <table:table-cell table:formula="of:=[.E143]&lt;[.E142]" office:value-type="float" office:value="0" calcext:value-type="float">
            <text:p>0.000</text:p>
          </table:table-cell>
          <table:table-cell office:value-type="float" office:value="140" calcext:value-type="float">
            <text:p>140</text:p>
          </table:table-cell>
          <table:table-cell table:formula="of:=INDIRECT([.V143] &amp; [.X143])" office:value-type="float" office:value="0" calcext:value-type="float">
            <text:p>0.000</text:p>
          </table:table-cell>
          <table:table-cell table:formula="of:=INDIRECT([.W143] &amp; [.X143])" office:value-type="float" office:value="0" calcext:value-type="float">
            <text:p>0.000</text:p>
          </table:table-cell>
          <table:table-cell table:formula="of:=[.P139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44]&gt;[.C143]" office:value-type="float" office:value="0" calcext:value-type="float">
            <text:p>0.000</text:p>
          </table:table-cell>
          <table:table-cell table:formula="of:=[.E144]&lt;[.E143]" office:value-type="float" office:value="0" calcext:value-type="float">
            <text:p>0.000</text:p>
          </table:table-cell>
          <table:table-cell office:value-type="float" office:value="141" calcext:value-type="float">
            <text:p>141</text:p>
          </table:table-cell>
          <table:table-cell table:formula="of:=INDIRECT([.V144] &amp; [.X144])" office:value-type="float" office:value="0" calcext:value-type="float">
            <text:p>0.000</text:p>
          </table:table-cell>
          <table:table-cell table:formula="of:=INDIRECT([.W144] &amp; [.X144])" office:value-type="float" office:value="0" calcext:value-type="float">
            <text:p>0.000</text:p>
          </table:table-cell>
          <table:table-cell table:formula="of:=[.P140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45]&gt;[.C144]" office:value-type="float" office:value="0" calcext:value-type="float">
            <text:p>0.000</text:p>
          </table:table-cell>
          <table:table-cell table:formula="of:=[.E145]&lt;[.E144]" office:value-type="float" office:value="0" calcext:value-type="float">
            <text:p>0.000</text:p>
          </table:table-cell>
          <table:table-cell office:value-type="float" office:value="142" calcext:value-type="float">
            <text:p>142</text:p>
          </table:table-cell>
          <table:table-cell table:formula="of:=INDIRECT([.V145] &amp; [.X145])" office:value-type="float" office:value="0" calcext:value-type="float">
            <text:p>0.000</text:p>
          </table:table-cell>
          <table:table-cell table:formula="of:=INDIRECT([.W145] &amp; [.X145])" office:value-type="float" office:value="0" calcext:value-type="float">
            <text:p>0.000</text:p>
          </table:table-cell>
          <table:table-cell table:formula="of:=[.P141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46]&gt;[.C145]" office:value-type="float" office:value="0" calcext:value-type="float">
            <text:p>0.000</text:p>
          </table:table-cell>
          <table:table-cell table:formula="of:=[.E146]&lt;[.E145]" office:value-type="float" office:value="0" calcext:value-type="float">
            <text:p>0.000</text:p>
          </table:table-cell>
          <table:table-cell office:value-type="float" office:value="143" calcext:value-type="float">
            <text:p>143</text:p>
          </table:table-cell>
          <table:table-cell table:formula="of:=INDIRECT([.V146] &amp; [.X146])" office:value-type="float" office:value="0" calcext:value-type="float">
            <text:p>0.000</text:p>
          </table:table-cell>
          <table:table-cell table:formula="of:=INDIRECT([.W146] &amp; [.X146])" office:value-type="float" office:value="0" calcext:value-type="float">
            <text:p>0.000</text:p>
          </table:table-cell>
          <table:table-cell table:formula="of:=[.P142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47]&gt;[.C146]" office:value-type="float" office:value="0" calcext:value-type="float">
            <text:p>0.000</text:p>
          </table:table-cell>
          <table:table-cell table:formula="of:=[.E147]&lt;[.E146]" office:value-type="float" office:value="0" calcext:value-type="float">
            <text:p>0.000</text:p>
          </table:table-cell>
          <table:table-cell office:value-type="float" office:value="144" calcext:value-type="float">
            <text:p>144</text:p>
          </table:table-cell>
          <table:table-cell table:formula="of:=INDIRECT([.V147] &amp; [.X147])" office:value-type="float" office:value="0" calcext:value-type="float">
            <text:p>0.000</text:p>
          </table:table-cell>
          <table:table-cell table:formula="of:=INDIRECT([.W147] &amp; [.X147])" office:value-type="float" office:value="0" calcext:value-type="float">
            <text:p>0.000</text:p>
          </table:table-cell>
          <table:table-cell table:formula="of:=[.P143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48]&gt;[.C147]" office:value-type="float" office:value="0" calcext:value-type="float">
            <text:p>0.000</text:p>
          </table:table-cell>
          <table:table-cell table:formula="of:=[.E148]&lt;[.E147]" office:value-type="float" office:value="0" calcext:value-type="float">
            <text:p>0.000</text:p>
          </table:table-cell>
          <table:table-cell office:value-type="float" office:value="145" calcext:value-type="float">
            <text:p>145</text:p>
          </table:table-cell>
          <table:table-cell table:formula="of:=INDIRECT([.V148] &amp; [.X148])" office:value-type="float" office:value="0" calcext:value-type="float">
            <text:p>0.000</text:p>
          </table:table-cell>
          <table:table-cell table:formula="of:=INDIRECT([.W148] &amp; [.X148])" office:value-type="float" office:value="0" calcext:value-type="float">
            <text:p>0.000</text:p>
          </table:table-cell>
          <table:table-cell table:formula="of:=[.P144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49]&gt;[.C148]" office:value-type="float" office:value="0" calcext:value-type="float">
            <text:p>0.000</text:p>
          </table:table-cell>
          <table:table-cell table:formula="of:=[.E149]&lt;[.E148]" office:value-type="float" office:value="0" calcext:value-type="float">
            <text:p>0.000</text:p>
          </table:table-cell>
          <table:table-cell office:value-type="float" office:value="146" calcext:value-type="float">
            <text:p>146</text:p>
          </table:table-cell>
          <table:table-cell table:formula="of:=INDIRECT([.V149] &amp; [.X149])" office:value-type="float" office:value="0" calcext:value-type="float">
            <text:p>0.000</text:p>
          </table:table-cell>
          <table:table-cell table:formula="of:=INDIRECT([.W149] &amp; [.X149])" office:value-type="float" office:value="0" calcext:value-type="float">
            <text:p>0.000</text:p>
          </table:table-cell>
          <table:table-cell table:formula="of:=[.P145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50]&gt;[.C149]" office:value-type="float" office:value="0" calcext:value-type="float">
            <text:p>0.000</text:p>
          </table:table-cell>
          <table:table-cell table:formula="of:=[.E150]&lt;[.E149]" office:value-type="float" office:value="0" calcext:value-type="float">
            <text:p>0.000</text:p>
          </table:table-cell>
          <table:table-cell office:value-type="float" office:value="147" calcext:value-type="float">
            <text:p>147</text:p>
          </table:table-cell>
          <table:table-cell table:formula="of:=INDIRECT([.V150] &amp; [.X150])" office:value-type="float" office:value="0" calcext:value-type="float">
            <text:p>0.000</text:p>
          </table:table-cell>
          <table:table-cell table:formula="of:=INDIRECT([.W150] &amp; [.X150])" office:value-type="float" office:value="0" calcext:value-type="float">
            <text:p>0.000</text:p>
          </table:table-cell>
          <table:table-cell table:formula="of:=[.P146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51]&gt;[.C150]" office:value-type="float" office:value="0" calcext:value-type="float">
            <text:p>0.000</text:p>
          </table:table-cell>
          <table:table-cell table:formula="of:=[.E151]&lt;[.E150]" office:value-type="float" office:value="0" calcext:value-type="float">
            <text:p>0.000</text:p>
          </table:table-cell>
          <table:table-cell office:value-type="float" office:value="148" calcext:value-type="float">
            <text:p>148</text:p>
          </table:table-cell>
          <table:table-cell table:formula="of:=INDIRECT([.V151] &amp; [.X151])" office:value-type="float" office:value="0" calcext:value-type="float">
            <text:p>0.000</text:p>
          </table:table-cell>
          <table:table-cell table:formula="of:=INDIRECT([.W151] &amp; [.X151])" office:value-type="float" office:value="0" calcext:value-type="float">
            <text:p>0.000</text:p>
          </table:table-cell>
          <table:table-cell table:formula="of:=[.P147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52]&gt;[.C151]" office:value-type="float" office:value="0" calcext:value-type="float">
            <text:p>0.000</text:p>
          </table:table-cell>
          <table:table-cell table:formula="of:=[.E152]&lt;[.E151]" office:value-type="float" office:value="0" calcext:value-type="float">
            <text:p>0.000</text:p>
          </table:table-cell>
          <table:table-cell office:value-type="float" office:value="149" calcext:value-type="float">
            <text:p>149</text:p>
          </table:table-cell>
          <table:table-cell table:formula="of:=INDIRECT([.V152] &amp; [.X152])" office:value-type="float" office:value="0" calcext:value-type="float">
            <text:p>0.000</text:p>
          </table:table-cell>
          <table:table-cell table:formula="of:=INDIRECT([.W152] &amp; [.X152])" office:value-type="float" office:value="0" calcext:value-type="float">
            <text:p>0.000</text:p>
          </table:table-cell>
          <table:table-cell table:formula="of:=[.P148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53]&gt;[.C152]" office:value-type="float" office:value="0" calcext:value-type="float">
            <text:p>0.000</text:p>
          </table:table-cell>
          <table:table-cell table:formula="of:=[.E153]&lt;[.E152]" office:value-type="float" office:value="0" calcext:value-type="float">
            <text:p>0.000</text:p>
          </table:table-cell>
          <table:table-cell office:value-type="float" office:value="150" calcext:value-type="float">
            <text:p>150</text:p>
          </table:table-cell>
          <table:table-cell table:formula="of:=INDIRECT([.V153] &amp; [.X153])" office:value-type="float" office:value="0" calcext:value-type="float">
            <text:p>0.000</text:p>
          </table:table-cell>
          <table:table-cell table:formula="of:=INDIRECT([.W153] &amp; [.X153])" office:value-type="float" office:value="0" calcext:value-type="float">
            <text:p>0.000</text:p>
          </table:table-cell>
          <table:table-cell table:formula="of:=[.P149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54]&gt;[.C153]" office:value-type="float" office:value="0" calcext:value-type="float">
            <text:p>0.000</text:p>
          </table:table-cell>
          <table:table-cell table:formula="of:=[.E154]&lt;[.E153]" office:value-type="float" office:value="0" calcext:value-type="float">
            <text:p>0.000</text:p>
          </table:table-cell>
          <table:table-cell office:value-type="float" office:value="151" calcext:value-type="float">
            <text:p>151</text:p>
          </table:table-cell>
          <table:table-cell table:formula="of:=INDIRECT([.V154] &amp; [.X154])" office:value-type="float" office:value="0" calcext:value-type="float">
            <text:p>0.000</text:p>
          </table:table-cell>
          <table:table-cell table:formula="of:=INDIRECT([.W154] &amp; [.X154])" office:value-type="float" office:value="0" calcext:value-type="float">
            <text:p>0.000</text:p>
          </table:table-cell>
          <table:table-cell table:formula="of:=[.P150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55]&gt;[.C154]" office:value-type="float" office:value="0" calcext:value-type="float">
            <text:p>0.000</text:p>
          </table:table-cell>
          <table:table-cell table:formula="of:=[.E155]&lt;[.E154]" office:value-type="float" office:value="0" calcext:value-type="float">
            <text:p>0.000</text:p>
          </table:table-cell>
          <table:table-cell office:value-type="float" office:value="152" calcext:value-type="float">
            <text:p>152</text:p>
          </table:table-cell>
          <table:table-cell table:formula="of:=INDIRECT([.V155] &amp; [.X155])" office:value-type="float" office:value="0" calcext:value-type="float">
            <text:p>0.000</text:p>
          </table:table-cell>
          <table:table-cell table:formula="of:=INDIRECT([.W155] &amp; [.X155])" office:value-type="float" office:value="0" calcext:value-type="float">
            <text:p>0.000</text:p>
          </table:table-cell>
          <table:table-cell table:formula="of:=[.P151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56]&gt;[.C155]" office:value-type="float" office:value="0" calcext:value-type="float">
            <text:p>0.000</text:p>
          </table:table-cell>
          <table:table-cell table:formula="of:=[.E156]&lt;[.E155]" office:value-type="float" office:value="0" calcext:value-type="float">
            <text:p>0.000</text:p>
          </table:table-cell>
          <table:table-cell office:value-type="float" office:value="153" calcext:value-type="float">
            <text:p>153</text:p>
          </table:table-cell>
          <table:table-cell table:formula="of:=INDIRECT([.V156] &amp; [.X156])" office:value-type="float" office:value="0" calcext:value-type="float">
            <text:p>0.000</text:p>
          </table:table-cell>
          <table:table-cell table:formula="of:=INDIRECT([.W156] &amp; [.X156])" office:value-type="float" office:value="0" calcext:value-type="float">
            <text:p>0.000</text:p>
          </table:table-cell>
          <table:table-cell table:formula="of:=[.P152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57]&gt;[.C156]" office:value-type="float" office:value="0" calcext:value-type="float">
            <text:p>0.000</text:p>
          </table:table-cell>
          <table:table-cell table:formula="of:=[.E157]&lt;[.E156]" office:value-type="float" office:value="0" calcext:value-type="float">
            <text:p>0.000</text:p>
          </table:table-cell>
          <table:table-cell office:value-type="float" office:value="154" calcext:value-type="float">
            <text:p>154</text:p>
          </table:table-cell>
          <table:table-cell table:formula="of:=INDIRECT([.V157] &amp; [.X157])" office:value-type="float" office:value="0" calcext:value-type="float">
            <text:p>0.000</text:p>
          </table:table-cell>
          <table:table-cell table:formula="of:=INDIRECT([.W157] &amp; [.X157])" office:value-type="float" office:value="0" calcext:value-type="float">
            <text:p>0.000</text:p>
          </table:table-cell>
          <table:table-cell table:formula="of:=[.P153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58]&gt;[.C157]" office:value-type="float" office:value="0" calcext:value-type="float">
            <text:p>0.000</text:p>
          </table:table-cell>
          <table:table-cell table:formula="of:=[.E158]&lt;[.E157]" office:value-type="float" office:value="0" calcext:value-type="float">
            <text:p>0.000</text:p>
          </table:table-cell>
          <table:table-cell office:value-type="float" office:value="155" calcext:value-type="float">
            <text:p>155</text:p>
          </table:table-cell>
          <table:table-cell table:formula="of:=INDIRECT([.V158] &amp; [.X158])" office:value-type="float" office:value="0" calcext:value-type="float">
            <text:p>0.000</text:p>
          </table:table-cell>
          <table:table-cell table:formula="of:=INDIRECT([.W158] &amp; [.X158])" office:value-type="float" office:value="0" calcext:value-type="float">
            <text:p>0.000</text:p>
          </table:table-cell>
          <table:table-cell table:formula="of:=[.P154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59]&gt;[.C158]" office:value-type="float" office:value="0" calcext:value-type="float">
            <text:p>0.000</text:p>
          </table:table-cell>
          <table:table-cell table:formula="of:=[.E159]&lt;[.E158]" office:value-type="float" office:value="0" calcext:value-type="float">
            <text:p>0.000</text:p>
          </table:table-cell>
          <table:table-cell office:value-type="float" office:value="156" calcext:value-type="float">
            <text:p>156</text:p>
          </table:table-cell>
          <table:table-cell table:formula="of:=INDIRECT([.V159] &amp; [.X159])" office:value-type="float" office:value="0" calcext:value-type="float">
            <text:p>0.000</text:p>
          </table:table-cell>
          <table:table-cell table:formula="of:=INDIRECT([.W159] &amp; [.X159])" office:value-type="float" office:value="0" calcext:value-type="float">
            <text:p>0.000</text:p>
          </table:table-cell>
          <table:table-cell table:formula="of:=[.P155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60]&gt;[.C159]" office:value-type="float" office:value="0" calcext:value-type="float">
            <text:p>0.000</text:p>
          </table:table-cell>
          <table:table-cell table:formula="of:=[.E160]&lt;[.E159]" office:value-type="float" office:value="0" calcext:value-type="float">
            <text:p>0.000</text:p>
          </table:table-cell>
          <table:table-cell office:value-type="float" office:value="157" calcext:value-type="float">
            <text:p>157</text:p>
          </table:table-cell>
          <table:table-cell table:formula="of:=INDIRECT([.V160] &amp; [.X160])" office:value-type="float" office:value="0" calcext:value-type="float">
            <text:p>0.000</text:p>
          </table:table-cell>
          <table:table-cell table:formula="of:=INDIRECT([.W160] &amp; [.X160])" office:value-type="float" office:value="0" calcext:value-type="float">
            <text:p>0.000</text:p>
          </table:table-cell>
          <table:table-cell table:formula="of:=[.P156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61]&gt;[.C160]" office:value-type="float" office:value="0" calcext:value-type="float">
            <text:p>0.000</text:p>
          </table:table-cell>
          <table:table-cell table:formula="of:=[.E161]&lt;[.E160]" office:value-type="float" office:value="0" calcext:value-type="float">
            <text:p>0.000</text:p>
          </table:table-cell>
          <table:table-cell office:value-type="float" office:value="158" calcext:value-type="float">
            <text:p>158</text:p>
          </table:table-cell>
          <table:table-cell table:formula="of:=INDIRECT([.V161] &amp; [.X161])" office:value-type="float" office:value="0" calcext:value-type="float">
            <text:p>0.000</text:p>
          </table:table-cell>
          <table:table-cell table:formula="of:=INDIRECT([.W161] &amp; [.X161])" office:value-type="float" office:value="0" calcext:value-type="float">
            <text:p>0.000</text:p>
          </table:table-cell>
          <table:table-cell table:formula="of:=[.P157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62]&gt;[.C161]" office:value-type="float" office:value="0" calcext:value-type="float">
            <text:p>0.000</text:p>
          </table:table-cell>
          <table:table-cell table:formula="of:=[.E162]&lt;[.E161]" office:value-type="float" office:value="0" calcext:value-type="float">
            <text:p>0.000</text:p>
          </table:table-cell>
          <table:table-cell office:value-type="float" office:value="159" calcext:value-type="float">
            <text:p>159</text:p>
          </table:table-cell>
          <table:table-cell table:formula="of:=INDIRECT([.V162] &amp; [.X162])" office:value-type="float" office:value="0" calcext:value-type="float">
            <text:p>0.000</text:p>
          </table:table-cell>
          <table:table-cell table:formula="of:=INDIRECT([.W162] &amp; [.X162])" office:value-type="float" office:value="0" calcext:value-type="float">
            <text:p>0.000</text:p>
          </table:table-cell>
          <table:table-cell table:formula="of:=[.P158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63]&gt;[.C162]" office:value-type="float" office:value="0" calcext:value-type="float">
            <text:p>0.000</text:p>
          </table:table-cell>
          <table:table-cell table:formula="of:=[.E163]&lt;[.E162]" office:value-type="float" office:value="0" calcext:value-type="float">
            <text:p>0.000</text:p>
          </table:table-cell>
          <table:table-cell office:value-type="float" office:value="160" calcext:value-type="float">
            <text:p>160</text:p>
          </table:table-cell>
          <table:table-cell table:formula="of:=INDIRECT([.V163] &amp; [.X163])" office:value-type="float" office:value="0" calcext:value-type="float">
            <text:p>0.000</text:p>
          </table:table-cell>
          <table:table-cell table:formula="of:=INDIRECT([.W163] &amp; [.X163])" office:value-type="float" office:value="0" calcext:value-type="float">
            <text:p>0.000</text:p>
          </table:table-cell>
          <table:table-cell table:formula="of:=[.P159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64]&gt;[.C163]" office:value-type="float" office:value="0" calcext:value-type="float">
            <text:p>0.000</text:p>
          </table:table-cell>
          <table:table-cell table:formula="of:=[.E164]&lt;[.E163]" office:value-type="float" office:value="0" calcext:value-type="float">
            <text:p>0.000</text:p>
          </table:table-cell>
          <table:table-cell office:value-type="float" office:value="161" calcext:value-type="float">
            <text:p>161</text:p>
          </table:table-cell>
          <table:table-cell table:formula="of:=INDIRECT([.V164] &amp; [.X164])" office:value-type="float" office:value="0" calcext:value-type="float">
            <text:p>0.000</text:p>
          </table:table-cell>
          <table:table-cell table:formula="of:=INDIRECT([.W164] &amp; [.X164])" office:value-type="float" office:value="0" calcext:value-type="float">
            <text:p>0.000</text:p>
          </table:table-cell>
          <table:table-cell table:formula="of:=[.P160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65]&gt;[.C164]" office:value-type="float" office:value="0" calcext:value-type="float">
            <text:p>0.000</text:p>
          </table:table-cell>
          <table:table-cell table:formula="of:=[.E165]&lt;[.E164]" office:value-type="float" office:value="0" calcext:value-type="float">
            <text:p>0.000</text:p>
          </table:table-cell>
          <table:table-cell office:value-type="float" office:value="162" calcext:value-type="float">
            <text:p>162</text:p>
          </table:table-cell>
          <table:table-cell table:formula="of:=INDIRECT([.V165] &amp; [.X165])" office:value-type="float" office:value="0" calcext:value-type="float">
            <text:p>0.000</text:p>
          </table:table-cell>
          <table:table-cell table:formula="of:=INDIRECT([.W165] &amp; [.X165])" office:value-type="float" office:value="0" calcext:value-type="float">
            <text:p>0.000</text:p>
          </table:table-cell>
          <table:table-cell table:formula="of:=[.P161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66]&gt;[.C165]" office:value-type="float" office:value="0" calcext:value-type="float">
            <text:p>0.000</text:p>
          </table:table-cell>
          <table:table-cell table:formula="of:=[.E166]&lt;[.E165]" office:value-type="float" office:value="0" calcext:value-type="float">
            <text:p>0.000</text:p>
          </table:table-cell>
          <table:table-cell office:value-type="float" office:value="163" calcext:value-type="float">
            <text:p>163</text:p>
          </table:table-cell>
          <table:table-cell table:formula="of:=INDIRECT([.V166] &amp; [.X166])" office:value-type="float" office:value="0" calcext:value-type="float">
            <text:p>0.000</text:p>
          </table:table-cell>
          <table:table-cell table:formula="of:=INDIRECT([.W166] &amp; [.X166])" office:value-type="float" office:value="0" calcext:value-type="float">
            <text:p>0.000</text:p>
          </table:table-cell>
          <table:table-cell table:formula="of:=[.P162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67]&gt;[.C166]" office:value-type="float" office:value="0" calcext:value-type="float">
            <text:p>0.000</text:p>
          </table:table-cell>
          <table:table-cell table:formula="of:=[.E167]&lt;[.E166]" office:value-type="float" office:value="0" calcext:value-type="float">
            <text:p>0.000</text:p>
          </table:table-cell>
          <table:table-cell office:value-type="float" office:value="164" calcext:value-type="float">
            <text:p>164</text:p>
          </table:table-cell>
          <table:table-cell table:formula="of:=INDIRECT([.V167] &amp; [.X167])" office:value-type="float" office:value="0" calcext:value-type="float">
            <text:p>0.000</text:p>
          </table:table-cell>
          <table:table-cell table:formula="of:=INDIRECT([.W167] &amp; [.X167])" office:value-type="float" office:value="0" calcext:value-type="float">
            <text:p>0.000</text:p>
          </table:table-cell>
          <table:table-cell table:formula="of:=[.P163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68]&gt;[.C167]" office:value-type="float" office:value="0" calcext:value-type="float">
            <text:p>0.000</text:p>
          </table:table-cell>
          <table:table-cell table:formula="of:=[.E168]&lt;[.E167]" office:value-type="float" office:value="0" calcext:value-type="float">
            <text:p>0.000</text:p>
          </table:table-cell>
          <table:table-cell office:value-type="float" office:value="165" calcext:value-type="float">
            <text:p>165</text:p>
          </table:table-cell>
          <table:table-cell table:formula="of:=INDIRECT([.V168] &amp; [.X168])" office:value-type="float" office:value="0" calcext:value-type="float">
            <text:p>0.000</text:p>
          </table:table-cell>
          <table:table-cell table:formula="of:=INDIRECT([.W168] &amp; [.X168])" office:value-type="float" office:value="0" calcext:value-type="float">
            <text:p>0.000</text:p>
          </table:table-cell>
          <table:table-cell table:formula="of:=[.P164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69]&gt;[.C168]" office:value-type="float" office:value="0" calcext:value-type="float">
            <text:p>0.000</text:p>
          </table:table-cell>
          <table:table-cell table:formula="of:=[.E169]&lt;[.E168]" office:value-type="float" office:value="0" calcext:value-type="float">
            <text:p>0.000</text:p>
          </table:table-cell>
          <table:table-cell office:value-type="float" office:value="166" calcext:value-type="float">
            <text:p>166</text:p>
          </table:table-cell>
          <table:table-cell table:formula="of:=INDIRECT([.V169] &amp; [.X169])" office:value-type="float" office:value="0" calcext:value-type="float">
            <text:p>0.000</text:p>
          </table:table-cell>
          <table:table-cell table:formula="of:=INDIRECT([.W169] &amp; [.X169])" office:value-type="float" office:value="0" calcext:value-type="float">
            <text:p>0.000</text:p>
          </table:table-cell>
          <table:table-cell table:formula="of:=[.P165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70]&gt;[.C169]" office:value-type="float" office:value="0" calcext:value-type="float">
            <text:p>0.000</text:p>
          </table:table-cell>
          <table:table-cell table:formula="of:=[.E170]&lt;[.E169]" office:value-type="float" office:value="0" calcext:value-type="float">
            <text:p>0.000</text:p>
          </table:table-cell>
          <table:table-cell office:value-type="float" office:value="167" calcext:value-type="float">
            <text:p>167</text:p>
          </table:table-cell>
          <table:table-cell table:formula="of:=INDIRECT([.V170] &amp; [.X170])" office:value-type="float" office:value="0" calcext:value-type="float">
            <text:p>0.000</text:p>
          </table:table-cell>
          <table:table-cell table:formula="of:=INDIRECT([.W170] &amp; [.X170])" office:value-type="float" office:value="0" calcext:value-type="float">
            <text:p>0.000</text:p>
          </table:table-cell>
          <table:table-cell table:formula="of:=[.P166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71]&gt;[.C170]" office:value-type="float" office:value="0" calcext:value-type="float">
            <text:p>0.000</text:p>
          </table:table-cell>
          <table:table-cell table:formula="of:=[.E171]&lt;[.E170]" office:value-type="float" office:value="0" calcext:value-type="float">
            <text:p>0.000</text:p>
          </table:table-cell>
          <table:table-cell office:value-type="float" office:value="168" calcext:value-type="float">
            <text:p>168</text:p>
          </table:table-cell>
          <table:table-cell table:formula="of:=INDIRECT([.V171] &amp; [.X171])" office:value-type="float" office:value="0" calcext:value-type="float">
            <text:p>0.000</text:p>
          </table:table-cell>
          <table:table-cell table:formula="of:=INDIRECT([.W171] &amp; [.X171])" office:value-type="float" office:value="0" calcext:value-type="float">
            <text:p>0.000</text:p>
          </table:table-cell>
          <table:table-cell table:formula="of:=[.P167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72]&gt;[.C171]" office:value-type="float" office:value="0" calcext:value-type="float">
            <text:p>0.000</text:p>
          </table:table-cell>
          <table:table-cell table:formula="of:=[.E172]&lt;[.E171]" office:value-type="float" office:value="0" calcext:value-type="float">
            <text:p>0.000</text:p>
          </table:table-cell>
          <table:table-cell office:value-type="float" office:value="169" calcext:value-type="float">
            <text:p>169</text:p>
          </table:table-cell>
          <table:table-cell table:formula="of:=INDIRECT([.V172] &amp; [.X172])" office:value-type="float" office:value="0" calcext:value-type="float">
            <text:p>0.000</text:p>
          </table:table-cell>
          <table:table-cell table:formula="of:=INDIRECT([.W172] &amp; [.X172])" office:value-type="float" office:value="0" calcext:value-type="float">
            <text:p>0.000</text:p>
          </table:table-cell>
          <table:table-cell table:formula="of:=[.P168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73]&gt;[.C172]" office:value-type="float" office:value="0" calcext:value-type="float">
            <text:p>0.000</text:p>
          </table:table-cell>
          <table:table-cell table:formula="of:=[.E173]&lt;[.E172]" office:value-type="float" office:value="0" calcext:value-type="float">
            <text:p>0.000</text:p>
          </table:table-cell>
          <table:table-cell office:value-type="float" office:value="170" calcext:value-type="float">
            <text:p>170</text:p>
          </table:table-cell>
          <table:table-cell table:formula="of:=INDIRECT([.V173] &amp; [.X173])" office:value-type="float" office:value="0" calcext:value-type="float">
            <text:p>0.000</text:p>
          </table:table-cell>
          <table:table-cell table:formula="of:=INDIRECT([.W173] &amp; [.X173])" office:value-type="float" office:value="0" calcext:value-type="float">
            <text:p>0.000</text:p>
          </table:table-cell>
          <table:table-cell table:formula="of:=[.P169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74]&gt;[.C173]" office:value-type="float" office:value="0" calcext:value-type="float">
            <text:p>0.000</text:p>
          </table:table-cell>
          <table:table-cell table:formula="of:=[.E174]&lt;[.E173]" office:value-type="float" office:value="0" calcext:value-type="float">
            <text:p>0.000</text:p>
          </table:table-cell>
          <table:table-cell office:value-type="float" office:value="171" calcext:value-type="float">
            <text:p>171</text:p>
          </table:table-cell>
          <table:table-cell table:formula="of:=INDIRECT([.V174] &amp; [.X174])" office:value-type="float" office:value="0" calcext:value-type="float">
            <text:p>0.000</text:p>
          </table:table-cell>
          <table:table-cell table:formula="of:=INDIRECT([.W174] &amp; [.X174])" office:value-type="float" office:value="0" calcext:value-type="float">
            <text:p>0.000</text:p>
          </table:table-cell>
          <table:table-cell table:formula="of:=[.P170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75]&gt;[.C174]" office:value-type="float" office:value="0" calcext:value-type="float">
            <text:p>0.000</text:p>
          </table:table-cell>
          <table:table-cell table:formula="of:=[.E175]&lt;[.E174]" office:value-type="float" office:value="0" calcext:value-type="float">
            <text:p>0.000</text:p>
          </table:table-cell>
          <table:table-cell office:value-type="float" office:value="172" calcext:value-type="float">
            <text:p>172</text:p>
          </table:table-cell>
          <table:table-cell table:formula="of:=INDIRECT([.V175] &amp; [.X175])" office:value-type="float" office:value="0" calcext:value-type="float">
            <text:p>0.000</text:p>
          </table:table-cell>
          <table:table-cell table:formula="of:=INDIRECT([.W175] &amp; [.X175])" office:value-type="float" office:value="0" calcext:value-type="float">
            <text:p>0.000</text:p>
          </table:table-cell>
          <table:table-cell table:formula="of:=[.P171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76]&gt;[.C175]" office:value-type="float" office:value="0" calcext:value-type="float">
            <text:p>0.000</text:p>
          </table:table-cell>
          <table:table-cell table:formula="of:=[.E176]&lt;[.E175]" office:value-type="float" office:value="0" calcext:value-type="float">
            <text:p>0.000</text:p>
          </table:table-cell>
          <table:table-cell office:value-type="float" office:value="173" calcext:value-type="float">
            <text:p>173</text:p>
          </table:table-cell>
          <table:table-cell table:formula="of:=INDIRECT([.V176] &amp; [.X176])" office:value-type="float" office:value="0" calcext:value-type="float">
            <text:p>0.000</text:p>
          </table:table-cell>
          <table:table-cell table:formula="of:=INDIRECT([.W176] &amp; [.X176])" office:value-type="float" office:value="0" calcext:value-type="float">
            <text:p>0.000</text:p>
          </table:table-cell>
          <table:table-cell table:formula="of:=[.P172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77]&gt;[.C176]" office:value-type="float" office:value="0" calcext:value-type="float">
            <text:p>0.000</text:p>
          </table:table-cell>
          <table:table-cell table:formula="of:=[.E177]&lt;[.E176]" office:value-type="float" office:value="0" calcext:value-type="float">
            <text:p>0.000</text:p>
          </table:table-cell>
          <table:table-cell office:value-type="float" office:value="174" calcext:value-type="float">
            <text:p>174</text:p>
          </table:table-cell>
          <table:table-cell table:formula="of:=INDIRECT([.V177] &amp; [.X177])" office:value-type="float" office:value="0" calcext:value-type="float">
            <text:p>0.000</text:p>
          </table:table-cell>
          <table:table-cell table:formula="of:=INDIRECT([.W177] &amp; [.X177])" office:value-type="float" office:value="0" calcext:value-type="float">
            <text:p>0.000</text:p>
          </table:table-cell>
          <table:table-cell table:formula="of:=[.P173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78]&gt;[.C177]" office:value-type="float" office:value="0" calcext:value-type="float">
            <text:p>0.000</text:p>
          </table:table-cell>
          <table:table-cell table:formula="of:=[.E178]&lt;[.E177]" office:value-type="float" office:value="0" calcext:value-type="float">
            <text:p>0.000</text:p>
          </table:table-cell>
          <table:table-cell office:value-type="float" office:value="175" calcext:value-type="float">
            <text:p>175</text:p>
          </table:table-cell>
          <table:table-cell table:formula="of:=INDIRECT([.V178] &amp; [.X178])" office:value-type="float" office:value="0" calcext:value-type="float">
            <text:p>0.000</text:p>
          </table:table-cell>
          <table:table-cell table:formula="of:=INDIRECT([.W178] &amp; [.X178])" office:value-type="float" office:value="0" calcext:value-type="float">
            <text:p>0.000</text:p>
          </table:table-cell>
          <table:table-cell table:formula="of:=[.P174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79]&gt;[.C178]" office:value-type="float" office:value="0" calcext:value-type="float">
            <text:p>0.000</text:p>
          </table:table-cell>
          <table:table-cell table:formula="of:=[.E179]&lt;[.E178]" office:value-type="float" office:value="0" calcext:value-type="float">
            <text:p>0.000</text:p>
          </table:table-cell>
          <table:table-cell office:value-type="float" office:value="176" calcext:value-type="float">
            <text:p>176</text:p>
          </table:table-cell>
          <table:table-cell table:formula="of:=INDIRECT([.V179] &amp; [.X179])" office:value-type="float" office:value="0" calcext:value-type="float">
            <text:p>0.000</text:p>
          </table:table-cell>
          <table:table-cell table:formula="of:=INDIRECT([.W179] &amp; [.X179])" office:value-type="float" office:value="0" calcext:value-type="float">
            <text:p>0.000</text:p>
          </table:table-cell>
          <table:table-cell table:formula="of:=[.P175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80]&gt;[.C179]" office:value-type="float" office:value="0" calcext:value-type="float">
            <text:p>0.000</text:p>
          </table:table-cell>
          <table:table-cell table:formula="of:=[.E180]&lt;[.E179]" office:value-type="float" office:value="0" calcext:value-type="float">
            <text:p>0.000</text:p>
          </table:table-cell>
          <table:table-cell office:value-type="float" office:value="177" calcext:value-type="float">
            <text:p>177</text:p>
          </table:table-cell>
          <table:table-cell table:formula="of:=INDIRECT([.V180] &amp; [.X180])" office:value-type="float" office:value="0" calcext:value-type="float">
            <text:p>0.000</text:p>
          </table:table-cell>
          <table:table-cell table:formula="of:=INDIRECT([.W180] &amp; [.X180])" office:value-type="float" office:value="0" calcext:value-type="float">
            <text:p>0.000</text:p>
          </table:table-cell>
          <table:table-cell table:formula="of:=[.P176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81]&gt;[.C180]" office:value-type="float" office:value="0" calcext:value-type="float">
            <text:p>0.000</text:p>
          </table:table-cell>
          <table:table-cell table:formula="of:=[.E181]&lt;[.E180]" office:value-type="float" office:value="0" calcext:value-type="float">
            <text:p>0.000</text:p>
          </table:table-cell>
          <table:table-cell office:value-type="float" office:value="178" calcext:value-type="float">
            <text:p>178</text:p>
          </table:table-cell>
          <table:table-cell table:formula="of:=INDIRECT([.V181] &amp; [.X181])" office:value-type="float" office:value="0" calcext:value-type="float">
            <text:p>0.000</text:p>
          </table:table-cell>
          <table:table-cell table:formula="of:=INDIRECT([.W181] &amp; [.X181])" office:value-type="float" office:value="0" calcext:value-type="float">
            <text:p>0.000</text:p>
          </table:table-cell>
          <table:table-cell table:formula="of:=[.P177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82]&gt;[.C181]" office:value-type="float" office:value="0" calcext:value-type="float">
            <text:p>0.000</text:p>
          </table:table-cell>
          <table:table-cell table:formula="of:=[.E182]&lt;[.E181]" office:value-type="float" office:value="0" calcext:value-type="float">
            <text:p>0.000</text:p>
          </table:table-cell>
          <table:table-cell office:value-type="float" office:value="179" calcext:value-type="float">
            <text:p>179</text:p>
          </table:table-cell>
          <table:table-cell table:formula="of:=INDIRECT([.V182] &amp; [.X182])" office:value-type="float" office:value="0" calcext:value-type="float">
            <text:p>0.000</text:p>
          </table:table-cell>
          <table:table-cell table:formula="of:=INDIRECT([.W182] &amp; [.X182])" office:value-type="float" office:value="0" calcext:value-type="float">
            <text:p>0.000</text:p>
          </table:table-cell>
          <table:table-cell table:formula="of:=[.P178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83]&gt;[.C182]" office:value-type="float" office:value="0" calcext:value-type="float">
            <text:p>0.000</text:p>
          </table:table-cell>
          <table:table-cell table:formula="of:=[.E183]&lt;[.E182]" office:value-type="float" office:value="0" calcext:value-type="float">
            <text:p>0.000</text:p>
          </table:table-cell>
          <table:table-cell office:value-type="float" office:value="180" calcext:value-type="float">
            <text:p>180</text:p>
          </table:table-cell>
          <table:table-cell table:formula="of:=INDIRECT([.V183] &amp; [.X183])" office:value-type="float" office:value="0" calcext:value-type="float">
            <text:p>0.000</text:p>
          </table:table-cell>
          <table:table-cell table:formula="of:=INDIRECT([.W183] &amp; [.X183])" office:value-type="float" office:value="0" calcext:value-type="float">
            <text:p>0.000</text:p>
          </table:table-cell>
          <table:table-cell table:formula="of:=[.P179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84]&gt;[.C183]" office:value-type="float" office:value="0" calcext:value-type="float">
            <text:p>0.000</text:p>
          </table:table-cell>
          <table:table-cell table:formula="of:=[.E184]&lt;[.E183]" office:value-type="float" office:value="0" calcext:value-type="float">
            <text:p>0.000</text:p>
          </table:table-cell>
          <table:table-cell office:value-type="float" office:value="181" calcext:value-type="float">
            <text:p>181</text:p>
          </table:table-cell>
          <table:table-cell table:formula="of:=INDIRECT([.V184] &amp; [.X184])" office:value-type="float" office:value="0" calcext:value-type="float">
            <text:p>0.000</text:p>
          </table:table-cell>
          <table:table-cell table:formula="of:=INDIRECT([.W184] &amp; [.X184])" office:value-type="float" office:value="0" calcext:value-type="float">
            <text:p>0.000</text:p>
          </table:table-cell>
          <table:table-cell table:formula="of:=[.P180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85]&gt;[.C184]" office:value-type="float" office:value="0" calcext:value-type="float">
            <text:p>0.000</text:p>
          </table:table-cell>
          <table:table-cell table:formula="of:=[.E185]&lt;[.E184]" office:value-type="float" office:value="0" calcext:value-type="float">
            <text:p>0.000</text:p>
          </table:table-cell>
          <table:table-cell office:value-type="float" office:value="182" calcext:value-type="float">
            <text:p>182</text:p>
          </table:table-cell>
          <table:table-cell table:formula="of:=INDIRECT([.V185] &amp; [.X185])" office:value-type="float" office:value="0" calcext:value-type="float">
            <text:p>0.000</text:p>
          </table:table-cell>
          <table:table-cell table:formula="of:=INDIRECT([.W185] &amp; [.X185])" office:value-type="float" office:value="0" calcext:value-type="float">
            <text:p>0.000</text:p>
          </table:table-cell>
          <table:table-cell table:formula="of:=[.P181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86]&gt;[.C185]" office:value-type="float" office:value="0" calcext:value-type="float">
            <text:p>0.000</text:p>
          </table:table-cell>
          <table:table-cell table:formula="of:=[.E186]&lt;[.E185]" office:value-type="float" office:value="0" calcext:value-type="float">
            <text:p>0.000</text:p>
          </table:table-cell>
          <table:table-cell office:value-type="float" office:value="183" calcext:value-type="float">
            <text:p>183</text:p>
          </table:table-cell>
          <table:table-cell table:formula="of:=INDIRECT([.V186] &amp; [.X186])" office:value-type="float" office:value="0" calcext:value-type="float">
            <text:p>0.000</text:p>
          </table:table-cell>
          <table:table-cell table:formula="of:=INDIRECT([.W186] &amp; [.X186])" office:value-type="float" office:value="0" calcext:value-type="float">
            <text:p>0.000</text:p>
          </table:table-cell>
          <table:table-cell table:formula="of:=[.P182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87]&gt;[.C186]" office:value-type="float" office:value="0" calcext:value-type="float">
            <text:p>0.000</text:p>
          </table:table-cell>
          <table:table-cell table:formula="of:=[.E187]&lt;[.E186]" office:value-type="float" office:value="0" calcext:value-type="float">
            <text:p>0.000</text:p>
          </table:table-cell>
          <table:table-cell office:value-type="float" office:value="184" calcext:value-type="float">
            <text:p>184</text:p>
          </table:table-cell>
          <table:table-cell table:formula="of:=INDIRECT([.V187] &amp; [.X187])" office:value-type="float" office:value="0" calcext:value-type="float">
            <text:p>0.000</text:p>
          </table:table-cell>
          <table:table-cell table:formula="of:=INDIRECT([.W187] &amp; [.X187])" office:value-type="float" office:value="0" calcext:value-type="float">
            <text:p>0.000</text:p>
          </table:table-cell>
          <table:table-cell table:formula="of:=[.P183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88]&gt;[.C187]" office:value-type="float" office:value="0" calcext:value-type="float">
            <text:p>0.000</text:p>
          </table:table-cell>
          <table:table-cell table:formula="of:=[.E188]&lt;[.E187]" office:value-type="float" office:value="0" calcext:value-type="float">
            <text:p>0.000</text:p>
          </table:table-cell>
          <table:table-cell office:value-type="float" office:value="185" calcext:value-type="float">
            <text:p>185</text:p>
          </table:table-cell>
          <table:table-cell table:formula="of:=INDIRECT([.V188] &amp; [.X188])" office:value-type="float" office:value="0" calcext:value-type="float">
            <text:p>0.000</text:p>
          </table:table-cell>
          <table:table-cell table:formula="of:=INDIRECT([.W188] &amp; [.X188])" office:value-type="float" office:value="0" calcext:value-type="float">
            <text:p>0.000</text:p>
          </table:table-cell>
          <table:table-cell table:formula="of:=[.P184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89]&gt;[.C188]" office:value-type="float" office:value="0" calcext:value-type="float">
            <text:p>0.000</text:p>
          </table:table-cell>
          <table:table-cell table:formula="of:=[.E189]&lt;[.E188]" office:value-type="float" office:value="0" calcext:value-type="float">
            <text:p>0.000</text:p>
          </table:table-cell>
          <table:table-cell office:value-type="float" office:value="186" calcext:value-type="float">
            <text:p>186</text:p>
          </table:table-cell>
          <table:table-cell table:formula="of:=INDIRECT([.V189] &amp; [.X189])" office:value-type="float" office:value="0" calcext:value-type="float">
            <text:p>0.000</text:p>
          </table:table-cell>
          <table:table-cell table:formula="of:=INDIRECT([.W189] &amp; [.X189])" office:value-type="float" office:value="0" calcext:value-type="float">
            <text:p>0.000</text:p>
          </table:table-cell>
          <table:table-cell table:formula="of:=[.P185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90]&gt;[.C189]" office:value-type="float" office:value="0" calcext:value-type="float">
            <text:p>0.000</text:p>
          </table:table-cell>
          <table:table-cell table:formula="of:=[.E190]&lt;[.E189]" office:value-type="float" office:value="0" calcext:value-type="float">
            <text:p>0.000</text:p>
          </table:table-cell>
          <table:table-cell office:value-type="float" office:value="187" calcext:value-type="float">
            <text:p>187</text:p>
          </table:table-cell>
          <table:table-cell table:formula="of:=INDIRECT([.V190] &amp; [.X190])" office:value-type="float" office:value="0" calcext:value-type="float">
            <text:p>0.000</text:p>
          </table:table-cell>
          <table:table-cell table:formula="of:=INDIRECT([.W190] &amp; [.X190])" office:value-type="float" office:value="0" calcext:value-type="float">
            <text:p>0.000</text:p>
          </table:table-cell>
          <table:table-cell table:formula="of:=[.P186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91]&gt;[.C190]" office:value-type="float" office:value="0" calcext:value-type="float">
            <text:p>0.000</text:p>
          </table:table-cell>
          <table:table-cell table:formula="of:=[.E191]&lt;[.E190]" office:value-type="float" office:value="0" calcext:value-type="float">
            <text:p>0.000</text:p>
          </table:table-cell>
          <table:table-cell office:value-type="float" office:value="188" calcext:value-type="float">
            <text:p>188</text:p>
          </table:table-cell>
          <table:table-cell table:formula="of:=INDIRECT([.V191] &amp; [.X191])" office:value-type="float" office:value="0" calcext:value-type="float">
            <text:p>0.000</text:p>
          </table:table-cell>
          <table:table-cell table:formula="of:=INDIRECT([.W191] &amp; [.X191])" office:value-type="float" office:value="0" calcext:value-type="float">
            <text:p>0.000</text:p>
          </table:table-cell>
          <table:table-cell table:formula="of:=[.P187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92]&gt;[.C191]" office:value-type="float" office:value="0" calcext:value-type="float">
            <text:p>0.000</text:p>
          </table:table-cell>
          <table:table-cell table:formula="of:=[.E192]&lt;[.E191]" office:value-type="float" office:value="0" calcext:value-type="float">
            <text:p>0.000</text:p>
          </table:table-cell>
          <table:table-cell office:value-type="float" office:value="189" calcext:value-type="float">
            <text:p>189</text:p>
          </table:table-cell>
          <table:table-cell table:formula="of:=INDIRECT([.V192] &amp; [.X192])" office:value-type="float" office:value="0" calcext:value-type="float">
            <text:p>0.000</text:p>
          </table:table-cell>
          <table:table-cell table:formula="of:=INDIRECT([.W192] &amp; [.X192])" office:value-type="float" office:value="0" calcext:value-type="float">
            <text:p>0.000</text:p>
          </table:table-cell>
          <table:table-cell table:formula="of:=[.P188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93]&gt;[.C192]" office:value-type="float" office:value="0" calcext:value-type="float">
            <text:p>0.000</text:p>
          </table:table-cell>
          <table:table-cell table:formula="of:=[.E193]&lt;[.E192]" office:value-type="float" office:value="0" calcext:value-type="float">
            <text:p>0.000</text:p>
          </table:table-cell>
          <table:table-cell office:value-type="float" office:value="190" calcext:value-type="float">
            <text:p>190</text:p>
          </table:table-cell>
          <table:table-cell table:formula="of:=INDIRECT([.V193] &amp; [.X193])" office:value-type="float" office:value="0" calcext:value-type="float">
            <text:p>0.000</text:p>
          </table:table-cell>
          <table:table-cell table:formula="of:=INDIRECT([.W193] &amp; [.X193])" office:value-type="float" office:value="0" calcext:value-type="float">
            <text:p>0.000</text:p>
          </table:table-cell>
          <table:table-cell table:formula="of:=[.P189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94]&gt;[.C193]" office:value-type="float" office:value="0" calcext:value-type="float">
            <text:p>0.000</text:p>
          </table:table-cell>
          <table:table-cell table:formula="of:=[.E194]&lt;[.E193]" office:value-type="float" office:value="0" calcext:value-type="float">
            <text:p>0.000</text:p>
          </table:table-cell>
          <table:table-cell office:value-type="float" office:value="191" calcext:value-type="float">
            <text:p>191</text:p>
          </table:table-cell>
          <table:table-cell table:formula="of:=INDIRECT([.V194] &amp; [.X194])" office:value-type="float" office:value="0" calcext:value-type="float">
            <text:p>0.000</text:p>
          </table:table-cell>
          <table:table-cell table:formula="of:=INDIRECT([.W194] &amp; [.X194])" office:value-type="float" office:value="0" calcext:value-type="float">
            <text:p>0.000</text:p>
          </table:table-cell>
          <table:table-cell table:formula="of:=[.P190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95]&gt;[.C194]" office:value-type="float" office:value="0" calcext:value-type="float">
            <text:p>0.000</text:p>
          </table:table-cell>
          <table:table-cell table:formula="of:=[.E195]&lt;[.E194]" office:value-type="float" office:value="0" calcext:value-type="float">
            <text:p>0.000</text:p>
          </table:table-cell>
          <table:table-cell office:value-type="float" office:value="192" calcext:value-type="float">
            <text:p>192</text:p>
          </table:table-cell>
          <table:table-cell table:formula="of:=INDIRECT([.V195] &amp; [.X195])" office:value-type="float" office:value="0" calcext:value-type="float">
            <text:p>0.000</text:p>
          </table:table-cell>
          <table:table-cell table:formula="of:=INDIRECT([.W195] &amp; [.X195])" office:value-type="float" office:value="0" calcext:value-type="float">
            <text:p>0.000</text:p>
          </table:table-cell>
          <table:table-cell table:formula="of:=[.P191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96]&gt;[.C195]" office:value-type="float" office:value="0" calcext:value-type="float">
            <text:p>0.000</text:p>
          </table:table-cell>
          <table:table-cell table:formula="of:=[.E196]&lt;[.E195]" office:value-type="float" office:value="0" calcext:value-type="float">
            <text:p>0.000</text:p>
          </table:table-cell>
          <table:table-cell office:value-type="float" office:value="193" calcext:value-type="float">
            <text:p>193</text:p>
          </table:table-cell>
          <table:table-cell table:formula="of:=INDIRECT([.V196] &amp; [.X196])" office:value-type="float" office:value="0" calcext:value-type="float">
            <text:p>0.000</text:p>
          </table:table-cell>
          <table:table-cell table:formula="of:=INDIRECT([.W196] &amp; [.X196])" office:value-type="float" office:value="0" calcext:value-type="float">
            <text:p>0.000</text:p>
          </table:table-cell>
          <table:table-cell table:formula="of:=[.P192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97]&gt;[.C196]" office:value-type="float" office:value="0" calcext:value-type="float">
            <text:p>0.000</text:p>
          </table:table-cell>
          <table:table-cell table:formula="of:=[.E197]&lt;[.E196]" office:value-type="float" office:value="0" calcext:value-type="float">
            <text:p>0.000</text:p>
          </table:table-cell>
          <table:table-cell office:value-type="float" office:value="194" calcext:value-type="float">
            <text:p>194</text:p>
          </table:table-cell>
          <table:table-cell table:formula="of:=INDIRECT([.V197] &amp; [.X197])" office:value-type="float" office:value="0" calcext:value-type="float">
            <text:p>0.000</text:p>
          </table:table-cell>
          <table:table-cell table:formula="of:=INDIRECT([.W197] &amp; [.X197])" office:value-type="float" office:value="0" calcext:value-type="float">
            <text:p>0.000</text:p>
          </table:table-cell>
          <table:table-cell table:formula="of:=[.P193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98]&gt;[.C197]" office:value-type="float" office:value="0" calcext:value-type="float">
            <text:p>0.000</text:p>
          </table:table-cell>
          <table:table-cell table:formula="of:=[.E198]&lt;[.E197]" office:value-type="float" office:value="0" calcext:value-type="float">
            <text:p>0.000</text:p>
          </table:table-cell>
          <table:table-cell office:value-type="float" office:value="195" calcext:value-type="float">
            <text:p>195</text:p>
          </table:table-cell>
          <table:table-cell table:formula="of:=INDIRECT([.V198] &amp; [.X198])" office:value-type="float" office:value="0" calcext:value-type="float">
            <text:p>0.000</text:p>
          </table:table-cell>
          <table:table-cell table:formula="of:=INDIRECT([.W198] &amp; [.X198])" office:value-type="float" office:value="0" calcext:value-type="float">
            <text:p>0.000</text:p>
          </table:table-cell>
          <table:table-cell table:formula="of:=[.P194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199]&gt;[.C198]" office:value-type="float" office:value="0" calcext:value-type="float">
            <text:p>0.000</text:p>
          </table:table-cell>
          <table:table-cell table:formula="of:=[.E199]&lt;[.E198]" office:value-type="float" office:value="0" calcext:value-type="float">
            <text:p>0.000</text:p>
          </table:table-cell>
          <table:table-cell office:value-type="float" office:value="196" calcext:value-type="float">
            <text:p>196</text:p>
          </table:table-cell>
          <table:table-cell table:formula="of:=INDIRECT([.V199] &amp; [.X199])" office:value-type="float" office:value="0" calcext:value-type="float">
            <text:p>0.000</text:p>
          </table:table-cell>
          <table:table-cell table:formula="of:=INDIRECT([.W199] &amp; [.X199])" office:value-type="float" office:value="0" calcext:value-type="float">
            <text:p>0.000</text:p>
          </table:table-cell>
          <table:table-cell table:formula="of:=[.P195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200]&gt;[.C199]" office:value-type="float" office:value="0" calcext:value-type="float">
            <text:p>0.000</text:p>
          </table:table-cell>
          <table:table-cell table:formula="of:=[.E200]&lt;[.E199]" office:value-type="float" office:value="0" calcext:value-type="float">
            <text:p>0.000</text:p>
          </table:table-cell>
          <table:table-cell office:value-type="float" office:value="197" calcext:value-type="float">
            <text:p>197</text:p>
          </table:table-cell>
          <table:table-cell table:formula="of:=INDIRECT([.V200] &amp; [.X200])" office:value-type="float" office:value="0" calcext:value-type="float">
            <text:p>0.000</text:p>
          </table:table-cell>
          <table:table-cell table:formula="of:=INDIRECT([.W200] &amp; [.X200])" office:value-type="float" office:value="0" calcext:value-type="float">
            <text:p>0.000</text:p>
          </table:table-cell>
          <table:table-cell table:formula="of:=[.P196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C201]&gt;[.C200]" office:value-type="float" office:value="0" calcext:value-type="float">
            <text:p>0.000</text:p>
          </table:table-cell>
          <table:table-cell table:formula="of:=[.E201]&lt;[.E200]" office:value-type="float" office:value="0" calcext:value-type="float">
            <text:p>0.000</text:p>
          </table:table-cell>
          <table:table-cell office:value-type="float" office:value="198" calcext:value-type="float">
            <text:p>198</text:p>
          </table:table-cell>
          <table:table-cell table:formula="of:=INDIRECT([.V201] &amp; [.X201])" office:value-type="float" office:value="0" calcext:value-type="float">
            <text:p>0.000</text:p>
          </table:table-cell>
          <table:table-cell table:formula="of:=INDIRECT([.W201] &amp; [.X201])" office:value-type="float" office:value="0" calcext:value-type="float">
            <text:p>0.000</text:p>
          </table:table-cell>
          <table:table-cell table:formula="of:=[.P197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101" calcext:value-type="float">
            <text:p>101</text:p>
          </table:table-cell>
          <table:table-cell table:number-columns-repeated="5"/>
        </table:table-row>
        <table:table-row table:style-name="ro1" table:number-rows-repeated="1048374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5">00/00/0000</text:date>, <text:time style:data-style-name="N2" text:time-value="12:33:35.100173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1-25T18:17:15.079639007</dc:date>
    <meta:editing-duration>PT19H28M45S</meta:editing-duration>
    <meta:editing-cycles>35</meta:editing-cycles>
    <meta:document-statistic meta:table-count="1" meta:cell-count="2387" meta:object-count="0"/>
  </office:meta>
</office:document-meta>
</file>